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413cm"/>
    </style:style>
    <style:style style:name="表格13.B" style:family="table-column">
      <style:table-column-properties style:column-width="2.526cm"/>
    </style:style>
    <style:style style:name="表格13.C" style:family="table-column">
      <style:table-column-properties style:column-width="11.07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C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C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666cm"/>
    </style:style>
    <style:style style:name="表格7.B" style:family="table-column">
      <style:table-column-properties style:column-width="1.928cm"/>
    </style:style>
    <style:style style:name="表格7.C" style:family="table-column">
      <style:table-column-properties style:column-width="9.419cm"/>
    </style:style>
    <style:style style:name="表格7.A1" style:family="table-cell">
      <style:table-cell-properties fo:padding="0.097cm" fo:border-left="1pt ridge #000000" fo:border-right="none" fo:border-top="1pt ridge #000000" fo:border-bottom="1pt ridge #000000"/>
    </style:style>
    <style:style style:name="表格7.C1" style:family="table-cell">
      <style:table-cell-properties fo:padding="0.097cm" fo:border="1pt ridge #000000"/>
    </style:style>
    <style:style style:name="表格7.A2" style:family="table-cell">
      <style:table-cell-properties fo:padding="0.097cm" fo:border-left="1pt ridge #000000" fo:border-right="none" fo:border-top="none" fo:border-bottom="1pt ridge #000000"/>
    </style:style>
    <style:style style:name="表格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style:vertical-align="" fo:padding="0.097cm" fo:border-left="1pt ridge #000000" fo:border-right="none" fo:border-top="1pt ridge #000000" fo:border-bottom="1pt ridge #000000"/>
    </style:style>
    <style:style style:name="表格2.C1" style:family="table-cell">
      <style:table-cell-properties style:vertical-align="" fo:padding="0.097cm" fo:border="1pt ridge #000000"/>
    </style:style>
    <style:style style:name="表格2.A2" style:family="table-cell">
      <style:table-cell-properties style:vertical-align="" fo:padding="0.097cm" fo:border-left="1pt ridge #000000" fo:border-right="none" fo:border-top="none" fo:border-bottom="1pt ridge #000000"/>
    </style:style>
    <style:style style:name="表格2.C2" style:family="table-cell">
      <style:table-cell-properties style:vertical-align="" fo:padding="0.097cm" fo:border-left="1pt ridge #000000" fo:border-right="1pt ridge #000000" fo:border-top="none" fo:border-bottom="1pt ridge #000000"/>
    </style:style>
    <style:style style:name="表格2.C5" style:family="table-cell">
      <style:table-cell-properties fo:padding="0.097cm" fo:border-left="1pt ridge #000000" fo:border-right="1pt ridge #000000" fo:border-top="none" fo:border-bottom="1pt ridge #000000"/>
    </style:style>
    <style:style style:name="表格2.C6" style:family="table-cell">
      <style:table-cell-properties fo:padding="0.097cm" fo:border-left="1pt ridge #000000" fo:border-right="1pt ridge #000000" fo:border-top="none" fo:border-bottom="1pt ridge #000000"/>
    </style:style>
    <style:style style:name="表格2.B7" style:family="table-cell">
      <style:table-cell-properties fo:padding="0.097cm" fo:border-left="1pt ridge #000000" fo:border-right="none" fo:border-top="none" fo:border-bottom="1pt ridge #000000"/>
    </style:style>
    <style:style style:name="表格2.C7" style:family="table-cell">
      <style:table-cell-properties fo:padding="0.097cm" fo:border-left="1pt ridge #000000" fo:border-right="1pt ridge #000000" fo:border-top="none" fo:border-bottom="1pt ridge #000000"/>
    </style:style>
    <style:style style:name="表格2.A8" style:family="table-cell">
      <style:table-cell-properties fo:padding="0.097cm" fo:border-left="1pt ridge #000000" fo:border-right="none" fo:border-top="none" fo:border-bottom="1pt ridge #000000"/>
    </style:style>
    <style:style style:name="表格2.B8" style:family="table-cell">
      <style:table-cell-properties fo:padding="0.097cm" fo:border-left="1pt ridge #000000" fo:border-right="none" fo:border-top="none" fo:border-bottom="1pt ridge #000000"/>
    </style:style>
    <style:style style:name="表格2.C8" style:family="table-cell">
      <style:table-cell-properties fo:padding="0.097cm" fo:border-left="1pt ridge #000000" fo:border-right="1pt ridge #000000" fo:border-top="none" fo:border-bottom="1pt ridge #000000"/>
    </style:style>
    <style:style style:name="表格2.A9" style:family="table-cell">
      <style:table-cell-properties fo:padding="0.097cm" fo:border-left="1pt ridge #000000" fo:border-right="none" fo:border-top="none" fo:border-bottom="1pt ridge #000000"/>
    </style:style>
    <style:style style:name="表格2.B9" style:family="table-cell">
      <style:table-cell-properties fo:padding="0.097cm" fo:border-left="1pt ridge #000000" fo:border-right="none" fo:border-top="none" fo:border-bottom="1pt ridge #000000"/>
    </style:style>
    <style:style style:name="表格2.C9" style:family="table-cell">
      <style:table-cell-properties fo:padding="0.097cm" fo:border-left="1pt ridge #000000" fo:border-right="1pt ridge #000000" fo:border-top="none" fo:border-bottom="1pt ridge #000000"/>
    </style:style>
    <style:style style:name="表格2.A10" style:family="table-cell">
      <style:table-cell-properties fo:padding="0.097cm" fo:border-left="1pt ridge #000000" fo:border-right="none" fo:border-top="none" fo:border-bottom="1pt ridge #000000"/>
    </style:style>
    <style:style style:name="表格2.B10" style:family="table-cell">
      <style:table-cell-properties fo:padding="0.097cm" fo:border-left="1pt ridge #000000" fo:border-right="none" fo:border-top="none" fo:border-bottom="1pt ridge #000000"/>
    </style:style>
    <style:style style:name="表格2.C10" style:family="table-cell">
      <style:table-cell-properties fo:padding="0.097cm" fo:border-left="1pt ridge #000000" fo:border-right="1pt ridge #000000" fo:border-top="none" fo:border-bottom="1pt ridge #000000"/>
    </style:style>
    <style:style style:name="表格2.A11" style:family="table-cell">
      <style:table-cell-properties fo:padding="0.097cm" fo:border-left="1pt ridge #000000" fo:border-right="none" fo:border-top="none" fo:border-bottom="1pt ridge #000000"/>
    </style:style>
    <style:style style:name="表格2.B11" style:family="table-cell">
      <style:table-cell-properties fo:padding="0.097cm" fo:border-left="1pt ridge #000000" fo:border-right="none" fo:border-top="none" fo:border-bottom="1pt ridge #000000"/>
    </style:style>
    <style:style style:name="表格2.C11" style:family="table-cell">
      <style:table-cell-properties fo:padding="0.097cm" fo:border-left="1pt ridge #000000" fo:border-right="1pt ridge #000000" fo:border-top="none" fo:border-bottom="1pt ridge #000000"/>
    </style:style>
    <style:style style:name="表格2.A12" style:family="table-cell">
      <style:table-cell-properties fo:padding="0.097cm" fo:border-left="1pt ridge #000000" fo:border-right="none" fo:border-top="none" fo:border-bottom="1pt ridge #000000"/>
    </style:style>
    <style:style style:name="表格2.B12" style:family="table-cell">
      <style:table-cell-properties fo:padding="0.097cm" fo:border-left="1pt ridge #000000" fo:border-right="none" fo:border-top="none" fo:border-bottom="1pt ridge #000000"/>
    </style:style>
    <style:style style:name="表格2.C12" style:family="table-cell">
      <style:table-cell-properties fo:padding="0.097cm" fo:border-left="1pt ridge #000000" fo:border-right="1pt ridge #000000" fo:border-top="none" fo:border-bottom="1pt ridge #000000"/>
    </style:style>
    <style:style style:name="表格2.A13" style:family="table-cell">
      <style:table-cell-properties fo:padding="0.097cm" fo:border-left="1pt ridge #000000" fo:border-right="none" fo:border-top="none" fo:border-bottom="1pt ridge #000000"/>
    </style:style>
    <style:style style:name="表格2.B13" style:family="table-cell">
      <style:table-cell-properties fo:padding="0.097cm" fo:border-left="1pt ridge #000000" fo:border-right="none" fo:border-top="none" fo:border-bottom="1pt ridge #000000"/>
    </style:style>
    <style:style style:name="表格2.C13" style:family="table-cell">
      <style:table-cell-properties fo:padding="0.097cm" fo:border-left="1pt ridge #000000" fo:border-right="1pt ridge #000000" fo:border-top="none" fo:border-bottom="1pt ridge #000000"/>
    </style:style>
    <style:style style:name="表格2.A14" style:family="table-cell">
      <style:table-cell-properties fo:padding="0.097cm" fo:border-left="1pt ridge #000000" fo:border-right="none" fo:border-top="none" fo:border-bottom="1pt ridge #000000"/>
    </style:style>
    <style:style style:name="表格2.B14" style:family="table-cell">
      <style:table-cell-properties fo:padding="0.097cm" fo:border-left="1pt ridge #000000" fo:border-right="none" fo:border-top="none" fo:border-bottom="1pt ridge #000000"/>
    </style:style>
    <style:style style:name="表格2.C14" style:family="table-cell">
      <style:table-cell-properties fo:padding="0.097cm" fo:border-left="1pt ridge #000000" fo:border-right="1pt ridge #000000" fo:border-top="none" fo:border-bottom="1pt ridge #000000"/>
    </style:style>
    <style:style style:name="表格2.A15" style:family="table-cell">
      <style:table-cell-properties fo:padding="0.097cm" fo:border-left="1pt ridge #000000" fo:border-right="none" fo:border-top="none" fo:border-bottom="1pt ridge #000000"/>
    </style:style>
    <style:style style:name="表格2.B15" style:family="table-cell">
      <style:table-cell-properties fo:padding="0.097cm" fo:border-left="1pt ridge #000000" fo:border-right="none" fo:border-top="none" fo:border-bottom="1pt ridge #000000"/>
    </style:style>
    <style:style style:name="表格2.C15" style:family="table-cell">
      <style:table-cell-properties fo:padding="0.097cm" fo:border-left="1pt ridge #000000" fo:border-right="1pt ridge #000000" fo:border-top="none" fo:border-bottom="1pt ridge #000000"/>
    </style:style>
    <style:style style:name="表格2.A16" style:family="table-cell">
      <style:table-cell-properties fo:padding="0.097cm" fo:border-left="1pt ridge #000000" fo:border-right="none" fo:border-top="none" fo:border-bottom="1pt ridge #000000"/>
    </style:style>
    <style:style style:name="表格2.B16" style:family="table-cell">
      <style:table-cell-properties fo:padding="0.097cm" fo:border-left="1pt ridge #000000" fo:border-right="none" fo:border-top="none" fo:border-bottom="1pt ridge #000000"/>
    </style:style>
    <style:style style:name="表格2.C16" style:family="table-cell">
      <style:table-cell-properties fo:padding="0.097cm" fo:border-left="1pt ridge #000000" fo:border-right="1pt ridge #000000" fo:border-top="none" fo:border-bottom="1pt ridge #000000"/>
    </style:style>
    <style:style style:name="表格2.A17" style:family="table-cell">
      <style:table-cell-properties fo:padding="0.097cm" fo:border-left="1pt ridge #000000" fo:border-right="none" fo:border-top="none" fo:border-bottom="1pt ridge #000000"/>
    </style:style>
    <style:style style:name="表格2.B17" style:family="table-cell">
      <style:table-cell-properties fo:padding="0.097cm" fo:border-left="1pt ridge #000000" fo:border-right="none" fo:border-top="none" fo:border-bottom="1pt ridge #000000"/>
    </style:style>
    <style:style style:name="表格2.C17" style:family="table-cell">
      <style:table-cell-properties fo:padding="0.097cm" fo:border-left="1pt ridge #000000" fo:border-right="1pt ridge #000000" fo:border-top="none" fo:border-bottom="1pt ridge #000000"/>
    </style:style>
    <style:style style:name="表格2.A18" style:family="table-cell">
      <style:table-cell-properties fo:padding="0.097cm" fo:border-left="1pt ridge #000000" fo:border-right="none" fo:border-top="none" fo:border-bottom="1pt ridge #000000"/>
    </style:style>
    <style:style style:name="表格2.B18" style:family="table-cell">
      <style:table-cell-properties fo:padding="0.097cm" fo:border-left="1pt ridge #000000" fo:border-right="none" fo:border-top="none" fo:border-bottom="1pt ridge #000000"/>
    </style:style>
    <style:style style:name="表格2.C18" style:family="table-cell">
      <style:table-cell-properties fo:padding="0.097cm" fo:border-left="1pt ridge #000000" fo:border-right="1pt ridge #000000" fo:border-top="none" fo:border-bottom="1pt ridge #000000"/>
    </style:style>
    <style:style style:name="表格2.A19" style:family="table-cell">
      <style:table-cell-properties fo:padding="0.097cm" fo:border-left="1pt ridge #000000" fo:border-right="none" fo:border-top="none" fo:border-bottom="1pt ridge #000000"/>
    </style:style>
    <style:style style:name="表格2.B19" style:family="table-cell">
      <style:table-cell-properties fo:padding="0.097cm" fo:border-left="1pt ridge #000000" fo:border-right="none" fo:border-top="none" fo:border-bottom="1pt ridge #000000"/>
    </style:style>
    <style:style style:name="表格2.C19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1.928cm"/>
    </style:style>
    <style:style style:name="表格6.C" style:family="table-column">
      <style:table-column-properties style:column-width="9.419cm"/>
    </style:style>
    <style:style style:name="表格6.A1" style:family="table-cell">
      <style:table-cell-properties fo:padding="0.097cm" fo:border-left="1pt ridge #000000" fo:border-right="none" fo:border-top="1pt ridge #000000" fo:border-bottom="1pt ridge #000000"/>
    </style:style>
    <style:style style:name="表格6.C1" style:family="table-cell">
      <style:table-cell-properties fo:padding="0.097cm" fo:border="1pt ridge #000000"/>
    </style:style>
    <style:style style:name="表格6.A2" style:family="table-cell">
      <style:table-cell-properties fo:padding="0.097cm" fo:border-left="1pt ridge #000000" fo:border-right="none" fo:border-top="none" fo:border-bottom="1pt ridge #000000"/>
    </style:style>
    <style:style style:name="表格6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表格4.8" style:family="table-row">
      <style:table-row-properties style:min-row-height="0.792cm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5.666cm"/>
    </style:style>
    <style:style style:name="表格12.B" style:family="table-column">
      <style:table-column-properties style:column-width="1.928cm"/>
    </style:style>
    <style:style style:name="表格12.C" style:family="table-column">
      <style:table-column-properties style:column-width="9.419cm"/>
    </style:style>
    <style:style style:name="表格12.A1" style:family="table-cell">
      <style:table-cell-properties fo:padding="0.097cm" fo:border-left="1pt ridge #000000" fo:border-right="none" fo:border-top="1pt ridge #000000" fo:border-bottom="1pt ridge #000000"/>
    </style:style>
    <style:style style:name="表格12.C1" style:family="table-cell">
      <style:table-cell-properties fo:padding="0.097cm" fo:border="1pt ridge #000000"/>
    </style:style>
    <style:style style:name="表格12.A2" style:family="table-cell">
      <style:table-cell-properties fo:padding="0.097cm" fo:border-left="1pt ridge #000000" fo:border-right="none" fo:border-top="none" fo:border-bottom="1pt ridge #000000"/>
    </style:style>
    <style:style style:name="表格12.C2" style:family="table-cell">
      <style:table-cell-properties fo:padding="0.097cm" fo:border-left="1pt ridge #000000" fo:border-right="1pt ridge #000000" fo:border-top="none" fo:border-bottom="1pt ridge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5.666cm"/>
    </style:style>
    <style:style style:name="表格5.B" style:family="table-column">
      <style:table-column-properties style:column-width="1.928cm"/>
    </style:style>
    <style:style style:name="表格5.C" style:family="table-column">
      <style:table-column-properties style:column-width="9.419cm"/>
    </style:style>
    <style:style style:name="表格5.A1" style:family="table-cell">
      <style:table-cell-properties fo:padding="0.097cm" fo:border-left="1pt ridge #000000" fo:border-right="none" fo:border-top="1pt ridge #000000" fo:border-bottom="1pt ridge #000000"/>
    </style:style>
    <style:style style:name="表格5.C1" style:family="table-cell">
      <style:table-cell-properties fo:padding="0.097cm" fo:border="1pt ridge #000000"/>
    </style:style>
    <style:style style:name="表格5.A2" style:family="table-cell">
      <style:table-cell-properties fo:padding="0.097cm" fo:border-left="1pt ridge #000000" fo:border-right="none" fo:border-top="none" fo:border-bottom="1pt ridge #000000"/>
    </style:style>
    <style:style style:name="表格5.C2" style:family="table-cell">
      <style:table-cell-properties fo:padding="0.097cm" fo:border-left="1pt ridge #000000" fo:border-right="1pt ridge #000000" fo:border-top="none" fo:border-bottom="1pt ridge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5.666cm"/>
    </style:style>
    <style:style style:name="表格8.B" style:family="table-column">
      <style:table-column-properties style:column-width="1.928cm"/>
    </style:style>
    <style:style style:name="表格8.C" style:family="table-column">
      <style:table-column-properties style:column-width="9.419cm"/>
    </style:style>
    <style:style style:name="表格8.A1" style:family="table-cell">
      <style:table-cell-properties fo:padding="0.097cm" fo:border-left="1pt ridge #000000" fo:border-right="none" fo:border-top="1pt ridge #000000" fo:border-bottom="1pt ridge #000000"/>
    </style:style>
    <style:style style:name="表格8.C1" style:family="table-cell">
      <style:table-cell-properties fo:padding="0.097cm" fo:border="1pt ridge #000000"/>
    </style:style>
    <style:style style:name="表格8.A2" style:family="table-cell">
      <style:table-cell-properties fo:padding="0.097cm" fo:border-left="1pt ridge #000000" fo:border-right="none" fo:border-top="none" fo:border-bottom="1pt ridge #000000"/>
    </style:style>
    <style:style style:name="表格8.C2" style:family="table-cell">
      <style:table-cell-properties fo:padding="0.097cm" fo:border-left="1pt ridge #000000" fo:border-right="1pt ridge #000000" fo:border-top="none" fo:border-bottom="1pt ridge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5.666cm"/>
    </style:style>
    <style:style style:name="表格9.B" style:family="table-column">
      <style:table-column-properties style:column-width="1.928cm"/>
    </style:style>
    <style:style style:name="表格9.C" style:family="table-column">
      <style:table-column-properties style:column-width="9.419cm"/>
    </style:style>
    <style:style style:name="表格9.A1" style:family="table-cell">
      <style:table-cell-properties fo:padding="0.097cm" fo:border-left="1pt ridge #000000" fo:border-right="none" fo:border-top="1pt ridge #000000" fo:border-bottom="1pt ridge #000000"/>
    </style:style>
    <style:style style:name="表格9.C1" style:family="table-cell">
      <style:table-cell-properties fo:padding="0.097cm" fo:border="1pt ridge #000000"/>
    </style:style>
    <style:style style:name="表格9.A2" style:family="table-cell">
      <style:table-cell-properties fo:padding="0.097cm" fo:border-left="1pt ridge #000000" fo:border-right="none" fo:border-top="none" fo:border-bottom="1pt ridge #000000"/>
    </style:style>
    <style:style style:name="表格9.C2" style:family="table-cell">
      <style:table-cell-properties fo:padding="0.097cm" fo:border-left="1pt ridge #000000" fo:border-right="1pt ridge #000000" fo:border-top="none" fo:border-bottom="1pt ridge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666cm"/>
    </style:style>
    <style:style style:name="表格10.B" style:family="table-column">
      <style:table-column-properties style:column-width="1.928cm"/>
    </style:style>
    <style:style style:name="表格10.C" style:family="table-column">
      <style:table-column-properties style:column-width="9.419cm"/>
    </style:style>
    <style:style style:name="表格10.A1" style:family="table-cell">
      <style:table-cell-properties fo:padding="0.097cm" fo:border-left="1pt ridge #000000" fo:border-right="none" fo:border-top="1pt ridge #000000" fo:border-bottom="1pt ridge #000000"/>
    </style:style>
    <style:style style:name="表格10.C1" style:family="table-cell">
      <style:table-cell-properties fo:padding="0.097cm" fo:border="1pt ridge #000000"/>
    </style:style>
    <style:style style:name="表格10.A2" style:family="table-cell">
      <style:table-cell-properties fo:padding="0.097cm" fo:border-left="1pt ridge #000000" fo:border-right="none" fo:border-top="none" fo:border-bottom="1pt ridge #000000"/>
    </style:style>
    <style:style style:name="表格10.C2" style:family="table-cell">
      <style:table-cell-properties fo:padding="0.097cm" fo:border-left="1pt ridge #000000" fo:border-right="1pt ridge #000000" fo:border-top="none" fo:border-bottom="1pt ridge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5.666cm"/>
    </style:style>
    <style:style style:name="表格14.B" style:family="table-column">
      <style:table-column-properties style:column-width="1.928cm"/>
    </style:style>
    <style:style style:name="表格14.C" style:family="table-column">
      <style:table-column-properties style:column-width="9.419cm"/>
    </style:style>
    <style:style style:name="表格14.A1" style:family="table-cell">
      <style:table-cell-properties fo:padding="0.097cm" fo:border-left="1pt ridge #000000" fo:border-right="none" fo:border-top="1pt ridge #000000" fo:border-bottom="1pt ridge #000000"/>
    </style:style>
    <style:style style:name="表格14.C1" style:family="table-cell">
      <style:table-cell-properties fo:padding="0.097cm" fo:border="1pt ridge #000000"/>
    </style:style>
    <style:style style:name="表格14.A2" style:family="table-cell">
      <style:table-cell-properties fo:padding="0.097cm" fo:border-left="1pt ridge #000000" fo:border-right="none" fo:border-top="none" fo:border-bottom="1pt ridge #000000"/>
    </style:style>
    <style:style style:name="表格14.C2" style:family="table-cell">
      <style:table-cell-properties fo:padding="0.097cm" fo:border-left="1pt ridge #000000" fo:border-right="1pt ridge #000000" fo:border-top="none" fo:border-bottom="1pt ridge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5.666cm"/>
    </style:style>
    <style:style style:name="表格15.B" style:family="table-column">
      <style:table-column-properties style:column-width="1.928cm"/>
    </style:style>
    <style:style style:name="表格15.C" style:family="table-column">
      <style:table-column-properties style:column-width="9.419cm"/>
    </style:style>
    <style:style style:name="表格15.A1" style:family="table-cell">
      <style:table-cell-properties fo:padding="0.097cm" fo:border-left="1pt ridge #000000" fo:border-right="none" fo:border-top="1pt ridge #000000" fo:border-bottom="1pt ridge #000000"/>
    </style:style>
    <style:style style:name="表格15.C1" style:family="table-cell">
      <style:table-cell-properties fo:padding="0.097cm" fo:border="1pt ridge #000000"/>
    </style:style>
    <style:style style:name="表格15.A2" style:family="table-cell">
      <style:table-cell-properties fo:padding="0.097cm" fo:border-left="1pt ridge #000000" fo:border-right="none" fo:border-top="none" fo:border-bottom="1pt ridge #000000"/>
    </style:style>
    <style:style style:name="表格15.C2" style:family="table-cell">
      <style:table-cell-properties fo:padding="0.097cm" fo:border-left="1pt ridge #000000" fo:border-right="1pt ridge #000000" fo:border-top="none" fo:border-bottom="1pt ridge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5.666cm"/>
    </style:style>
    <style:style style:name="表格19.B" style:family="table-column">
      <style:table-column-properties style:column-width="1.928cm"/>
    </style:style>
    <style:style style:name="表格19.C" style:family="table-column">
      <style:table-column-properties style:column-width="9.419cm"/>
    </style:style>
    <style:style style:name="表格19.A1" style:family="table-cell">
      <style:table-cell-properties fo:padding="0.097cm" fo:border-left="1pt ridge #000000" fo:border-right="none" fo:border-top="1pt ridge #000000" fo:border-bottom="1pt ridge #000000"/>
    </style:style>
    <style:style style:name="表格19.C1" style:family="table-cell">
      <style:table-cell-properties fo:padding="0.097cm" fo:border="1pt ridge #000000"/>
    </style:style>
    <style:style style:name="表格19.A2" style:family="table-cell">
      <style:table-cell-properties fo:padding="0.097cm" fo:border-left="1pt ridge #000000" fo:border-right="none" fo:border-top="none" fo:border-bottom="1pt ridge #000000"/>
    </style:style>
    <style:style style:name="表格19.C2" style:family="table-cell">
      <style:table-cell-properties fo:padding="0.097cm" fo:border-left="1pt ridge #000000" fo:border-right="1pt ridge #000000" fo:border-top="none" fo:border-bottom="1pt ridge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5.666cm"/>
    </style:style>
    <style:style style:name="表格20.B" style:family="table-column">
      <style:table-column-properties style:column-width="1.928cm"/>
    </style:style>
    <style:style style:name="表格20.C" style:family="table-column">
      <style:table-column-properties style:column-width="9.419cm"/>
    </style:style>
    <style:style style:name="表格20.A1" style:family="table-cell">
      <style:table-cell-properties fo:padding="0.097cm" fo:border-left="1pt ridge #000000" fo:border-right="none" fo:border-top="1pt ridge #000000" fo:border-bottom="1pt ridge #000000"/>
    </style:style>
    <style:style style:name="表格20.C1" style:family="table-cell">
      <style:table-cell-properties fo:padding="0.097cm" fo:border="1pt ridge #000000"/>
    </style:style>
    <style:style style:name="表格20.A2" style:family="table-cell">
      <style:table-cell-properties fo:padding="0.097cm" fo:border-left="1pt ridge #000000" fo:border-right="none" fo:border-top="none" fo:border-bottom="1pt ridge #000000"/>
    </style:style>
    <style:style style:name="表格20.C2" style:family="table-cell">
      <style:table-cell-properties fo:padding="0.097cm" fo:border-left="1pt ridge #000000" fo:border-right="1pt ridge #000000" fo:border-top="none" fo:border-bottom="1pt ridge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5.666cm"/>
    </style:style>
    <style:style style:name="表格21.B" style:family="table-column">
      <style:table-column-properties style:column-width="1.928cm"/>
    </style:style>
    <style:style style:name="表格21.C" style:family="table-column">
      <style:table-column-properties style:column-width="9.419cm"/>
    </style:style>
    <style:style style:name="表格21.A1" style:family="table-cell">
      <style:table-cell-properties fo:padding="0.097cm" fo:border-left="1pt ridge #000000" fo:border-right="none" fo:border-top="1pt ridge #000000" fo:border-bottom="1pt ridge #000000"/>
    </style:style>
    <style:style style:name="表格21.C1" style:family="table-cell">
      <style:table-cell-properties fo:padding="0.097cm" fo:border="1pt ridge #000000"/>
    </style:style>
    <style:style style:name="表格21.A2" style:family="table-cell">
      <style:table-cell-properties fo:padding="0.097cm" fo:border-left="1pt ridge #000000" fo:border-right="none" fo:border-top="none" fo:border-bottom="1pt ridge #000000"/>
    </style:style>
    <style:style style:name="表格21.C2" style:family="table-cell">
      <style:table-cell-properties fo:padding="0.097cm" fo:border-left="1pt ridge #000000" fo:border-right="1pt ridge #000000" fo:border-top="none" fo:border-bottom="1pt ridge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5.666cm"/>
    </style:style>
    <style:style style:name="表格22.B" style:family="table-column">
      <style:table-column-properties style:column-width="1.928cm"/>
    </style:style>
    <style:style style:name="表格22.C" style:family="table-column">
      <style:table-column-properties style:column-width="9.419cm"/>
    </style:style>
    <style:style style:name="表格22.A1" style:family="table-cell">
      <style:table-cell-properties fo:padding="0.097cm" fo:border-left="1pt ridge #000000" fo:border-right="none" fo:border-top="1pt ridge #000000" fo:border-bottom="1pt ridge #000000"/>
    </style:style>
    <style:style style:name="表格22.C1" style:family="table-cell">
      <style:table-cell-properties fo:padding="0.097cm" fo:border="1pt ridge #000000"/>
    </style:style>
    <style:style style:name="表格22.A2" style:family="table-cell">
      <style:table-cell-properties fo:padding="0.097cm" fo:border-left="1pt ridge #000000" fo:border-right="none" fo:border-top="none" fo:border-bottom="1pt ridge #000000"/>
    </style:style>
    <style:style style:name="表格22.C2" style:family="table-cell">
      <style:table-cell-properties fo:padding="0.097cm" fo:border-left="1pt ridge #000000" fo:border-right="1pt ridge #000000" fo:border-top="none" fo:border-bottom="1pt ridge #000000"/>
    </style:style>
    <style:style style:name="表格23" style:family="table">
      <style:table-properties style:width="17.013cm" fo:margin-left="0cm" table:align="left"/>
    </style:style>
    <style:style style:name="表格23.A" style:family="table-column">
      <style:table-column-properties style:column-width="5.666cm"/>
    </style:style>
    <style:style style:name="表格23.B" style:family="table-column">
      <style:table-column-properties style:column-width="1.928cm"/>
    </style:style>
    <style:style style:name="表格23.C" style:family="table-column">
      <style:table-column-properties style:column-width="9.419cm"/>
    </style:style>
    <style:style style:name="表格23.A1" style:family="table-cell">
      <style:table-cell-properties fo:padding="0.097cm" fo:border-left="1pt ridge #000000" fo:border-right="none" fo:border-top="1pt ridge #000000" fo:border-bottom="1pt ridge #000000"/>
    </style:style>
    <style:style style:name="表格23.C1" style:family="table-cell">
      <style:table-cell-properties fo:padding="0.097cm" fo:border="1pt ridge #000000"/>
    </style:style>
    <style:style style:name="表格23.A2" style:family="table-cell">
      <style:table-cell-properties fo:padding="0.097cm" fo:border-left="1pt ridge #000000" fo:border-right="none" fo:border-top="none" fo:border-bottom="1pt ridge #000000"/>
    </style:style>
    <style:style style:name="表格23.C2" style:family="table-cell">
      <style:table-cell-properties fo:padding="0.097cm" fo:border-left="1pt ridge #000000" fo:border-right="1pt ridge #000000" fo:border-top="none" fo:border-bottom="1pt ridge #000000"/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5.666cm"/>
    </style:style>
    <style:style style:name="表格24.B" style:family="table-column">
      <style:table-column-properties style:column-width="1.928cm"/>
    </style:style>
    <style:style style:name="表格24.C" style:family="table-column">
      <style:table-column-properties style:column-width="9.419cm"/>
    </style:style>
    <style:style style:name="表格24.A1" style:family="table-cell">
      <style:table-cell-properties fo:padding="0.097cm" fo:border-left="1pt ridge #000000" fo:border-right="none" fo:border-top="1pt ridge #000000" fo:border-bottom="1pt ridge #000000"/>
    </style:style>
    <style:style style:name="表格24.C1" style:family="table-cell">
      <style:table-cell-properties fo:padding="0.097cm" fo:border="1pt ridge #000000"/>
    </style:style>
    <style:style style:name="表格24.A2" style:family="table-cell">
      <style:table-cell-properties fo:padding="0.097cm" fo:border-left="1pt ridge #000000" fo:border-right="none" fo:border-top="none" fo:border-bottom="1pt ridge #000000"/>
    </style:style>
    <style:style style:name="表格24.C2" style:family="table-cell">
      <style:table-cell-properties fo:padding="0.097cm" fo:border-left="1pt ridge #000000" fo:border-right="1pt ridge #000000" fo:border-top="none" fo:border-bottom="1pt ridge #000000"/>
    </style:style>
    <style:style style:name="表格25" style:family="table">
      <style:table-properties style:width="17.013cm" fo:margin-left="0cm" table:align="left"/>
    </style:style>
    <style:style style:name="表格25.A" style:family="table-column">
      <style:table-column-properties style:column-width="5.666cm"/>
    </style:style>
    <style:style style:name="表格25.B" style:family="table-column">
      <style:table-column-properties style:column-width="1.928cm"/>
    </style:style>
    <style:style style:name="表格25.C" style:family="table-column">
      <style:table-column-properties style:column-width="9.419cm"/>
    </style:style>
    <style:style style:name="表格25.A1" style:family="table-cell">
      <style:table-cell-properties fo:padding="0.097cm" fo:border-left="1pt ridge #000000" fo:border-right="none" fo:border-top="1pt ridge #000000" fo:border-bottom="1pt ridge #000000"/>
    </style:style>
    <style:style style:name="表格25.C1" style:family="table-cell">
      <style:table-cell-properties fo:padding="0.097cm" fo:border="1pt ridge #000000"/>
    </style:style>
    <style:style style:name="表格25.A2" style:family="table-cell">
      <style:table-cell-properties fo:padding="0.097cm" fo:border-left="1pt ridge #000000" fo:border-right="none" fo:border-top="none" fo:border-bottom="1pt ridge #000000"/>
    </style:style>
    <style:style style:name="表格25.C2" style:family="table-cell">
      <style:table-cell-properties fo:padding="0.097cm" fo:border-left="1pt ridge #000000" fo:border-right="1pt ridge #000000" fo:border-top="none" fo:border-bottom="1pt ridge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5.666cm"/>
    </style:style>
    <style:style style:name="表格26.B" style:family="table-column">
      <style:table-column-properties style:column-width="1.928cm"/>
    </style:style>
    <style:style style:name="表格26.C" style:family="table-column">
      <style:table-column-properties style:column-width="9.419cm"/>
    </style:style>
    <style:style style:name="表格26.A1" style:family="table-cell">
      <style:table-cell-properties fo:padding="0.097cm" fo:border-left="1pt ridge #000000" fo:border-right="none" fo:border-top="1pt ridge #000000" fo:border-bottom="1pt ridge #000000"/>
    </style:style>
    <style:style style:name="表格26.C1" style:family="table-cell">
      <style:table-cell-properties fo:padding="0.097cm" fo:border="1pt ridge #000000"/>
    </style:style>
    <style:style style:name="表格26.A2" style:family="table-cell">
      <style:table-cell-properties fo:padding="0.097cm" fo:border-left="1pt ridge #000000" fo:border-right="none" fo:border-top="none" fo:border-bottom="1pt ridge #000000"/>
    </style:style>
    <style:style style:name="表格26.C2" style:family="table-cell">
      <style:table-cell-properties fo:padding="0.097cm" fo:border-left="1pt ridge #000000" fo:border-right="1pt ridge #000000" fo:border-top="none" fo:border-bottom="1pt ridge #000000"/>
    </style:style>
    <style:style style:name="表格27" style:family="table">
      <style:table-properties style:width="17.013cm" fo:margin-left="0cm" table:align="left"/>
    </style:style>
    <style:style style:name="表格27.A" style:family="table-column">
      <style:table-column-properties style:column-width="5.666cm"/>
    </style:style>
    <style:style style:name="表格27.B" style:family="table-column">
      <style:table-column-properties style:column-width="1.928cm"/>
    </style:style>
    <style:style style:name="表格27.C" style:family="table-column">
      <style:table-column-properties style:column-width="9.419cm"/>
    </style:style>
    <style:style style:name="表格27.A1" style:family="table-cell">
      <style:table-cell-properties fo:padding="0.097cm" fo:border-left="1pt ridge #000000" fo:border-right="none" fo:border-top="1pt ridge #000000" fo:border-bottom="1pt ridge #000000"/>
    </style:style>
    <style:style style:name="表格27.C1" style:family="table-cell">
      <style:table-cell-properties fo:padding="0.097cm" fo:border="1pt ridge #000000"/>
    </style:style>
    <style:style style:name="表格27.A2" style:family="table-cell">
      <style:table-cell-properties fo:padding="0.097cm" fo:border-left="1pt ridge #000000" fo:border-right="none" fo:border-top="none" fo:border-bottom="1pt ridge #000000"/>
    </style:style>
    <style:style style:name="表格27.C2" style:family="table-cell">
      <style:table-cell-properties fo:padding="0.097cm" fo:border-left="1pt ridge #000000" fo:border-right="1pt ridge #000000" fo:border-top="none" fo:border-bottom="1pt ridge #000000"/>
    </style:style>
    <style:style style:name="表格28" style:family="table">
      <style:table-properties style:width="17.013cm" fo:margin-left="0cm" table:align="left"/>
    </style:style>
    <style:style style:name="表格28.A" style:family="table-column">
      <style:table-column-properties style:column-width="5.666cm"/>
    </style:style>
    <style:style style:name="表格28.B" style:family="table-column">
      <style:table-column-properties style:column-width="1.928cm"/>
    </style:style>
    <style:style style:name="表格28.C" style:family="table-column">
      <style:table-column-properties style:column-width="9.419cm"/>
    </style:style>
    <style:style style:name="表格28.A1" style:family="table-cell">
      <style:table-cell-properties fo:padding="0.097cm" fo:border-left="1pt ridge #000000" fo:border-right="none" fo:border-top="1pt ridge #000000" fo:border-bottom="1pt ridge #000000"/>
    </style:style>
    <style:style style:name="表格28.C1" style:family="table-cell">
      <style:table-cell-properties fo:padding="0.097cm" fo:border="1pt ridge #000000"/>
    </style:style>
    <style:style style:name="表格28.A2" style:family="table-cell">
      <style:table-cell-properties fo:padding="0.097cm" fo:border-left="1pt ridge #000000" fo:border-right="none" fo:border-top="none" fo:border-bottom="1pt ridge #000000"/>
    </style:style>
    <style:style style:name="表格28.C2" style:family="table-cell">
      <style:table-cell-properties fo:padding="0.097cm" fo:border-left="1pt ridge #000000" fo:border-right="1pt ridge #000000" fo:border-top="none" fo:border-bottom="1pt ridge #000000"/>
    </style:style>
    <style:style style:name="表格29" style:family="table">
      <style:table-properties style:width="17.013cm" fo:margin-left="0cm" table:align="left"/>
    </style:style>
    <style:style style:name="表格29.A" style:family="table-column">
      <style:table-column-properties style:column-width="5.666cm"/>
    </style:style>
    <style:style style:name="表格29.B" style:family="table-column">
      <style:table-column-properties style:column-width="1.928cm"/>
    </style:style>
    <style:style style:name="表格29.C" style:family="table-column">
      <style:table-column-properties style:column-width="9.419cm"/>
    </style:style>
    <style:style style:name="表格29.A1" style:family="table-cell">
      <style:table-cell-properties fo:padding="0.097cm" fo:border-left="1pt ridge #000000" fo:border-right="none" fo:border-top="1pt ridge #000000" fo:border-bottom="1pt ridge #000000"/>
    </style:style>
    <style:style style:name="表格29.C1" style:family="table-cell">
      <style:table-cell-properties fo:padding="0.097cm" fo:border="1pt ridge #000000"/>
    </style:style>
    <style:style style:name="表格29.A2" style:family="table-cell">
      <style:table-cell-properties fo:padding="0.097cm" fo:border-left="1pt ridge #000000" fo:border-right="none" fo:border-top="none" fo:border-bottom="1pt ridge #000000"/>
    </style:style>
    <style:style style:name="表格29.C2" style:family="table-cell">
      <style:table-cell-properties fo:padding="0.097cm" fo:border-left="1pt ridge #000000" fo:border-right="1pt ridge #000000" fo:border-top="none" fo:border-bottom="1pt ridge #000000"/>
    </style:style>
    <style:style style:name="表格30" style:family="table">
      <style:table-properties style:width="17.013cm" fo:margin-left="0cm" table:align="left"/>
    </style:style>
    <style:style style:name="表格30.A" style:family="table-column">
      <style:table-column-properties style:column-width="5.666cm"/>
    </style:style>
    <style:style style:name="表格30.B" style:family="table-column">
      <style:table-column-properties style:column-width="1.928cm"/>
    </style:style>
    <style:style style:name="表格30.C" style:family="table-column">
      <style:table-column-properties style:column-width="9.419cm"/>
    </style:style>
    <style:style style:name="表格30.A1" style:family="table-cell">
      <style:table-cell-properties fo:padding="0.097cm" fo:border-left="1pt ridge #000000" fo:border-right="none" fo:border-top="1pt ridge #000000" fo:border-bottom="1pt ridge #000000"/>
    </style:style>
    <style:style style:name="表格30.C1" style:family="table-cell">
      <style:table-cell-properties fo:padding="0.097cm" fo:border="1pt ridge #000000"/>
    </style:style>
    <style:style style:name="表格30.A2" style:family="table-cell">
      <style:table-cell-properties fo:padding="0.097cm" fo:border-left="1pt ridge #000000" fo:border-right="none" fo:border-top="none" fo:border-bottom="1pt ridge #000000"/>
    </style:style>
    <style:style style:name="表格30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paragraph-rsid="003500d4"/>
    </style:style>
    <style:style style:name="P3" style:family="paragraph" style:parent-style-name="Standard">
      <style:text-properties officeooo:paragraph-rsid="0036edcd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Standard">
      <style:text-properties officeooo:rsid="0047a717" officeooo:paragraph-rsid="004b0ccd" style:language-asian="zh" style:country-asian="CN"/>
    </style:style>
    <style:style style:name="P6" style:family="paragraph" style:parent-style-name="Standard">
      <style:text-properties officeooo:paragraph-rsid="005117b2" style:language-asian="zh" style:country-asian="CN"/>
    </style:style>
    <style:style style:name="P7" style:family="paragraph" style:parent-style-name="Standard">
      <style:text-properties officeooo:rsid="005117b2" officeooo:paragraph-rsid="005117b2" style:language-asian="zh" style:country-asian="CN"/>
    </style:style>
    <style:style style:name="P8" style:family="paragraph" style:parent-style-name="Standard">
      <style:text-properties officeooo:rsid="0056d81b" officeooo:paragraph-rsid="0056d81b" style:language-asian="zh" style:country-asian="CN"/>
    </style:style>
    <style:style style:name="P9" style:family="paragraph" style:parent-style-name="Standard">
      <style:text-properties officeooo:paragraph-rsid="00613d02" style:language-asian="zh" style:country-asian="CN"/>
    </style:style>
    <style:style style:name="P10" style:family="paragraph" style:parent-style-name="Standard">
      <style:text-properties officeooo:rsid="008fda36" officeooo:paragraph-rsid="008fda36" style:language-asian="zh" style:country-asian="CN"/>
    </style:style>
    <style:style style:name="P11" style:family="paragraph" style:parent-style-name="Standard">
      <style:text-properties officeooo:rsid="009d3c1c" officeooo:paragraph-rsid="009d3c1c" style:language-asian="zh" style:country-asian="CN"/>
    </style:style>
    <style:style style:name="P12" style:family="paragraph" style:parent-style-name="Standard">
      <style:text-properties officeooo:rsid="009d3c1c" officeooo:paragraph-rsid="009e40e3" style:language-asian="zh" style:country-asian="CN"/>
    </style:style>
    <style:style style:name="P13" style:family="paragraph" style:parent-style-name="Standard">
      <style:text-properties officeooo:rsid="0114cf83" officeooo:paragraph-rsid="0114cf83" style:language-asian="zh" style:country-asian="CN"/>
    </style:style>
    <style:style style:name="P14" style:family="paragraph" style:parent-style-name="Standard">
      <style:text-properties officeooo:rsid="0117e44b" officeooo:paragraph-rsid="0117e44b" style:language-asian="zh" style:country-asian="CN"/>
    </style:style>
    <style:style style:name="P15" style:family="paragraph" style:parent-style-name="Standard">
      <style:text-properties officeooo:rsid="012dba54" officeooo:paragraph-rsid="012dba54" style:language-asian="zh" style:country-asian="CN"/>
    </style:style>
    <style:style style:name="P16" style:family="paragraph" style:parent-style-name="Standard">
      <style:text-properties officeooo:paragraph-rsid="0030f9d5"/>
    </style:style>
    <style:style style:name="P17" style:family="paragraph" style:parent-style-name="Standard">
      <style:text-properties officeooo:paragraph-rsid="00613d02"/>
    </style:style>
    <style:style style:name="P18" style:family="paragraph" style:parent-style-name="Standard">
      <style:text-properties officeooo:paragraph-rsid="0067e7e8"/>
    </style:style>
    <style:style style:name="P19" style:family="paragraph" style:parent-style-name="Standard">
      <style:text-properties officeooo:paragraph-rsid="006cf260"/>
    </style:style>
    <style:style style:name="P20" style:family="paragraph" style:parent-style-name="Standard">
      <style:text-properties officeooo:paragraph-rsid="00b78a27"/>
    </style:style>
    <style:style style:name="P21" style:family="paragraph" style:parent-style-name="Standard">
      <style:text-properties officeooo:paragraph-rsid="010a59a0"/>
    </style:style>
    <style:style style:name="P22" style:family="paragraph" style:parent-style-name="Standard">
      <style:text-properties officeooo:paragraph-rsid="012c8dab"/>
    </style:style>
    <style:style style:name="P23" style:family="paragraph" style:parent-style-name="Text_20_body">
      <style:text-properties officeooo:paragraph-rsid="00163db6"/>
    </style:style>
    <style:style style:name="P24" style:family="paragraph" style:parent-style-name="Text_20_body">
      <style:text-properties officeooo:rsid="00148666" officeooo:paragraph-rsid="00163db6" style:language-asian="zh" style:country-asian="CN"/>
    </style:style>
    <style:style style:name="P25" style:family="paragraph" style:parent-style-name="Text_20_body">
      <style:text-properties officeooo:rsid="00148666" officeooo:paragraph-rsid="00236247" style:language-asian="zh" style:country-asian="CN"/>
    </style:style>
    <style:style style:name="P26" style:family="paragraph" style:parent-style-name="Text_20_body">
      <style:text-properties officeooo:paragraph-rsid="00163db6" style:language-asian="zh" style:country-asian="CN"/>
    </style:style>
    <style:style style:name="P27" style:family="paragraph" style:parent-style-name="Text_20_body">
      <style:text-properties officeooo:rsid="0047a717" officeooo:paragraph-rsid="0047a717" style:language-asian="zh" style:country-asian="CN"/>
    </style:style>
    <style:style style:name="P28" style:family="paragraph" style:parent-style-name="Text_20_body">
      <style:text-properties officeooo:paragraph-rsid="003500d4"/>
    </style:style>
    <style:style style:name="P29" style:family="paragraph" style:parent-style-name="Text_20_body">
      <style:text-properties officeooo:rsid="002ce2ec" officeooo:paragraph-rsid="002ce2ec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613d02"/>
    </style:style>
    <style:style style:name="P32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33" style:family="paragraph" style:parent-style-name="Table_20_Contents">
      <style:paragraph-properties fo:text-align="center" style:justify-single-word="false"/>
      <style:text-properties officeooo:paragraph-rsid="006cf260"/>
    </style:style>
    <style:style style:name="P34" style:family="paragraph" style:parent-style-name="Table_20_Contents">
      <style:paragraph-properties fo:text-align="center" style:justify-single-word="false"/>
      <style:text-properties officeooo:paragraph-rsid="00b78a27"/>
    </style:style>
    <style:style style:name="P35" style:family="paragraph" style:parent-style-name="Table_20_Contents">
      <style:paragraph-properties fo:text-align="center" style:justify-single-word="false"/>
      <style:text-properties officeooo:paragraph-rsid="010a59a0"/>
    </style:style>
    <style:style style:name="P36" style:family="paragraph" style:parent-style-name="Table_20_Contents">
      <style:paragraph-properties fo:text-align="center" style:justify-single-word="false"/>
      <style:text-properties officeooo:paragraph-rsid="012c8dab"/>
    </style:style>
    <style:style style:name="P37" style:family="paragraph" style:parent-style-name="Table_20_Contents">
      <style:text-properties style:use-window-font-color="true"/>
    </style:style>
    <style:style style:name="P38" style:family="paragraph" style:parent-style-name="Table_20_Contents">
      <style:text-properties style:use-window-font-color="true" officeooo:paragraph-rsid="0045572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40" style:family="paragraph" style:parent-style-name="Table_20_Contents">
      <style:text-properties style:use-window-font-color="true" officeooo:paragraph-rsid="00465241" style:language-asian="zh" style:country-asian="CN"/>
    </style:style>
    <style:style style:name="P41" style:family="paragraph" style:parent-style-name="Table_20_Contents">
      <style:text-properties style:use-window-font-color="true" officeooo:rsid="0056d825" officeooo:paragraph-rsid="0056d825" style:language-asian="zh" style:country-asian="CN"/>
    </style:style>
    <style:style style:name="P42" style:family="paragraph" style:parent-style-name="Table_20_Contents">
      <style:text-properties style:use-window-font-color="true" officeooo:rsid="00410e51" officeooo:paragraph-rsid="004c9487" style:language-asian="zh" style:country-asian="CN"/>
    </style:style>
    <style:style style:name="P43" style:family="paragraph" style:parent-style-name="Table_20_Contents">
      <style:text-properties style:use-window-font-color="true" officeooo:rsid="00ab77b3" officeooo:paragraph-rsid="00ae026b" style:language-asian="zh" style:country-asian="CN"/>
    </style:style>
    <style:style style:name="P44" style:family="paragraph" style:parent-style-name="Table_20_Contents">
      <style:text-properties style:use-window-font-color="true" officeooo:rsid="00f9e09f" officeooo:paragraph-rsid="00f9e09f" style:language-asian="zh" style:country-asian="CN"/>
    </style:style>
    <style:style style:name="P45" style:family="paragraph" style:parent-style-name="Table_20_Contents">
      <style:text-properties style:use-window-font-color="true" officeooo:rsid="01058a60" officeooo:paragraph-rsid="01058a60" style:language-asian="zh" style:country-asian="CN"/>
    </style:style>
    <style:style style:name="P46" style:family="paragraph" style:parent-style-name="Table_20_Contents">
      <style:text-properties style:use-window-font-color="true" officeooo:paragraph-rsid="004c9487"/>
    </style:style>
    <style:style style:name="P47" style:family="paragraph" style:parent-style-name="Table_20_Contents">
      <style:text-properties style:language-asian="zh" style:country-asian="CN"/>
    </style:style>
    <style:style style:name="P48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49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50" style:family="paragraph" style:parent-style-name="Table_20_Contents">
      <style:text-properties officeooo:rsid="0057dcc6" officeooo:paragraph-rsid="0057dcc6" style:language-asian="zh" style:country-asian="CN"/>
    </style:style>
    <style:style style:name="P51" style:family="paragraph" style:parent-style-name="Table_20_Contents">
      <style:text-properties officeooo:rsid="0057dcc6" officeooo:paragraph-rsid="00755560" style:language-asian="zh" style:country-asian="CN"/>
    </style:style>
    <style:style style:name="P52" style:family="paragraph" style:parent-style-name="Table_20_Contents">
      <style:text-properties officeooo:rsid="0059b463" officeooo:paragraph-rsid="0059b463" style:language-asian="zh" style:country-asian="CN"/>
    </style:style>
    <style:style style:name="P53" style:family="paragraph" style:parent-style-name="Table_20_Contents">
      <style:text-properties officeooo:rsid="0059b463" officeooo:paragraph-rsid="00762a70" style:language-asian="zh" style:country-asian="CN"/>
    </style:style>
    <style:style style:name="P54" style:family="paragraph" style:parent-style-name="Table_20_Contents">
      <style:text-properties officeooo:rsid="00643868" officeooo:paragraph-rsid="00643868" style:language-asian="zh" style:country-asian="CN"/>
    </style:style>
    <style:style style:name="P55" style:family="paragraph" style:parent-style-name="Table_20_Contents">
      <style:text-properties officeooo:rsid="00658973" officeooo:paragraph-rsid="006a3f7d" style:language-asian="zh" style:country-asian="CN"/>
    </style:style>
    <style:style style:name="P56" style:family="paragraph" style:parent-style-name="Table_20_Contents">
      <style:text-properties officeooo:paragraph-rsid="00658973" style:language-asian="zh" style:country-asian="CN"/>
    </style:style>
    <style:style style:name="P57" style:family="paragraph" style:parent-style-name="Table_20_Contents">
      <style:text-properties officeooo:rsid="006a3f7d" officeooo:paragraph-rsid="006a3f7d" style:language-asian="zh" style:country-asian="CN"/>
    </style:style>
    <style:style style:name="P58" style:family="paragraph" style:parent-style-name="Table_20_Contents">
      <style:text-properties officeooo:rsid="006f77d6" officeooo:paragraph-rsid="006f77d6" style:language-asian="zh" style:country-asian="CN"/>
    </style:style>
    <style:style style:name="P59" style:family="paragraph" style:parent-style-name="Table_20_Contents">
      <style:text-properties officeooo:rsid="006f9d0d" officeooo:paragraph-rsid="006f9d0d" style:language-asian="zh" style:country-asian="CN"/>
    </style:style>
    <style:style style:name="P60" style:family="paragraph" style:parent-style-name="Table_20_Contents">
      <style:text-properties officeooo:rsid="007e1356" officeooo:paragraph-rsid="007e1356" style:language-asian="zh" style:country-asian="CN"/>
    </style:style>
    <style:style style:name="P61" style:family="paragraph" style:parent-style-name="Table_20_Contents">
      <style:text-properties officeooo:rsid="00962277" officeooo:paragraph-rsid="00962277" style:language-asian="zh" style:country-asian="CN"/>
    </style:style>
    <style:style style:name="P62" style:family="paragraph" style:parent-style-name="Table_20_Contents">
      <style:text-properties officeooo:paragraph-rsid="00af843e" style:language-asian="zh" style:country-asian="CN"/>
    </style:style>
    <style:style style:name="P63" style:family="paragraph" style:parent-style-name="Table_20_Contents">
      <style:text-properties officeooo:rsid="00b9a673" officeooo:paragraph-rsid="00b9a673" style:language-asian="zh" style:country-asian="CN"/>
    </style:style>
    <style:style style:name="P64" style:family="paragraph" style:parent-style-name="Table_20_Contents">
      <style:text-properties officeooo:rsid="00b9a673" officeooo:paragraph-rsid="00ba6c6b" style:language-asian="zh" style:country-asian="CN"/>
    </style:style>
    <style:style style:name="P65" style:family="paragraph" style:parent-style-name="Table_20_Contents">
      <style:text-properties officeooo:paragraph-rsid="00ae026b" style:language-asian="zh" style:country-asian="CN"/>
    </style:style>
    <style:style style:name="P66" style:family="paragraph" style:parent-style-name="Table_20_Contents">
      <style:text-properties officeooo:rsid="00b6d3ca" officeooo:paragraph-rsid="00b78a27" style:language-asian="zh" style:country-asian="CN"/>
    </style:style>
    <style:style style:name="P67" style:family="paragraph" style:parent-style-name="Table_20_Contents">
      <style:text-properties officeooo:rsid="00b6d3ca" officeooo:paragraph-rsid="010a59a0" style:language-asian="zh" style:country-asian="CN"/>
    </style:style>
    <style:style style:name="P68" style:family="paragraph" style:parent-style-name="Table_20_Contents">
      <style:text-properties officeooo:rsid="00b6d3ca" officeooo:paragraph-rsid="012c8dab" style:language-asian="zh" style:country-asian="CN"/>
    </style:style>
    <style:style style:name="P69" style:family="paragraph" style:parent-style-name="Table_20_Contents">
      <style:text-properties officeooo:paragraph-rsid="00b64ce8" style:language-asian="zh" style:country-asian="CN"/>
    </style:style>
    <style:style style:name="P70" style:family="paragraph" style:parent-style-name="Table_20_Contents">
      <style:text-properties officeooo:rsid="00de525b" officeooo:paragraph-rsid="00de525b" style:language-asian="zh" style:country-asian="CN"/>
    </style:style>
    <style:style style:name="P71" style:family="paragraph" style:parent-style-name="Table_20_Contents">
      <style:text-properties officeooo:rsid="00dee197" officeooo:paragraph-rsid="00dee197" style:language-asian="zh" style:country-asian="CN"/>
    </style:style>
    <style:style style:name="P72" style:family="paragraph" style:parent-style-name="Table_20_Contents">
      <style:text-properties officeooo:paragraph-rsid="00b6d3ca" style:language-asian="zh" style:country-asian="CN"/>
    </style:style>
    <style:style style:name="P73" style:family="paragraph" style:parent-style-name="Table_20_Contents">
      <style:text-properties officeooo:rsid="00e2ce0f" officeooo:paragraph-rsid="00e30959" style:language-asian="zh" style:country-asian="CN"/>
    </style:style>
    <style:style style:name="P74" style:family="paragraph" style:parent-style-name="Table_20_Contents">
      <style:text-properties officeooo:paragraph-rsid="00e89af2" style:language-asian="zh" style:country-asian="CN"/>
    </style:style>
    <style:style style:name="P75" style:family="paragraph" style:parent-style-name="Table_20_Contents">
      <style:text-properties officeooo:rsid="00f31cdf" officeooo:paragraph-rsid="00f31cdf" style:language-asian="zh" style:country-asian="CN"/>
    </style:style>
    <style:style style:name="P76" style:family="paragraph" style:parent-style-name="Table_20_Contents">
      <style:text-properties officeooo:paragraph-rsid="00613d02" style:language-asian="zh" style:country-asian="CN"/>
    </style:style>
    <style:style style:name="P77" style:family="paragraph" style:parent-style-name="Table_20_Contents">
      <style:text-properties officeooo:rsid="010a6f40" officeooo:paragraph-rsid="010a6f40" style:language-asian="zh" style:country-asian="CN"/>
    </style:style>
    <style:style style:name="P78" style:family="paragraph" style:parent-style-name="Table_20_Contents">
      <style:text-properties officeooo:paragraph-rsid="010a6f40" style:language-asian="zh" style:country-asian="CN"/>
    </style:style>
    <style:style style:name="P79" style:family="paragraph" style:parent-style-name="Table_20_Contents">
      <style:text-properties officeooo:rsid="010cbb8a" officeooo:paragraph-rsid="010cbb8a" style:language-asian="zh" style:country-asian="CN"/>
    </style:style>
    <style:style style:name="P80" style:family="paragraph" style:parent-style-name="Table_20_Contents">
      <style:text-properties officeooo:rsid="01184c7d" officeooo:paragraph-rsid="01184c7d" style:language-asian="zh" style:country-asian="CN"/>
    </style:style>
    <style:style style:name="P81" style:family="paragraph" style:parent-style-name="Table_20_Contents">
      <style:text-properties officeooo:rsid="011ae0f1" officeooo:paragraph-rsid="011ae0f1" style:language-asian="zh" style:country-asian="CN"/>
    </style:style>
    <style:style style:name="P82" style:family="paragraph" style:parent-style-name="Table_20_Contents">
      <style:text-properties officeooo:paragraph-rsid="01261c76" style:language-asian="zh" style:country-asian="CN"/>
    </style:style>
    <style:style style:name="P83" style:family="paragraph" style:parent-style-name="Table_20_Contents">
      <style:text-properties officeooo:rsid="0137aef7" officeooo:paragraph-rsid="0137aef7" style:language-asian="zh" style:country-asian="CN"/>
    </style:style>
    <style:style style:name="P84" style:family="paragraph" style:parent-style-name="Table_20_Contents">
      <style:paragraph-properties fo:text-align="center" style:justify-single-word="false"/>
      <style:text-properties officeooo:rsid="01394c49" officeooo:paragraph-rsid="01394c49" style:language-asian="zh" style:country-asian="CN"/>
    </style:style>
    <style:style style:name="P85" style:family="paragraph" style:parent-style-name="Table_20_Contents">
      <style:text-properties officeooo:rsid="013ea1af" officeooo:paragraph-rsid="013ea1af" style:language-asian="zh" style:country-asian="CN"/>
    </style:style>
    <style:style style:name="P86" style:family="paragraph" style:parent-style-name="Table_20_Contents">
      <style:text-properties officeooo:paragraph-rsid="004b0ccd"/>
    </style:style>
    <style:style style:name="P87" style:family="paragraph" style:parent-style-name="Table_20_Contents">
      <style:text-properties officeooo:rsid="004e5f72" officeooo:paragraph-rsid="004e5f72"/>
    </style:style>
    <style:style style:name="P88" style:family="paragraph" style:parent-style-name="Table_20_Contents">
      <style:text-properties officeooo:paragraph-rsid="0056d825"/>
    </style:style>
    <style:style style:name="P89" style:family="paragraph" style:parent-style-name="Table_20_Contents">
      <style:text-properties style:font-name="Times New Roman" officeooo:rsid="004e5f72" officeooo:paragraph-rsid="004e5f72" style:language-asian="zh" style:country-asian="CN"/>
    </style:style>
    <style:style style:name="P90" style:family="paragraph" style:parent-style-name="Table_20_Contents">
      <style:text-properties officeooo:paragraph-rsid="00613d02"/>
    </style:style>
    <style:style style:name="P91" style:family="paragraph" style:parent-style-name="Table_20_Contents">
      <style:text-properties officeooo:paragraph-rsid="0067e7e8"/>
    </style:style>
    <style:style style:name="P92" style:family="paragraph" style:parent-style-name="Table_20_Contents">
      <style:text-properties officeooo:paragraph-rsid="006cf260"/>
    </style:style>
    <style:style style:name="P93" style:family="paragraph" style:parent-style-name="Table_20_Contents">
      <style:text-properties officeooo:rsid="006f77d6" officeooo:paragraph-rsid="006f77d6"/>
    </style:style>
    <style:style style:name="P94" style:family="paragraph" style:parent-style-name="Table_20_Contents">
      <style:text-properties officeooo:paragraph-rsid="007e4fc7"/>
    </style:style>
    <style:style style:name="P95" style:family="paragraph" style:parent-style-name="Table_20_Contents">
      <style:text-properties officeooo:paragraph-rsid="00a88fe2"/>
    </style:style>
    <style:style style:name="P96" style:family="paragraph" style:parent-style-name="Table_20_Contents">
      <style:text-properties officeooo:paragraph-rsid="00addab5"/>
    </style:style>
    <style:style style:name="P97" style:family="paragraph" style:parent-style-name="Table_20_Contents">
      <style:text-properties officeooo:paragraph-rsid="00ae026b"/>
    </style:style>
    <style:style style:name="P98" style:family="paragraph" style:parent-style-name="Table_20_Contents">
      <style:text-properties officeooo:paragraph-rsid="00b64ce8"/>
    </style:style>
    <style:style style:name="P99" style:family="paragraph" style:parent-style-name="Table_20_Contents">
      <style:text-properties officeooo:paragraph-rsid="00b6d3ca"/>
    </style:style>
    <style:style style:name="P100" style:family="paragraph" style:parent-style-name="Table_20_Contents">
      <style:text-properties officeooo:paragraph-rsid="00b78a27"/>
    </style:style>
    <style:style style:name="P101" style:family="paragraph" style:parent-style-name="Table_20_Contents">
      <style:text-properties officeooo:paragraph-rsid="00ce8970"/>
    </style:style>
    <style:style style:name="P102" style:family="paragraph" style:parent-style-name="Table_20_Contents">
      <style:text-properties officeooo:rsid="00e427da" officeooo:paragraph-rsid="00e427da"/>
    </style:style>
    <style:style style:name="P103" style:family="paragraph" style:parent-style-name="Table_20_Contents">
      <style:text-properties officeooo:paragraph-rsid="00f90626"/>
    </style:style>
    <style:style style:name="P104" style:family="paragraph" style:parent-style-name="Table_20_Contents">
      <style:text-properties fo:color="#333333" style:font-name="Consolas" style:language-asian="zh" style:country-asian="CN"/>
    </style:style>
    <style:style style:name="P105" style:family="paragraph" style:parent-style-name="Table_20_Contents">
      <style:text-properties fo:color="#333333" style:font-name="Consolas" officeooo:paragraph-rsid="00f90626" style:language-asian="zh" style:country-asian="CN"/>
    </style:style>
    <style:style style:name="P106" style:family="paragraph" style:parent-style-name="Table_20_Contents">
      <style:text-properties fo:color="#333333" style:font-name="Consolas" officeooo:rsid="0114cf83" officeooo:paragraph-rsid="0114cf83" style:language-asian="zh" style:country-asian="CN"/>
    </style:style>
    <style:style style:name="P107" style:family="paragraph" style:parent-style-name="Table_20_Contents">
      <style:text-properties fo:color="#333333" style:font-name="Consolas" officeooo:paragraph-rsid="01261c76" style:language-asian="zh" style:country-asian="CN"/>
    </style:style>
    <style:style style:name="P108" style:family="paragraph" style:parent-style-name="Table_20_Contents">
      <style:text-properties fo:color="#333333" style:font-name="Consolas" officeooo:rsid="012dba54" officeooo:paragraph-rsid="012dba54" style:language-asian="zh" style:country-asian="CN"/>
    </style:style>
    <style:style style:name="P109" style:family="paragraph" style:parent-style-name="Table_20_Contents">
      <style:text-properties fo:color="#333333" style:font-name="Consolas" officeooo:paragraph-rsid="00f90626"/>
    </style:style>
    <style:style style:name="P110" style:family="paragraph" style:parent-style-name="Table_20_Contents">
      <style:text-properties fo:color="#333333" style:font-name="Consolas" officeooo:paragraph-rsid="01261c76"/>
    </style:style>
    <style:style style:name="P111" style:family="paragraph" style:parent-style-name="Table_20_Contents">
      <style:text-properties officeooo:paragraph-rsid="010a59a0"/>
    </style:style>
    <style:style style:name="P112" style:family="paragraph" style:parent-style-name="Table_20_Contents">
      <style:text-properties officeooo:paragraph-rsid="01122c9a"/>
    </style:style>
    <style:style style:name="P113" style:family="paragraph" style:parent-style-name="Table_20_Contents">
      <style:text-properties officeooo:rsid="01184c7d" officeooo:paragraph-rsid="01184c7d"/>
    </style:style>
    <style:style style:name="P114" style:family="paragraph" style:parent-style-name="Table_20_Contents">
      <style:text-properties officeooo:paragraph-rsid="01261c76"/>
    </style:style>
    <style:style style:name="P115" style:family="paragraph" style:parent-style-name="Table_20_Contents">
      <style:text-properties officeooo:rsid="0129b62c" officeooo:paragraph-rsid="0129b62c"/>
    </style:style>
    <style:style style:name="P116" style:family="paragraph" style:parent-style-name="Table_20_Contents">
      <style:text-properties officeooo:paragraph-rsid="012c8dab"/>
    </style:style>
    <style:style style:name="P117" style:family="paragraph" style:parent-style-name="Table_20_Contents">
      <style:text-properties fo:language="en" fo:country="US" officeooo:rsid="01394c49" officeooo:paragraph-rsid="01394c49"/>
    </style:style>
    <style:style style:name="P118" style:family="paragraph" style:parent-style-name="Table_20_Contents">
      <style:text-properties fo:language="en" fo:country="US" officeooo:rsid="01394c49" officeooo:paragraph-rsid="013d6a9e"/>
    </style:style>
    <style:style style:name="P119" style:family="paragraph" style:parent-style-name="Table_20_Contents">
      <style:paragraph-properties fo:break-before="page"/>
    </style:style>
    <style:style style:name="P1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4" style:family="paragraph" style:parent-style-name="Standard" style:list-style-name="L4">
      <style:text-properties officeooo:rsid="0056d825" officeooo:paragraph-rsid="0056d825" style:language-asian="zh" style:country-asian="CN"/>
    </style:style>
    <style:style style:name="P125" style:family="paragraph" style:parent-style-name="Standard" style:list-style-name="L16">
      <style:text-properties officeooo:rsid="009d3c1c" officeooo:paragraph-rsid="009f872a" style:language-asian="zh" style:country-asian="CN"/>
    </style:style>
    <style:style style:name="P126" style:family="paragraph" style:parent-style-name="Standard">
      <style:text-properties officeooo:rsid="009d3c1c" officeooo:paragraph-rsid="009d3c1c" style:language-asian="zh" style:country-asian="CN"/>
    </style:style>
    <style:style style:name="P127" style:family="paragraph" style:parent-style-name="Standard" style:list-style-name="L23">
      <style:text-properties officeooo:rsid="009e40e3" officeooo:paragraph-rsid="009e40e3" style:language-asian="zh" style:country-asian="CN"/>
    </style:style>
    <style:style style:name="P128" style:family="paragraph" style:parent-style-name="Standard" style:list-style-name="L16">
      <style:text-properties officeooo:paragraph-rsid="009f872a"/>
    </style:style>
    <style:style style:name="P129" style:family="paragraph" style:parent-style-name="Standard" style:list-style-name="L23">
      <style:text-properties officeooo:paragraph-rsid="009e40e3"/>
    </style:style>
    <style:style style:name="P130" style:family="paragraph" style:parent-style-name="Standard">
      <style:text-properties officeooo:paragraph-rsid="00613d02"/>
    </style:style>
    <style:style style:name="P131" style:family="paragraph" style:parent-style-name="Table_20_Contents" style:list-style-name="L4"/>
    <style:style style:name="P132" style:family="paragraph" style:parent-style-name="Table_20_Contents" style:list-style-name="L4">
      <style:text-properties officeooo:paragraph-rsid="010ebcf4"/>
    </style:style>
    <style:style style:name="P133" style:family="paragraph" style:parent-style-name="Table_20_Contents" style:list-style-name="L4">
      <style:text-properties style:use-window-font-color="true" officeooo:rsid="00494526" officeooo:paragraph-rsid="0056d825" style:language-asian="zh" style:country-asian="CN"/>
    </style:style>
    <style:style style:name="P134" style:family="paragraph" style:parent-style-name="Table_20_Contents" style:list-style-name="L4">
      <style:text-properties style:use-window-font-color="true" officeooo:rsid="0057dcc6" officeooo:paragraph-rsid="0066ef9f" style:language-asian="zh" style:country-asian="CN"/>
    </style:style>
    <style:style style:name="P135" style:family="paragraph" style:parent-style-name="Table_20_Contents" style:list-style-name="L4">
      <style:text-properties style:use-window-font-color="true" officeooo:rsid="00713920" officeooo:paragraph-rsid="00713920" style:language-asian="zh" style:country-asian="CN"/>
    </style:style>
    <style:style style:name="P136" style:family="paragraph" style:parent-style-name="Table_20_Contents" style:list-style-name="L4">
      <style:text-properties style:use-window-font-color="true" officeooo:rsid="00720cc8" officeooo:paragraph-rsid="00720cc8" style:language-asian="zh" style:country-asian="CN"/>
    </style:style>
    <style:style style:name="P137" style:family="paragraph" style:parent-style-name="Table_20_Contents" style:list-style-name="L4">
      <style:text-properties style:use-window-font-color="true" officeooo:rsid="0072ba40" officeooo:paragraph-rsid="0072ba40" style:language-asian="zh" style:country-asian="CN"/>
    </style:style>
    <style:style style:name="P138" style:family="paragraph" style:parent-style-name="Table_20_Contents" style:list-style-name="L17">
      <style:text-properties style:use-window-font-color="true" officeooo:rsid="0056d825" officeooo:paragraph-rsid="0056d825" style:language-asian="zh" style:country-asian="CN"/>
    </style:style>
    <style:style style:name="P139" style:family="paragraph" style:parent-style-name="Table_20_Contents" style:list-style-name="L24">
      <style:text-properties style:use-window-font-color="true" officeooo:paragraph-rsid="0053921b" style:language-asian="zh" style:country-asian="CN"/>
    </style:style>
    <style:style style:name="P140" style:family="paragraph" style:parent-style-name="Table_20_Contents" style:list-style-name="L24">
      <style:text-properties style:use-window-font-color="true" officeooo:rsid="0053921b" officeooo:paragraph-rsid="0053921b" style:language-asian="zh" style:country-asian="CN"/>
    </style:style>
    <style:style style:name="P141" style:family="paragraph" style:parent-style-name="Table_20_Contents" style:list-style-name="L24">
      <style:text-properties style:use-window-font-color="true" officeooo:rsid="00548a6e" officeooo:paragraph-rsid="00548a6e" style:language-asian="zh" style:country-asian="CN"/>
    </style:style>
    <style:style style:name="P142" style:family="paragraph" style:parent-style-name="Table_20_Contents" style:list-style-name="L25">
      <style:text-properties style:use-window-font-color="true" officeooo:rsid="00f9e09f" officeooo:paragraph-rsid="00f9e09f" style:language-asian="zh" style:country-asian="CN"/>
    </style:style>
    <style:style style:name="P143" style:family="paragraph" style:parent-style-name="Table_20_Contents" style:list-style-name="L25">
      <style:text-properties style:use-window-font-color="true" officeooo:rsid="01058a60" officeooo:paragraph-rsid="01058a60" style:language-asian="zh" style:country-asian="CN"/>
    </style:style>
    <style:style style:name="P144" style:family="paragraph" style:parent-style-name="Table_20_Contents" style:list-style-name="L25">
      <style:text-properties style:use-window-font-color="true" officeooo:rsid="01058a60" officeooo:paragraph-rsid="01332ee4" style:language-asian="zh" style:country-asian="CN"/>
    </style:style>
    <style:style style:name="P145" style:family="paragraph" style:parent-style-name="Table_20_Contents" style:list-style-name="L25">
      <style:text-properties style:use-window-font-color="true" officeooo:rsid="01058a60" officeooo:paragraph-rsid="01472b89" style:language-asian="zh" style:country-asian="CN"/>
    </style:style>
    <style:style style:name="P146" style:family="paragraph" style:parent-style-name="Table_20_Contents">
      <style:text-properties style:use-window-font-color="true" officeooo:rsid="01058a60" officeooo:paragraph-rsid="01058a60" style:language-asian="zh" style:country-asian="CN"/>
    </style:style>
    <style:style style:name="P147" style:family="paragraph" style:parent-style-name="Table_20_Contents" style:list-style-name="L4">
      <style:text-properties officeooo:rsid="0059b463" officeooo:paragraph-rsid="007e4fc7" style:language-asian="zh" style:country-asian="CN"/>
    </style:style>
    <style:style style:name="P148" style:family="paragraph" style:parent-style-name="Table_20_Contents" style:list-style-name="L4">
      <style:text-properties officeooo:rsid="009ab792" officeooo:paragraph-rsid="009af951" style:language-asian="zh" style:country-asian="CN"/>
    </style:style>
    <style:style style:name="P149" style:family="paragraph" style:parent-style-name="Table_20_Contents" style:list-style-name="L4">
      <style:text-properties style:language-asian="zh" style:country-asian="CN"/>
    </style:style>
    <style:style style:name="P150" style:family="paragraph" style:parent-style-name="Table_20_Contents" style:list-style-name="L4">
      <style:text-properties officeooo:paragraph-rsid="010ebcf4" style:language-asian="zh" style:country-asian="CN"/>
    </style:style>
    <style:style style:name="P151" style:family="paragraph" style:parent-style-name="Table_20_Contents" style:list-style-name="L4">
      <style:text-properties officeooo:paragraph-rsid="011003f7" style:language-asian="zh" style:country-asian="CN"/>
    </style:style>
    <style:style style:name="P152" style:family="paragraph" style:parent-style-name="Table_20_Contents" style:list-style-name="L4">
      <style:text-properties officeooo:paragraph-rsid="0113f9ef" style:language-asian="zh" style:country-asian="CN"/>
    </style:style>
    <style:style style:name="P153" style:family="paragraph" style:parent-style-name="Table_20_Contents" style:list-style-name="L4">
      <style:text-properties officeooo:paragraph-rsid="0124812d" style:language-asian="zh" style:country-asian="CN"/>
    </style:style>
    <style:style style:name="P154" style:family="paragraph" style:parent-style-name="Table_20_Contents" style:list-style-name="L4">
      <style:text-properties officeooo:paragraph-rsid="0135ea43" style:language-asian="zh" style:country-asian="CN"/>
    </style:style>
    <style:style style:name="P155" style:family="paragraph" style:parent-style-name="Table_20_Contents" style:list-style-name="L4">
      <style:text-properties officeooo:paragraph-rsid="012fb4b7" style:language-asian="zh" style:country-asian="CN"/>
    </style:style>
    <style:style style:name="P156" style:family="paragraph" style:parent-style-name="Table_20_Contents" style:list-style-name="L4">
      <style:text-properties officeooo:paragraph-rsid="01446028" style:language-asian="zh" style:country-asian="CN"/>
    </style:style>
    <style:style style:name="P157" style:family="paragraph" style:parent-style-name="Table_20_Contents" style:list-style-name="L4">
      <style:text-properties officeooo:rsid="01332ee4" officeooo:paragraph-rsid="01332ee4" style:language-asian="zh" style:country-asian="CN"/>
    </style:style>
    <style:style style:name="P158" style:family="paragraph" style:parent-style-name="Table_20_Contents" style:list-style-name="L4">
      <style:text-properties officeooo:rsid="01332ee4" officeooo:paragraph-rsid="014471c1" style:language-asian="zh" style:country-asian="CN"/>
    </style:style>
    <style:style style:name="P159" style:family="paragraph" style:parent-style-name="Table_20_Contents" style:list-style-name="L4">
      <style:text-properties officeooo:rsid="0135ac9b" officeooo:paragraph-rsid="0135ac9b" style:language-asian="zh" style:country-asian="CN"/>
    </style:style>
    <style:style style:name="P160" style:family="paragraph" style:parent-style-name="Table_20_Contents" style:list-style-name="L4">
      <style:text-properties officeooo:rsid="0135ac9b" officeooo:paragraph-rsid="01486d3b" style:language-asian="zh" style:country-asian="CN"/>
    </style:style>
    <style:style style:name="P161" style:family="paragraph" style:parent-style-name="Table_20_Contents" style:list-style-name="L4">
      <style:text-properties officeooo:rsid="0135ea43" officeooo:paragraph-rsid="0135ea43" style:language-asian="zh" style:country-asian="CN"/>
    </style:style>
    <style:style style:name="P162" style:family="paragraph" style:parent-style-name="Table_20_Contents" style:list-style-name="L13">
      <style:text-properties officeooo:rsid="0097b497" officeooo:paragraph-rsid="0097b497" style:language-asian="zh" style:country-asian="CN"/>
    </style:style>
    <style:style style:name="P163" style:family="paragraph" style:parent-style-name="Table_20_Contents" style:list-style-name="L13">
      <style:text-properties officeooo:paragraph-rsid="00b64ce8" style:language-asian="zh" style:country-asian="CN"/>
    </style:style>
    <style:style style:name="P164" style:family="paragraph" style:parent-style-name="Table_20_Contents" style:list-style-name="L13">
      <style:text-properties officeooo:paragraph-rsid="00e2663c" style:language-asian="zh" style:country-asian="CN"/>
    </style:style>
    <style:style style:name="P165" style:family="paragraph" style:parent-style-name="Table_20_Contents" style:list-style-name="L15">
      <style:text-properties officeooo:paragraph-rsid="00f31cdf" style:language-asian="zh" style:country-asian="CN"/>
    </style:style>
    <style:style style:name="P166" style:family="paragraph" style:parent-style-name="Table_20_Contents" style:list-style-name="L15">
      <style:text-properties officeooo:rsid="0137aef7" officeooo:paragraph-rsid="0137aef7" style:language-asian="zh" style:country-asian="CN"/>
    </style:style>
    <style:style style:name="P167" style:family="paragraph" style:parent-style-name="Table_20_Contents" style:list-style-name="L15">
      <style:text-properties officeooo:rsid="0137aef7" officeooo:paragraph-rsid="013a5fcc" style:language-asian="zh" style:country-asian="CN"/>
    </style:style>
    <style:style style:name="P168" style:family="paragraph" style:parent-style-name="Table_20_Contents" style:list-style-name="L15">
      <style:text-properties officeooo:rsid="013ea1af" officeooo:paragraph-rsid="013ea1af" style:language-asian="zh" style:country-asian="CN"/>
    </style:style>
    <style:style style:name="P169" style:family="paragraph" style:parent-style-name="Table_20_Contents" style:list-style-name="L21">
      <style:text-properties officeooo:paragraph-rsid="00b6d3ca" style:language-asian="zh" style:country-asian="CN"/>
    </style:style>
    <style:style style:name="P170" style:family="paragraph" style:parent-style-name="Table_20_Contents" style:list-style-name="L26">
      <style:text-properties officeooo:rsid="006a9730" officeooo:paragraph-rsid="006a9730" style:language-asian="zh" style:country-asian="CN"/>
    </style:style>
    <style:style style:name="P171" style:family="paragraph" style:parent-style-name="Table_20_Contents" style:list-style-name="L27">
      <style:text-properties officeooo:rsid="01184c7d" officeooo:paragraph-rsid="01184c7d" style:language-asian="zh" style:country-asian="CN"/>
    </style:style>
    <style:style style:name="P172" style:family="paragraph" style:parent-style-name="Table_20_Contents">
      <style:text-properties officeooo:rsid="01184c7d" officeooo:paragraph-rsid="01184c7d" style:language-asian="zh" style:country-asian="CN"/>
    </style:style>
    <style:style style:name="P173" style:family="paragraph" style:parent-style-name="Table_20_Contents" style:list-style-name="L27">
      <style:text-properties officeooo:paragraph-rsid="01184c7d" style:language-asian="zh" style:country-asian="CN"/>
    </style:style>
    <style:style style:name="P174" style:family="paragraph" style:parent-style-name="Table_20_Contents" style:list-style-name="L20">
      <style:text-properties officeooo:rsid="00b9a673" officeooo:paragraph-rsid="00ba6c6b" style:language-asian="zh" style:country-asian="CN"/>
    </style:style>
    <style:style style:name="P175" style:family="paragraph" style:parent-style-name="Table_20_Contents" style:list-style-name="L28">
      <style:text-properties officeooo:rsid="012b015a" officeooo:paragraph-rsid="012b015a" style:language-asian="zh" style:country-asian="CN"/>
    </style:style>
    <style:style style:name="P176" style:family="paragraph" style:parent-style-name="Table_20_Contents" style:list-style-name="L29">
      <style:text-properties officeooo:paragraph-rsid="010a59a0" style:language-asian="zh" style:country-asian="CN"/>
    </style:style>
    <style:style style:name="P177" style:family="paragraph" style:parent-style-name="Table_20_Contents" style:list-style-name="L15">
      <style:text-properties officeooo:rsid="01412e26" officeooo:paragraph-rsid="01412e26" style:language-asian="zh" style:country-asian="CN"/>
    </style:style>
    <style:style style:name="P178" style:family="paragraph" style:parent-style-name="Table_20_Contents" style:list-style-name="L13">
      <style:text-properties officeooo:paragraph-rsid="0097b497"/>
    </style:style>
    <style:style style:name="P179" style:family="paragraph" style:parent-style-name="Table_20_Contents" style:list-style-name="L14">
      <style:text-properties officeooo:rsid="00a7a147" officeooo:paragraph-rsid="00a7a147"/>
    </style:style>
    <style:style style:name="P180" style:family="paragraph" style:parent-style-name="Table_20_Contents" style:list-style-name="L17">
      <style:text-properties officeooo:paragraph-rsid="0056d825"/>
    </style:style>
    <style:style style:name="P181" style:family="paragraph" style:parent-style-name="Table_20_Contents" style:list-style-name="L18">
      <style:text-properties officeooo:paragraph-rsid="00ae026b"/>
    </style:style>
    <style:style style:name="P182" style:family="paragraph" style:parent-style-name="Table_20_Contents" style:list-style-name="L19">
      <style:text-properties officeooo:paragraph-rsid="00ae026b"/>
    </style:style>
    <style:style style:name="P183" style:family="paragraph" style:parent-style-name="Table_20_Contents" style:list-style-name="L20">
      <style:text-properties officeooo:paragraph-rsid="00b6d3ca"/>
    </style:style>
    <style:style style:name="P184" style:family="paragraph" style:parent-style-name="Table_20_Contents" style:list-style-name="L20">
      <style:text-properties officeooo:paragraph-rsid="00ba6c6b"/>
    </style:style>
    <style:style style:name="P185" style:family="paragraph" style:parent-style-name="Table_20_Contents" style:list-style-name="L22">
      <style:text-properties officeooo:paragraph-rsid="00e30959"/>
    </style:style>
    <style:style style:name="P186" style:family="paragraph" style:parent-style-name="Table_20_Contents" style:list-style-name="L28">
      <style:text-properties officeooo:paragraph-rsid="012b015a"/>
    </style:style>
    <style:style style:name="P187" style:family="paragraph" style:parent-style-name="Table_20_Contents" style:list-style-name="L30"/>
    <style:style style:name="P188" style:family="paragraph" style:parent-style-name="Table_20_Contents" style:list-style-name="L30">
      <style:text-properties officeooo:paragraph-rsid="01472b89"/>
    </style:style>
    <style:style style:name="P189" style:family="paragraph" style:parent-style-name="Table_20_Contents" style:list-style-name="L30">
      <style:text-properties officeooo:rsid="01472b89" officeooo:paragraph-rsid="01472b89"/>
    </style:style>
    <style:style style:name="P190" style:family="paragraph" style:parent-style-name="Table_20_Contents" style:list-style-name="L1">
      <style:paragraph-properties fo:break-before="page"/>
    </style:style>
    <style:style style:name="P191" style:family="paragraph" style:parent-style-name="Table_20_Contents" style:list-style-name="L2">
      <style:paragraph-properties fo:break-before="page"/>
      <style:text-properties officeooo:rsid="00cb4423" style:language-asian="zh" style:country-asian="CN"/>
    </style:style>
    <style:style style:name="P192" style:family="paragraph" style:parent-style-name="Table_20_Contents" style:list-style-name="L4">
      <style:paragraph-properties fo:break-before="page"/>
      <style:text-properties officeooo:paragraph-rsid="0124812d" style:language-asian="zh" style:country-asian="CN"/>
    </style:style>
    <style:style style:name="P193" style:family="paragraph" style:parent-style-name="Table_20_Contents" style:list-style-name="L4">
      <style:paragraph-properties fo:break-before="page"/>
      <style:text-properties officeooo:paragraph-rsid="012fb4b7" style:language-asian="zh" style:country-asian="CN"/>
    </style:style>
    <style:style style:name="P194" style:family="paragraph" style:parent-style-name="Table_20_Contents" style:list-style-name="L4">
      <style:paragraph-properties fo:break-before="page"/>
      <style:text-properties officeooo:paragraph-rsid="01446028" style:language-asian="zh" style:country-asian="CN"/>
    </style:style>
    <style:style style:name="P195" style:family="paragraph" style:parent-style-name="Table_20_Contents" style:list-style-name="L4">
      <style:paragraph-properties fo:break-before="page"/>
    </style:style>
    <style:style style:name="P196" style:family="paragraph" style:parent-style-name="Table_20_Contents" style:list-style-name="L4">
      <style:paragraph-properties fo:break-before="page"/>
      <style:text-properties officeooo:paragraph-rsid="011003f7"/>
    </style:style>
    <style:style style:name="P197" style:family="paragraph" style:parent-style-name="Table_20_Contents" style:list-style-name="L4">
      <style:paragraph-properties fo:break-before="page"/>
      <style:text-properties officeooo:paragraph-rsid="0113f9ef"/>
    </style:style>
    <style:style style:name="P198" style:family="paragraph" style:parent-style-name="Heading_20_2">
      <style:text-properties officeooo:paragraph-rsid="0024f96a"/>
    </style:style>
    <style:style style:name="P199" style:family="paragraph" style:parent-style-name="Heading_20_2">
      <style:text-properties officeooo:rsid="0022880c" officeooo:paragraph-rsid="0024f96a" style:language-asian="zh" style:country-asian="CN"/>
    </style:style>
    <style:style style:name="P200" style:family="paragraph" style:parent-style-name="Heading_20_2">
      <style:text-properties officeooo:rsid="001c957a" officeooo:paragraph-rsid="0067e7e8" style:language-asian="zh" style:country-asian="CN"/>
    </style:style>
    <style:style style:name="P201" style:family="paragraph" style:parent-style-name="Heading_20_2">
      <style:paragraph-properties fo:break-before="page"/>
      <style:text-properties officeooo:paragraph-rsid="01332ee4"/>
    </style:style>
    <style:style style:name="P202" style:family="paragraph" style:parent-style-name="Heading_20_2">
      <style:paragraph-properties fo:break-before="page"/>
      <style:text-properties officeooo:rsid="00626ee0" officeooo:paragraph-rsid="006a3f7d" style:language-asian="zh" style:country-asian="CN"/>
    </style:style>
    <style:style style:name="P203" style:family="paragraph" style:parent-style-name="Heading_20_2">
      <style:paragraph-properties fo:break-before="page"/>
      <style:text-properties officeooo:rsid="0030a636" officeooo:paragraph-rsid="01352b8a" style:language-asian="zh" style:country-asian="CN"/>
    </style:style>
    <style:style style:name="P204" style:family="paragraph" style:parent-style-name="Heading_20_2">
      <style:paragraph-properties fo:break-before="page"/>
      <style:text-properties officeooo:rsid="010a59a0" officeooo:paragraph-rsid="010a59a0" style:language-asian="zh" style:country-asian="CN"/>
    </style:style>
    <style:style style:name="P205" style:family="paragraph" style:parent-style-name="Heading_20_2">
      <style:paragraph-properties fo:break-before="page"/>
      <style:text-properties officeooo:paragraph-rsid="00b7e6e7"/>
    </style:style>
    <style:style style:name="P206" style:family="paragraph" style:parent-style-name="Heading_20_2">
      <style:paragraph-properties fo:break-before="page"/>
      <style:text-properties officeooo:paragraph-rsid="01362959"/>
    </style:style>
    <style:style style:name="P207" style:family="paragraph" style:parent-style-name="Heading_20_2">
      <style:paragraph-properties fo:break-before="page"/>
      <style:text-properties officeooo:paragraph-rsid="012c8dab"/>
    </style:style>
    <style:style style:name="P208" style:family="paragraph" style:parent-style-name="Heading_20_1">
      <style:paragraph-properties fo:break-before="page"/>
    </style:style>
    <style:style style:name="P209" style:family="paragraph" style:parent-style-name="Heading_20_1">
      <style:paragraph-properties fo:break-before="page"/>
      <style:text-properties officeooo:rsid="007f3477" officeooo:paragraph-rsid="007f3477" style:language-asian="zh" style:country-asian="CN"/>
    </style:style>
    <style:style style:name="P210" style:family="paragraph" style:parent-style-name="Heading_20_3">
      <style:text-properties officeooo:paragraph-rsid="0086ce29"/>
    </style:style>
    <style:style style:name="P211" style:family="paragraph" style:parent-style-name="Heading_20_3">
      <style:text-properties officeooo:paragraph-rsid="00823cb3"/>
    </style:style>
    <style:style style:name="P212" style:family="paragraph" style:parent-style-name="Heading_20_3">
      <style:text-properties officeooo:rsid="0022880c" officeooo:paragraph-rsid="00823cb3" style:language-asian="zh" style:country-asian="CN"/>
    </style:style>
    <style:style style:name="P213" style:family="paragraph" style:parent-style-name="Heading_20_3">
      <style:text-properties officeooo:rsid="009711fd" officeooo:paragraph-rsid="009711fd" style:language-asian="zh" style:country-asian="CN"/>
    </style:style>
    <style:style style:name="P214" style:family="paragraph" style:parent-style-name="Heading_20_3">
      <style:text-properties officeooo:paragraph-rsid="0094254c"/>
    </style:style>
    <style:style style:name="P215" style:family="paragraph" style:parent-style-name="Heading_20_3">
      <style:text-properties officeooo:paragraph-rsid="0067e7e8"/>
    </style:style>
    <style:style style:name="P216" style:family="paragraph" style:parent-style-name="Heading_20_3">
      <style:text-properties officeooo:paragraph-rsid="0030f9d5"/>
    </style:style>
    <style:style style:name="P217" style:family="paragraph" style:parent-style-name="Heading_20_3">
      <style:text-properties officeooo:paragraph-rsid="0030a636"/>
    </style:style>
    <style:style style:name="P218" style:family="paragraph" style:parent-style-name="Heading_20_3">
      <style:text-properties officeooo:paragraph-rsid="0036edcd"/>
    </style:style>
    <style:style style:name="P219" style:family="paragraph" style:parent-style-name="Heading_20_3">
      <style:text-properties officeooo:paragraph-rsid="00613d02"/>
    </style:style>
    <style:style style:name="P220" style:family="paragraph" style:parent-style-name="Heading_20_3">
      <style:text-properties officeooo:paragraph-rsid="006cf260"/>
    </style:style>
    <style:style style:name="P221" style:family="paragraph" style:parent-style-name="Heading_20_3">
      <style:text-properties officeooo:paragraph-rsid="00b78a27"/>
    </style:style>
    <style:style style:name="P222" style:family="paragraph" style:parent-style-name="Heading_20_3">
      <style:text-properties officeooo:paragraph-rsid="010a59a0"/>
    </style:style>
    <style:style style:name="P223" style:family="paragraph" style:parent-style-name="Heading_20_3">
      <style:text-properties officeooo:paragraph-rsid="012c8dab"/>
    </style:style>
    <style:style style:name="P224" style:family="paragraph" style:parent-style-name="Text_20_body" style:list-style-name="L3">
      <style:text-properties officeooo:rsid="0048db2f" officeooo:paragraph-rsid="004b0ccd" style:language-asian="zh" style:country-asian="CN"/>
    </style:style>
    <style:style style:name="P225" style:family="paragraph" style:parent-style-name="Text_20_body" style:list-style-name="L4">
      <style:text-properties officeooo:rsid="009ab792" officeooo:paragraph-rsid="009ab792" style:language-asian="zh" style:country-asian="CN"/>
    </style:style>
    <style:style style:name="P226" style:family="paragraph" style:parent-style-name="Text_20_body" style:list-style-name="L4">
      <style:text-properties officeooo:rsid="00c15cb9" officeooo:paragraph-rsid="00c15cb9" style:language-asian="zh" style:country-asian="CN"/>
    </style:style>
    <style:style style:name="P227" style:family="paragraph" style:parent-style-name="Text_20_body" style:list-style-name="L4">
      <style:text-properties officeooo:rsid="00c15cb9" officeooo:paragraph-rsid="00ea4c1c" style:language-asian="zh" style:country-asian="CN"/>
    </style:style>
    <style:style style:name="P228" style:family="paragraph" style:parent-style-name="Text_20_body" style:list-style-name="L4">
      <style:text-properties officeooo:rsid="00f1660f" officeooo:paragraph-rsid="00f1660f" style:language-asian="zh" style:country-asian="CN"/>
    </style:style>
    <style:style style:name="P229" style:family="paragraph" style:parent-style-name="Text_20_body" style:list-style-name="L4">
      <style:text-properties officeooo:rsid="0059b463" officeooo:paragraph-rsid="00ea4c1c" style:language-asian="zh" style:country-asian="CN"/>
    </style:style>
    <style:style style:name="P230" style:family="paragraph" style:parent-style-name="Text_20_body" style:list-style-name="L4">
      <style:text-properties officeooo:rsid="00ebef40" officeooo:paragraph-rsid="00ebef40" style:language-asian="zh" style:country-asian="CN"/>
    </style:style>
    <style:style style:name="P231" style:family="paragraph" style:parent-style-name="Text_20_body" style:list-style-name="L6">
      <style:text-properties officeooo:rsid="0086ce29" style:language-asian="zh" style:country-asian="CN"/>
    </style:style>
    <style:style style:name="P232" style:family="paragraph" style:parent-style-name="Text_20_body" style:list-style-name="L6">
      <style:text-properties officeooo:rsid="0086ce29" officeooo:paragraph-rsid="0094254c" style:language-asian="zh" style:country-asian="CN"/>
    </style:style>
    <style:style style:name="P233" style:family="paragraph" style:parent-style-name="Text_20_body" style:list-style-name="L7">
      <style:text-properties officeooo:rsid="0022880c" officeooo:paragraph-rsid="0034d758" style:language-asian="zh" style:country-asian="CN"/>
    </style:style>
    <style:style style:name="P234" style:family="paragraph" style:parent-style-name="Text_20_body" style:list-style-name="L7">
      <style:text-properties officeooo:rsid="0022880c" officeooo:paragraph-rsid="00cf8016" style:language-asian="zh" style:country-asian="CN"/>
    </style:style>
    <style:style style:name="P235" style:family="paragraph" style:parent-style-name="Text_20_body" style:list-style-name="L7">
      <style:text-properties officeooo:rsid="0022880c" officeooo:paragraph-rsid="00d03869" style:language-asian="zh" style:country-asian="CN"/>
    </style:style>
    <style:style style:name="P236" style:family="paragraph" style:parent-style-name="Text_20_body" style:list-style-name="L9">
      <style:text-properties officeooo:rsid="0022880c" officeooo:paragraph-rsid="0034d758" style:language-asian="zh" style:country-asian="CN"/>
    </style:style>
    <style:style style:name="P237" style:family="paragraph" style:parent-style-name="Text_20_body" style:list-style-name="L9">
      <style:text-properties officeooo:rsid="0022880c" officeooo:paragraph-rsid="007c3523" style:language-asian="zh" style:country-asian="CN"/>
    </style:style>
    <style:style style:name="P238" style:family="paragraph" style:parent-style-name="Text_20_body" style:list-style-name="L11">
      <style:text-properties officeooo:rsid="0022880c" officeooo:paragraph-rsid="011d5c49" style:language-asian="zh" style:country-asian="CN"/>
    </style:style>
    <style:style style:name="P239" style:family="paragraph" style:parent-style-name="Text_20_body" style:list-style-name="L11">
      <style:text-properties officeooo:rsid="0022880c" officeooo:paragraph-rsid="011d7c9c" style:language-asian="zh" style:country-asian="CN"/>
    </style:style>
    <style:style style:name="P240" style:family="paragraph" style:parent-style-name="Text_20_body" style:list-style-name="L7">
      <style:text-properties officeooo:paragraph-rsid="013c2cd3" style:language-asian="zh" style:country-asian="CN"/>
    </style:style>
    <style:style style:name="P241" style:family="paragraph" style:parent-style-name="Text_20_body" style:list-style-name="L11">
      <style:text-properties style:language-asian="zh" style:country-asian="CN"/>
    </style:style>
    <style:style style:name="P242" style:family="paragraph" style:parent-style-name="Text_20_body" style:list-style-name="L11">
      <style:text-properties officeooo:paragraph-rsid="01020a8b" style:language-asian="zh" style:country-asian="CN"/>
    </style:style>
    <style:style style:name="P243" style:family="paragraph" style:parent-style-name="Text_20_body" style:list-style-name="L4">
      <style:text-properties officeooo:paragraph-rsid="0056d825"/>
    </style:style>
    <style:style style:name="P244" style:family="paragraph" style:parent-style-name="Text_20_body" style:list-style-name="L5">
      <style:text-properties officeooo:paragraph-rsid="0024f96a"/>
    </style:style>
    <style:style style:name="P245" style:family="paragraph" style:parent-style-name="Text_20_body" style:list-style-name="L7">
      <style:text-properties officeooo:paragraph-rsid="00cf8016"/>
    </style:style>
    <style:style style:name="P246" style:family="paragraph" style:parent-style-name="Text_20_body" style:list-style-name="L7">
      <style:text-properties fo:font-size="12pt" fo:language="zxx" fo:country="none" officeooo:rsid="0022880c" officeooo:paragraph-rsid="00cf8016" style:font-name-asian="微软雅黑" style:font-size-asian="12pt" style:language-asian="zh" style:country-asian="CN" style:font-size-complex="12pt" style:language-complex="zxx" style:country-complex="none"/>
    </style:style>
    <style:style style:name="P247" style:family="paragraph" style:parent-style-name="Text_20_body" style:list-style-name="L8">
      <style:text-properties officeooo:paragraph-rsid="00823cb3"/>
    </style:style>
    <style:style style:name="P248" style:family="paragraph" style:parent-style-name="Text_20_body" style:list-style-name="L9">
      <style:text-properties officeooo:paragraph-rsid="0068c122"/>
    </style:style>
    <style:style style:name="P249" style:family="paragraph" style:parent-style-name="Text_20_body" style:list-style-name="L9">
      <style:text-properties style:use-window-font-color="true" officeooo:rsid="0022880c" officeooo:paragraph-rsid="007c3523" style:language-asian="zh" style:country-asian="CN"/>
    </style:style>
    <style:style style:name="P250" style:family="paragraph" style:parent-style-name="Text_20_body" style:list-style-name="L9">
      <style:text-properties style:use-window-font-color="true" officeooo:rsid="0022880c" officeooo:paragraph-rsid="009209a0" style:language-asian="zh" style:country-asian="CN"/>
    </style:style>
    <style:style style:name="P251" style:family="paragraph" style:parent-style-name="Text_20_body" style:list-style-name="L9">
      <style:text-properties style:use-window-font-color="true" officeooo:rsid="0022880c" officeooo:paragraph-rsid="00d48a47" style:language-asian="zh" style:country-asian="CN"/>
    </style:style>
    <style:style style:name="P252" style:family="paragraph" style:parent-style-name="Text_20_body" style:list-style-name="L12">
      <style:text-properties style:use-window-font-color="true" officeooo:rsid="0022880c" officeooo:paragraph-rsid="009c1b20" style:language-asian="zh" style:country-asian="CN"/>
    </style:style>
    <style:style style:name="P253" style:family="paragraph" style:parent-style-name="Text_20_body" style:list-style-name="L9">
      <style:text-properties style:use-window-font-color="true" officeooo:rsid="00bb77e1" officeooo:paragraph-rsid="00bbdb6f" style:language-asian="zh" style:country-asian="CN"/>
    </style:style>
    <style:style style:name="P254" style:family="paragraph" style:parent-style-name="Text_20_body" style:list-style-name="L9">
      <style:text-properties style:use-window-font-color="true" officeooo:rsid="01228538" officeooo:paragraph-rsid="01228538" style:language-asian="zh" style:country-asian="CN"/>
    </style:style>
    <style:style style:name="P255" style:family="paragraph" style:parent-style-name="Text_20_body" style:list-style-name="L12">
      <style:text-properties style:use-window-font-color="true" officeooo:rsid="0056d825" officeooo:paragraph-rsid="007c3523" style:language-asian="zh" style:country-asian="CN"/>
    </style:style>
    <style:style style:name="P256" style:family="paragraph" style:parent-style-name="Text_20_body" style:list-style-name="L12">
      <style:text-properties style:use-window-font-color="true" officeooo:rsid="009c1b20" officeooo:paragraph-rsid="009c1b20" style:language-asian="zh" style:country-asian="CN"/>
    </style:style>
    <style:style style:name="P257" style:family="paragraph" style:parent-style-name="Text_20_body" style:list-style-name="L9">
      <style:text-properties style:use-window-font-color="true" officeooo:rsid="00d10ce4" officeooo:paragraph-rsid="01215160" style:language-asian="zh" style:country-asian="CN"/>
    </style:style>
    <style:style style:name="P258" style:family="paragraph" style:parent-style-name="Text_20_body" style:list-style-name="L10">
      <style:text-properties officeooo:rsid="002ce2ec" officeooo:paragraph-rsid="002ce2ec"/>
    </style:style>
    <style:style style:name="P259" style:family="paragraph" style:parent-style-name="Text_20_body" style:list-style-name="L3">
      <style:paragraph-properties fo:break-before="page"/>
      <style:text-properties officeooo:paragraph-rsid="004b0ccd"/>
    </style:style>
    <style:style style:name="P260" style:family="paragraph" style:parent-style-name="Text_20_body" style:list-style-name="L4">
      <style:paragraph-properties fo:break-before="page"/>
      <style:text-properties officeooo:paragraph-rsid="0056d825"/>
    </style:style>
    <style:style style:name="P261" style:family="paragraph" style:parent-style-name="Text_20_body" style:list-style-name="L4">
      <style:paragraph-properties fo:break-before="page"/>
      <style:text-properties officeooo:paragraph-rsid="0066ef9f"/>
    </style:style>
    <style:style style:name="P262" style:family="paragraph" style:parent-style-name="Text_20_body" style:list-style-name="L4">
      <style:paragraph-properties fo:break-before="page"/>
      <style:text-properties officeooo:rsid="0059b463" officeooo:paragraph-rsid="007e4fc7" style:language-asian="zh" style:country-asian="CN"/>
    </style:style>
    <style:style style:name="P263" style:family="paragraph" style:parent-style-name="Text_20_body" style:list-style-name="L4">
      <style:paragraph-properties fo:break-before="page"/>
      <style:text-properties officeooo:rsid="0059b463" officeooo:paragraph-rsid="00c15cb9" style:language-asian="zh" style:country-asian="CN"/>
    </style:style>
    <style:style style:name="P264" style:family="paragraph" style:parent-style-name="Text_20_body" style:list-style-name="L4">
      <style:paragraph-properties fo:break-before="page"/>
      <style:text-properties officeooo:rsid="0059b463" officeooo:paragraph-rsid="00ea4c1c" style:language-asian="zh" style:country-asian="CN"/>
    </style:style>
    <style:style style:name="P265" style:family="paragraph" style:parent-style-name="Text_20_body" style:list-style-name="L4">
      <style:paragraph-properties fo:break-before="page"/>
      <style:text-properties officeooo:rsid="009ab792" officeooo:paragraph-rsid="009ab792" style:language-asian="zh" style:country-asian="CN"/>
    </style:style>
    <style:style style:name="P266" style:family="paragraph" style:parent-style-name="Text_20_body" style:list-style-name="L4">
      <style:paragraph-properties fo:break-before="page"/>
      <style:text-properties officeooo:rsid="009ab792" officeooo:paragraph-rsid="009af951" style:language-asian="zh" style:country-asian="CN"/>
    </style:style>
    <style:style style:name="P267" style:family="paragraph" style:parent-style-name="Text_20_body" style:list-style-name="L4">
      <style:paragraph-properties fo:break-before="page"/>
      <style:text-properties officeooo:rsid="009ab792" officeooo:paragraph-rsid="00a5ec5d" style:language-asian="zh" style:country-asian="CN"/>
    </style:style>
    <style:style style:name="P268" style:family="paragraph" style:parent-style-name="Text_20_body" style:list-style-name="L4">
      <style:paragraph-properties fo:break-before="page"/>
      <style:text-properties officeooo:rsid="009ab792" officeooo:paragraph-rsid="00ea4c1c" style:language-asian="zh" style:country-asian="CN"/>
    </style:style>
    <style:style style:name="P269" style:family="paragraph" style:parent-style-name="Text_20_body" style:list-style-name="L4">
      <style:paragraph-properties fo:break-before="page"/>
      <style:text-properties officeooo:paragraph-rsid="0056d825"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officeooo:rsid="0030a636" style:language-asian="zh" style:country-asian="CN"/>
    </style:style>
    <style:style style:name="T3" style:family="text">
      <style:text-properties officeooo:rsid="00283268" style:language-asian="zh" style:country-asian="CN"/>
    </style:style>
    <style:style style:name="T4" style:family="text">
      <style:text-properties officeooo:rsid="00470d88" style:language-asian="zh" style:country-asian="CN"/>
    </style:style>
    <style:style style:name="T5" style:family="text">
      <style:text-properties officeooo:rsid="0048db2f" style:language-asian="zh" style:country-asian="CN"/>
    </style:style>
    <style:style style:name="T6" style:family="text">
      <style:text-properties officeooo:rsid="00494526" style:language-asian="zh" style:country-asian="CN"/>
    </style:style>
    <style:style style:name="T7" style:family="text">
      <style:text-properties officeooo:rsid="00294f77" style:language-asian="zh" style:country-asian="CN"/>
    </style:style>
    <style:style style:name="T8" style:family="text">
      <style:text-properties officeooo:rsid="00801f0b" style:language-asian="zh" style:country-asian="CN"/>
    </style:style>
    <style:style style:name="T9" style:family="text">
      <style:text-properties officeooo:rsid="0022880c" style:language-asian="zh" style:country-asian="CN"/>
    </style:style>
    <style:style style:name="T10" style:family="text">
      <style:text-properties officeooo:rsid="00962277" style:language-asian="zh" style:country-asian="CN"/>
    </style:style>
    <style:style style:name="T11" style:family="text">
      <style:text-properties officeooo:rsid="0097b497" style:language-asian="zh" style:country-asian="CN"/>
    </style:style>
    <style:style style:name="T12" style:family="text">
      <style:text-properties officeooo:rsid="00983fb4" style:language-asian="zh" style:country-asian="CN"/>
    </style:style>
    <style:style style:name="T13" style:family="text">
      <style:text-properties officeooo:rsid="0099ff37" style:language-asian="zh" style:country-asian="CN"/>
    </style:style>
    <style:style style:name="T14" style:family="text">
      <style:text-properties officeooo:rsid="0068c122" style:language-asian="zh" style:country-asian="CN"/>
    </style:style>
    <style:style style:name="T15" style:family="text">
      <style:text-properties officeooo:rsid="009d3c1c" style:language-asian="zh" style:country-asian="CN"/>
    </style:style>
    <style:style style:name="T16" style:family="text">
      <style:text-properties officeooo:rsid="009e40e3" style:language-asian="zh" style:country-asian="CN"/>
    </style:style>
    <style:style style:name="T17" style:family="text">
      <style:text-properties officeooo:rsid="0056d81b" style:language-asian="zh" style:country-asian="CN"/>
    </style:style>
    <style:style style:name="T18" style:family="text">
      <style:text-properties officeooo:rsid="009f872a" style:language-asian="zh" style:country-asian="CN"/>
    </style:style>
    <style:style style:name="T19" style:family="text">
      <style:text-properties officeooo:rsid="00a88fe2" style:language-asian="zh" style:country-asian="CN"/>
    </style:style>
    <style:style style:name="T20" style:family="text">
      <style:text-properties officeooo:rsid="00b0b46a" style:language-asian="zh" style:country-asian="CN"/>
    </style:style>
    <style:style style:name="T21" style:family="text">
      <style:text-properties officeooo:rsid="00b4b912" style:language-asian="zh" style:country-asian="CN"/>
    </style:style>
    <style:style style:name="T22" style:family="text">
      <style:text-properties officeooo:rsid="00b6d3ca" style:language-asian="zh" style:country-asian="CN"/>
    </style:style>
    <style:style style:name="T23" style:family="text">
      <style:text-properties officeooo:rsid="00be48fa" style:language-asian="zh" style:country-asian="CN"/>
    </style:style>
    <style:style style:name="T24" style:family="text">
      <style:text-properties officeooo:rsid="00e2ce0f" style:language-asian="zh" style:country-asian="CN"/>
    </style:style>
    <style:style style:name="T25" style:family="text">
      <style:text-properties officeooo:rsid="01122c9a" style:language-asian="zh" style:country-asian="CN"/>
    </style:style>
    <style:style style:name="T26" style:family="text">
      <style:text-properties officeooo:rsid="012b015a" style:language-asian="zh" style:country-asian="CN"/>
    </style:style>
    <style:style style:name="T27" style:family="text">
      <style:text-properties officeooo:rsid="01362959" style:language-asian="zh" style:country-asian="CN"/>
    </style:style>
    <style:style style:name="T28" style:family="text">
      <style:text-properties officeooo:rsid="01472b89" style:language-asian="zh" style:country-asian="CN"/>
    </style:style>
    <style:style style:name="T29" style:family="text">
      <style:text-properties officeooo:rsid="001c957a" style:language-asian="zh" style:country-asian="CN"/>
    </style:style>
    <style:style style:name="T30" style:family="text">
      <style:text-properties officeooo:rsid="001c957a"/>
    </style:style>
    <style:style style:name="T31" style:family="text">
      <style:text-properties officeooo:rsid="0036edcd"/>
    </style:style>
    <style:style style:name="T32" style:family="text">
      <style:text-properties officeooo:rsid="00374857"/>
    </style:style>
    <style:style style:name="T33" style:family="text">
      <style:text-properties style:font-name="Consolas" officeooo:rsid="00410e51" style:language-asian="zh" style:country-asian="CN"/>
    </style:style>
    <style:style style:name="T34" style:family="text">
      <style:text-properties style:font-name="Consolas" officeooo:rsid="0045572d" style:language-asian="zh" style:country-asian="CN"/>
    </style:style>
    <style:style style:name="T35" style:family="text">
      <style:text-properties officeooo:rsid="0039d294"/>
    </style:style>
    <style:style style:name="T36" style:family="text">
      <style:text-properties officeooo:rsid="00294f77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style:font-name-asian="Times New Roman"/>
    </style:style>
    <style:style style:name="T39" style:family="text">
      <style:text-properties style:font-name="Times New Roman" officeooo:rsid="003c5ff1" style:font-name-asian="Times New Roman" style:language-asian="zh" style:country-asian="CN"/>
    </style:style>
    <style:style style:name="T40" style:family="text">
      <style:text-properties style:font-name="Times New Roman" style:language-asian="zh" style:country-asian="CN"/>
    </style:style>
    <style:style style:name="T41" style:family="text">
      <style:text-properties style:font-name="Times New Roman" officeooo:rsid="00410e51" style:language-asian="zh" style:country-asian="CN"/>
    </style:style>
    <style:style style:name="T42" style:family="text">
      <style:text-properties style:font-name="Times New Roman" officeooo:rsid="003e6c30" style:language-asian="zh" style:country-asian="CN"/>
    </style:style>
    <style:style style:name="T43" style:family="text">
      <style:text-properties style:font-name="Times New Roman" officeooo:rsid="003c5ff1" style:language-asian="zh" style:country-asian="CN"/>
    </style:style>
    <style:style style:name="T44" style:family="text">
      <style:text-properties style:font-name="Times New Roman" officeooo:rsid="00283268" style:language-asian="zh" style:country-asian="CN"/>
    </style:style>
    <style:style style:name="T45" style:family="text">
      <style:text-properties style:font-name="Times New Roman" officeooo:rsid="004fec24" style:language-asian="zh" style:country-asian="CN"/>
    </style:style>
    <style:style style:name="T46" style:family="text">
      <style:text-properties style:font-name="Times New Roman" officeooo:rsid="003c5ff1"/>
    </style:style>
    <style:style style:name="T47" style:family="text">
      <style:text-properties officeooo:rsid="00498d2b"/>
    </style:style>
    <style:style style:name="T48" style:family="text">
      <style:text-properties style:use-window-font-color="true" officeooo:rsid="00498d2b"/>
    </style:style>
    <style:style style:name="T49" style:family="text">
      <style:text-properties style:use-window-font-color="true" officeooo:rsid="0056d825" style:language-asian="zh" style:country-asian="CN"/>
    </style:style>
    <style:style style:name="T50" style:family="text">
      <style:text-properties style:use-window-font-color="true" officeooo:rsid="00ab77b3" style:language-asian="zh" style:country-asian="CN"/>
    </style:style>
    <style:style style:name="T51" style:family="text">
      <style:text-properties style:use-window-font-color="true" officeooo:rsid="00addab5" style:language-asian="zh" style:country-asian="CN"/>
    </style:style>
    <style:style style:name="T52" style:family="text">
      <style:text-properties officeooo:rsid="00658973"/>
    </style:style>
    <style:style style:name="T53" style:family="text">
      <style:text-properties officeooo:rsid="006a3f7d"/>
    </style:style>
    <style:style style:name="T54" style:family="text">
      <style:text-properties officeooo:rsid="00745e38"/>
    </style:style>
    <style:style style:name="T55" style:family="text">
      <style:text-properties officeooo:rsid="007746bf"/>
    </style:style>
    <style:style style:name="T56" style:family="text">
      <style:text-properties officeooo:rsid="0078392d"/>
    </style:style>
    <style:style style:name="T57" style:family="text">
      <style:text-properties officeooo:rsid="007c6803"/>
    </style:style>
    <style:style style:name="T58" style:family="text">
      <style:text-properties officeooo:rsid="00494526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style:language-asian="zh" style:country-asian="CN" style:font-style-asian="normal" style:font-style-complex="normal"/>
    </style:style>
    <style:style style:name="T61" style:family="text">
      <style:text-properties fo:font-style="normal" officeooo:rsid="00983fb4" style:language-asian="zh" style:country-asian="CN" style:font-style-asian="normal" style:font-style-complex="normal"/>
    </style:style>
    <style:style style:name="T62" style:family="text">
      <style:text-properties officeooo:rsid="008a8cd5"/>
    </style:style>
    <style:style style:name="T63" style:family="text">
      <style:text-properties officeooo:rsid="008d73f9"/>
    </style:style>
    <style:style style:name="T64" style:family="text">
      <style:text-properties officeooo:rsid="00936607"/>
    </style:style>
    <style:style style:name="T65" style:family="text">
      <style:text-properties officeooo:rsid="00aa6d0f"/>
    </style:style>
    <style:style style:name="T66" style:family="text">
      <style:text-properties officeooo:rsid="00ab77b3"/>
    </style:style>
    <style:style style:name="T67" style:family="text">
      <style:text-properties fo:color="#333333" style:font-name="Consolas"/>
    </style:style>
    <style:style style:name="T68" style:family="text">
      <style:text-properties fo:color="#333333" style:font-name="Consolas" style:language-asian="zh" style:country-asian="CN"/>
    </style:style>
    <style:style style:name="T69" style:family="text">
      <style:text-properties fo:color="#333333" style:font-name="Consolas" officeooo:rsid="0056d825" style:language-asian="zh" style:country-asian="CN"/>
    </style:style>
    <style:style style:name="T70" style:family="text">
      <style:text-properties fo:color="#333333" style:font-name="Consolas" officeooo:rsid="00ab77b3" style:language-asian="zh" style:country-asian="CN"/>
    </style:style>
    <style:style style:name="T71" style:family="text">
      <style:text-properties fo:color="#333333" style:font-name="Consolas" officeooo:rsid="00e2ce0f" style:language-asian="zh" style:country-asian="CN"/>
    </style:style>
    <style:style style:name="T72" style:family="text">
      <style:text-properties fo:color="#c44c57" style:font-name="Consolas"/>
    </style:style>
    <style:style style:name="T73" style:family="text">
      <style:text-properties officeooo:rsid="00b64ce8"/>
    </style:style>
    <style:style style:name="T74" style:family="text">
      <style:text-properties officeooo:rsid="00ba6c6b"/>
    </style:style>
    <style:style style:name="T75" style:family="text">
      <style:text-properties officeooo:rsid="00bbdb6f"/>
    </style:style>
    <style:style style:name="T76" style:family="text">
      <style:text-properties fo:font-size="12pt" fo:language="zxx" fo:country="none" style:font-name-asian="微软雅黑" style:font-size-asian="12pt" style:font-size-complex="12pt" style:language-complex="zxx" style:country-complex="none"/>
    </style:style>
    <style:style style:name="T77" style:family="text">
      <style:text-properties fo:font-size="12pt" fo:language="zxx" fo:country="none" officeooo:rsid="0022880c" style:font-name-asian="微软雅黑" style:font-size-asian="12pt" style:language-asian="zh" style:country-asian="CN" style:font-size-complex="12pt" style:language-complex="zxx" style:country-complex="none"/>
    </style:style>
    <style:style style:name="T78" style:family="text">
      <style:text-properties officeooo:rsid="00d2b182"/>
    </style:style>
    <style:style style:name="T79" style:family="text">
      <style:text-properties officeooo:rsid="00e2663c"/>
    </style:style>
    <style:style style:name="T80" style:family="text">
      <style:text-properties officeooo:rsid="00e2ce0f"/>
    </style:style>
    <style:style style:name="T81" style:family="text">
      <style:text-properties officeooo:rsid="00e30959"/>
    </style:style>
    <style:style style:name="T82" style:family="text">
      <style:text-properties officeooo:rsid="00ebef40"/>
    </style:style>
    <style:style style:name="T83" style:family="text">
      <style:text-properties officeooo:rsid="00edc1b2"/>
    </style:style>
    <style:style style:name="T84" style:family="text">
      <style:text-properties officeooo:rsid="00f31cdf"/>
    </style:style>
    <style:style style:name="T85" style:family="text">
      <style:text-properties officeooo:rsid="00f6ace4"/>
    </style:style>
    <style:style style:name="T86" style:family="text">
      <style:text-properties officeooo:rsid="00f74280"/>
    </style:style>
    <style:style style:name="T87" style:family="text">
      <style:text-properties officeooo:rsid="0086ce29"/>
    </style:style>
    <style:style style:name="T88" style:family="text">
      <style:text-properties officeooo:rsid="010a59a0"/>
    </style:style>
    <style:style style:name="T89" style:family="text">
      <style:text-properties officeooo:rsid="01106d5e"/>
    </style:style>
    <style:style style:name="T90" style:family="text">
      <style:text-properties officeooo:rsid="01155e02"/>
    </style:style>
    <style:style style:name="T91" style:family="text">
      <style:text-properties fo:language="en" fo:country="US" officeooo:rsid="011d7c9c"/>
    </style:style>
    <style:style style:name="T92" style:family="text">
      <style:text-properties fo:language="en" fo:country="US" officeooo:rsid="013a5fcc"/>
    </style:style>
    <style:style style:name="T93" style:family="text">
      <style:text-properties officeooo:rsid="011d7c9c"/>
    </style:style>
    <style:style style:name="T94" style:family="text">
      <style:text-properties fo:color="#3364a4" style:font-name="Consolas"/>
    </style:style>
    <style:style style:name="T95" style:family="text">
      <style:text-properties officeooo:rsid="01280f76"/>
    </style:style>
    <style:style style:name="T96" style:family="text">
      <style:text-properties officeooo:rsid="01332ee4"/>
    </style:style>
    <style:style style:name="T97" style:family="text">
      <style:text-properties officeooo:rsid="01352b8a"/>
    </style:style>
    <style:style style:name="T98" style:family="text">
      <style:text-properties officeooo:rsid="013d6a9e"/>
    </style:style>
    <style:style style:name="T99" style:family="text">
      <style:text-properties officeooo:rsid="013fe6c2"/>
    </style:style>
    <style:style style:name="T100" style:family="text">
      <style:text-properties officeooo:rsid="01465e0e"/>
    </style:style>
    <style:style style:name="T101" style:family="text">
      <style:text-properties officeooo:rsid="01472b8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120"><text:a xlink:type="simple" xlink:href="#__RefHeading___Toc107_1048858440" text:style-name="Index_20_Link" text:visited-style-name="Index_20_Link">第1条版本定义<text:tab/>3</text:a></text:p>
          <text:p text:style-name="P120"><text:a xlink:type="simple" xlink:href="#__RefHeading___Toc684_2087217759" text:style-name="Index_20_Link" text:visited-style-name="Index_20_Link">第2条日志<text:tab/>4</text:a></text:p>
          <text:p text:style-name="P120"><text:a xlink:type="simple" xlink:href="#__RefHeading___Toc83_2009966291" text:style-name="Index_20_Link" text:visited-style-name="Index_20_Link">第3条计划功能<text:tab/>7</text:a></text:p>
          <text:p text:style-name="P122"><text:a xlink:type="simple" xlink:href="#__RefHeading___Toc85_2009966291" text:style-name="Index_20_Link" text:visited-style-name="Index_20_Link">节3.1.正式版本目标<text:tab/>7</text:a></text:p>
          <text:p text:style-name="P122"><text:a xlink:type="simple" xlink:href="#__RefHeading___Toc87_2009966291" text:style-name="Index_20_Link" text:visited-style-name="Index_20_Link">节3.2.新增功能目标<text:tab/>7</text:a></text:p>
          <text:p text:style-name="P121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59"> </text:span></text:a><text:a xlink:type="simple" xlink:href="#__RefHeading___Toc1531_99736836" text:style-name="Index_20_Link" text:visited-style-name="Index_20_Link"><text:span text:style-name="T59">Project</text:span></text:a><text:a xlink:type="simple" xlink:href="#__RefHeading___Toc1531_99736836" text:style-name="Index_20_Link" text:visited-style-name="Index_20_Link"><text:tab/>7</text:a></text:p>
          <text:p text:style-name="P121"><text:a xlink:type="simple" xlink:href="#__RefHeading___Toc1725_869083392" text:style-name="Index_20_Link" text:visited-style-name="Index_20_Link">(b)脚本代码<text:tab/>7</text:a></text:p>
          <text:p text:style-name="P122"><text:a xlink:type="simple" xlink:href="#__RefHeading___Toc89_2009966291" text:style-name="Index_20_Link" text:visited-style-name="Index_20_Link">节3.3.修正目标<text:tab/>7</text:a></text:p>
          <text:p text:style-name="P121"><text:a xlink:type="simple" xlink:href="#__RefHeading___Toc1727_869083392" text:style-name="Index_20_Link" text:visited-style-name="Index_20_Link">(a)Unity工程<text:tab/>7</text:a></text:p>
          <text:p text:style-name="P121"><text:a xlink:type="simple" xlink:href="#__RefHeading___Toc1729_869083392" text:style-name="Index_20_Link" text:visited-style-name="Index_20_Link">(b)脚本代码<text:tab/>7</text:a></text:p>
          <text:p text:style-name="P122"><text:a xlink:type="simple" xlink:href="#__RefHeading___Toc91_2009966291" text:style-name="Index_20_Link" text:visited-style-name="Index_20_Link">节3.4.未定义<text:tab/>8</text:a></text:p>
          <text:p text:style-name="P122"><text:a xlink:type="simple" xlink:href="#__RefHeading___Toc1054_81647745" text:style-name="Index_20_Link" text:visited-style-name="Index_20_Link">节3.5.已完成<text:tab/>8</text:a></text:p>
          <text:p text:style-name="P121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59"> </text:span></text:a><text:a xlink:type="simple" xlink:href="#__RefHeading___Toc1533_99736836" text:style-name="Index_20_Link" text:visited-style-name="Index_20_Link"><text:span text:style-name="T59">Project</text:span></text:a><text:a xlink:type="simple" xlink:href="#__RefHeading___Toc1533_99736836" text:style-name="Index_20_Link" text:visited-style-name="Index_20_Link"><text:tab/>8</text:a></text:p>
          <text:p text:style-name="P121"><text:a xlink:type="simple" xlink:href="#__RefHeading___Toc1725_8690833921" text:style-name="Index_20_Link" text:visited-style-name="Index_20_Link">(b)脚本代码<text:tab/>8</text:a></text:p>
          <text:p text:style-name="P123"><text:a xlink:type="simple" xlink:href="#__RefHeading___Toc1056_81647745" text:style-name="Index_20_Link" text:visited-style-name="Index_20_Link"><text:s/>① 功能<text:tab/>8</text:a></text:p>
          <text:p text:style-name="P123"><text:a xlink:type="simple" xlink:href="#__RefHeading___Toc1058_81647745" text:style-name="Index_20_Link" text:visited-style-name="Index_20_Link"><text:s/>② 修正<text:tab/>8</text:a></text:p>
          <text:p text:style-name="P120"><text:a xlink:type="simple" xlink:href="#__RefHeading___Toc893_81647745" text:style-name="Index_20_Link" text:visited-style-name="Index_20_Link">第4条Unity Project<text:tab/>10</text:a></text:p>
          <text:p text:style-name="P121"><text:a xlink:type="simple" xlink:href="#__RefHeading___Toc895_81647745" text:style-name="Index_20_Link" text:visited-style-name="Index_20_Link">(a)正式版本<text:tab/>10</text:a></text:p>
          <text:p text:style-name="P121"><text:a xlink:type="simple" xlink:href="#__RefHeading___Toc113_20099662912223" text:style-name="Index_20_Link" text:visited-style-name="Index_20_Link">(b)新增<text:tab/>10</text:a></text:p>
          <text:p text:style-name="P121"><text:a xlink:type="simple" xlink:href="#__RefHeading___Toc115_20099662912324" text:style-name="Index_20_Link" text:visited-style-name="Index_20_Link">(c)修改<text:tab/>10</text:a></text:p>
          <text:p text:style-name="P120"><text:a xlink:type="simple" xlink:href="#__RefHeading___Toc897_81647745" text:style-name="Index_20_Link" text:visited-style-name="Index_20_Link">第5条脚本代码<text:tab/>12</text:a></text:p>
          <text:p text:style-name="P122"><text:a xlink:type="simple" xlink:href="#__RefHeading___Toc899_81647745" text:style-name="Index_20_Link" text:visited-style-name="Index_20_Link">节5.1.CameraFunctions.cs<text:tab/>12</text:a></text:p>
          <text:p text:style-name="P121"><text:a xlink:type="simple" xlink:href="#__RefHeading___Toc95_2009966291" text:style-name="Index_20_Link" text:visited-style-name="Index_20_Link">(a)正式版本<text:tab/>12</text:a></text:p>
          <text:p text:style-name="P121"><text:a xlink:type="simple" xlink:href="#__RefHeading___Toc97_2009966291" text:style-name="Index_20_Link" text:visited-style-name="Index_20_Link">(b)新增功能<text:tab/>12</text:a></text:p>
          <text:p text:style-name="P121"><text:a xlink:type="simple" xlink:href="#__RefHeading___Toc99_2009966291" text:style-name="Index_20_Link" text:visited-style-name="Index_20_Link">(c)修正<text:tab/>13</text:a></text:p>
          <text:p text:style-name="P122"><text:a xlink:type="simple" xlink:href="#__RefHeading___Toc101_2009966291" text:style-name="Index_20_Link" text:visited-style-name="Index_20_Link">节5.2.Player_Camera_Controller_RTS_RPG_AstarPathfing_Project.cs<text:tab/>15</text:a></text:p>
          <text:p text:style-name="P121"><text:a xlink:type="simple" xlink:href="#__RefHeading___Toc103_2009966291" text:style-name="Index_20_Link" text:visited-style-name="Index_20_Link">(a)正式版本<text:tab/>15</text:a></text:p>
          <text:p text:style-name="P121"><text:a xlink:type="simple" xlink:href="#__RefHeading___Toc105_2009966291" text:style-name="Index_20_Link" text:visited-style-name="Index_20_Link">(b)新增功能<text:tab/>15</text:a></text:p>
          <text:p text:style-name="P121"><text:a xlink:type="simple" xlink:href="#__RefHeading___Toc107_2009966291" text:style-name="Index_20_Link" text:visited-style-name="Index_20_Link">(c)修正<text:tab/>16</text:a></text:p>
          <text:p text:style-name="P122"><text:a xlink:type="simple" xlink:href="#__RefHeading___Toc109_2009966291" text:style-name="Index_20_Link" text:visited-style-name="Index_20_Link">节5.3.Utils_RTS_Draw.cs<text:tab/>17</text:a></text:p>
          <text:p text:style-name="P121"><text:a xlink:type="simple" xlink:href="#__RefHeading___Toc111_2009966291" text:style-name="Index_20_Link" text:visited-style-name="Index_20_Link">(a)正式版本<text:tab/>17</text:a></text:p>
          <text:p text:style-name="P121"><text:a xlink:type="simple" xlink:href="#__RefHeading___Toc113_2009966291" text:style-name="Index_20_Link" text:visited-style-name="Index_20_Link">(b)新增功能<text:tab/>17</text:a></text:p>
          <text:p text:style-name="P121"><text:a xlink:type="simple" xlink:href="#__RefHeading___Toc115_2009966291" text:style-name="Index_20_Link" text:visited-style-name="Index_20_Link">(c)修正<text:tab/>17</text:a></text:p>
          <text:p text:style-name="P122"><text:a xlink:type="simple" xlink:href="#__RefHeading___Toc901_81647745" text:style-name="Index_20_Link" text:visited-style-name="Index_20_Link">节5.4.Selectable_Unit_Controller_AstarPathfing_Project.cs<text:tab/>18</text:a></text:p>
          <text:p text:style-name="P121"><text:a xlink:type="simple" xlink:href="#__RefHeading___Toc111_200996629121" text:style-name="Index_20_Link" text:visited-style-name="Index_20_Link">(a)正式版本<text:tab/>18</text:a></text:p>
          <text:p text:style-name="P121"><text:a xlink:type="simple" xlink:href="#__RefHeading___Toc113_200996629122" text:style-name="Index_20_Link" text:visited-style-name="Index_20_Link">(b)新增功能<text:tab/>18</text:a></text:p>
          <text:p text:style-name="P121"><text:a xlink:type="simple" xlink:href="#__RefHeading___Toc115_200996629123" text:style-name="Index_20_Link" text:visited-style-name="Index_20_Link">(c)修正<text:tab/>18</text:a></text:p>
          <text:p text:style-name="P122"><text:a xlink:type="simple" xlink:href="#__RefHeading___Toc1060_81647745" text:style-name="Index_20_Link" text:visited-style-name="Index_20_Link">节5.5. Public_Functions.cs<text:tab/>19</text:a></text:p>
          <text:p text:style-name="P121"><text:a xlink:type="simple" xlink:href="#__RefHeading___Toc111_20099662912130" text:style-name="Index_20_Link" text:visited-style-name="Index_20_Link">(a)正式版本<text:tab/>19</text:a></text:p>
          <text:p text:style-name="P121"><text:a xlink:type="simple" xlink:href="#__RefHeading___Toc113_20099662912231" text:style-name="Index_20_Link" text:visited-style-name="Index_20_Link">(b)新增功能<text:tab/>19</text:a></text:p>
          <text:p text:style-name="P121"><text:a xlink:type="simple" xlink:href="#__RefHeading___Toc115_20099662912332" text:style-name="Index_20_Link" text:visited-style-name="Index_20_Link">(c)修正<text:tab/>19</text:a></text:p>
          <text:p text:style-name="P122"><text:a xlink:type="simple" xlink:href="#__RefHeading___Toc2150_1894085766" text:style-name="Index_20_Link" text:visited-style-name="Index_20_Link">节5.6.AIPath_For_Rigidbody_From_AstarPathfindingProject.cs<text:tab/>20</text:a></text:p>
          <text:p text:style-name="P121"><text:a xlink:type="simple" xlink:href="#__RefHeading___Toc111_200996629121301" text:style-name="Index_20_Link" text:visited-style-name="Index_20_Link">(a)正式版本<text:tab/>20</text:a></text:p>
          <text:p text:style-name="P121"><text:a xlink:type="simple" xlink:href="#__RefHeading___Toc113_200996629122311" text:style-name="Index_20_Link" text:visited-style-name="Index_20_Link">(b)新增功能<text:tab/>20</text:a></text:p>
          <text:p text:style-name="P121"><text:a xlink:type="simple" xlink:href="#__RefHeading___Toc115_200996629123321" text:style-name="Index_20_Link" text:visited-style-name="Index_20_Link">(c)修正<text:tab/>20</text:a></text:p>
          <text:p text:style-name="P122"><text:a xlink:type="simple" xlink:href="#__RefHeading___Toc2446_1293489740" text:style-name="Index_20_Link" text:visited-style-name="Index_20_Link">节5.7. Enemy_Controller_AstarPathfinding_Project.cs<text:tab/>21</text:a></text:p>
          <text:p text:style-name="P121"><text:a xlink:type="simple" xlink:href="#__RefHeading___Toc111_2009966291213011" text:style-name="Index_20_Link" text:visited-style-name="Index_20_Link">(a)正式版本<text:tab/>21</text:a></text:p>
          <text:p text:style-name="P121"><text:soft-page-break/><text:a xlink:type="simple" xlink:href="#__RefHeading___Toc113_2009966291223111" text:style-name="Index_20_Link" text:visited-style-name="Index_20_Link">(b)新增功能<text:tab/>21</text:a></text:p>
          <text:p text:style-name="P121"><text:a xlink:type="simple" xlink:href="#__RefHeading___Toc115_2009966291233211" text:style-name="Index_20_Link" text:visited-style-name="Index_20_Link">(c)修正<text:tab/>21</text:a></text:p>
          <text:p text:style-name="P122"><text:a xlink:type="simple" xlink:href="#__RefHeading___Toc2448_1293489740" text:style-name="Index_20_Link" text:visited-style-name="Index_20_Link">节5.8. (Script Name)<text:tab/>22</text:a></text:p>
          <text:p text:style-name="P121"><text:a xlink:type="simple" xlink:href="#__RefHeading___Toc111_20099662912130111" text:style-name="Index_20_Link" text:visited-style-name="Index_20_Link">(a)正式版本<text:tab/>22</text:a></text:p>
          <text:p text:style-name="P121"><text:a xlink:type="simple" xlink:href="#__RefHeading___Toc113_20099662912231111" text:style-name="Index_20_Link" text:visited-style-name="Index_20_Link">(b)新增功能<text:tab/>22</text:a></text:p>
          <text:p text:style-name="P121"><text:a xlink:type="simple" xlink:href="#__RefHeading___Toc115_20099662912332111" text:style-name="Index_20_Link" text:visited-style-name="Index_20_Link">(c)修正<text:tab/>22</text:a></text:p>
        </text:index-body>
      </text:table-of-content>
      <text:p text:style-name="Standard"/>
      <text:p text:style-name="P1"/>
      <text:h text:style-name="P208" text:outline-level="1"><text:bookmark-start text:name="__RefHeading___Toc107_1048858440"/>版本定义<text:bookmark-end text:name="__RefHeading___Toc107_1048858440"/></text:h>
      <text:p text:style-name="P23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23">0.</text:p>
          </table:table-cell>
          <table:table-cell table:style-name="表格1.A1" office:value-type="string">
            <text:p text:style-name="P23">0<text:span text:style-name="T1">.</text:span></text:p>
          </table:table-cell>
          <table:table-cell table:style-name="表格1.C1" office:value-type="string">
            <text:p text:style-name="P23">0</text:p>
          </table:table-cell>
        </table:table-row>
        <table:table-row>
          <table:table-cell table:style-name="表格1.A2" office:value-type="string">
            <text:p text:style-name="P23">正式版本</text:p>
          </table:table-cell>
          <table:table-cell table:style-name="表格1.A2" office:value-type="string">
            <text:p text:style-name="P23">新功能</text:p>
          </table:table-cell>
          <table:table-cell table:style-name="表格1.C2" office:value-type="string">
            <text:p text:style-name="P23">修改功能块、修正bug</text:p>
          </table:table-cell>
        </table:table-row>
      </table:table>
      <text:p text:style-name="P23"/>
      <text:p text:style-name="P23">涉及修改已存运行正常代码时需另立版本</text:p>
      <text:p text:style-name="P23"/>
      <text:h text:style-name="P208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48">正在更新备忘</text:p>
          </table:table-cell>
          <table:covered-table-cell/>
        </table:table-row>
        <table:table-row>
          <table:table-cell table:style-name="表格11.A2" office:value-type="string">
            <text:p text:style-name="P119"><text:span text:style-name="T63">Unity </text:span><text:span text:style-name="T13">Project</text:span></text:p>
          </table:table-cell>
          <table:table-cell table:style-name="表格11.B2" office:value-type="string">
            <text:list xml:id="list485236382231406302" text:style-name="L1">
              <text:list-item>
                <text:p text:style-name="P190"/>
              </text:list-item>
            </text:list>
          </table:table-cell>
        </table:table-row>
        <table:table-row>
          <table:table-cell table:style-name="表格11.A2" office:value-type="string">
            <text:p text:style-name="P119">脚本</text:p>
          </table:table-cell>
          <table:table-cell table:style-name="表格11.B2" office:value-type="string">
            <text:list xml:id="list4287894675641118781" text:style-name="L2">
              <text:list-item>
                <text:p text:style-name="P191"/>
              </text:list-item>
            </text:list>
          </table:table-cell>
        </table:table-row>
      </table:table>
      <text:p text:style-name="P27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49">更新日期</text:p>
          </table:table-cell>
          <table:table-cell table:style-name="表格13.A1" office:value-type="string">
            <text:p text:style-name="P84">项目版本</text:p>
          </table:table-cell>
          <table:table-cell table:style-name="表格13.C1" office:value-type="string">
            <text:p text:style-name="P49">更新内容</text:p>
          </table:table-cell>
        </table:table-row>
        <table:table-row>
          <table:table-cell table:style-name="表格13.A2" office:value-type="string">
            <text:p text:style-name="P86"><text:date style:data-style-name="N76" text:date-value="2017-02-07T20:59:37.942000050" text:fixed="true">2017年2月7日</text:date></text:p>
          </table:table-cell>
          <table:table-cell table:style-name="表格13.A2" office:value-type="string">
            <text:p text:style-name="P86"/>
          </table:table-cell>
          <table:table-cell table:style-name="表格13.C2" office:value-type="string">
            <text:list xml:id="list6299912613425693862" text:style-name="L3">
              <text:list-item>
                <text:p text:style-name="P259">CameraFunctions.cs</text:p>
                <text:list>
                  <text:list-item>
                    <text:p text:style-name="P224">0.2a00.0</text:p>
                  </text:list-item>
                  <text:list-item>
                    <text:p text:style-name="P224">0.0.2b00</text:p>
                  </text:list-item>
                </text:list>
              </text:list-item>
              <text:list-item>
                <text:p text:style-name="P259">Player_Camera_Controller_RTS_RPG.<text:span text:style-name="T6">cs</text:span></text:p>
                <text:list>
                  <text:list-item>
                    <text:p text:style-name="P224">0.1a00.0</text:p>
                  </text:list-item>
                  <text:list-item>
                    <text:p text:style-name="P224">0.0.2b0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6"><text:date style:data-style-name="N76" text:date-value="2017-02-08T17:05:11.974999727" text:fixed="true">2017年2月8日</text:date></text:p>
          </table:table-cell>
          <table:table-cell table:style-name="表格13.A2" office:value-type="string">
            <text:p text:style-name="P86"/>
          </table:table-cell>
          <table:table-cell table:style-name="表格13.C2" office:value-type="string">
            <text:list xml:id="list8080464630498247329" text:style-name="L4">
              <text:list-item>
                <text:p text:style-name="P260">CameraFunctions.cs</text:p>
                <text:list>
                  <text:list-item>
                    <text:p text:style-name="P124"><text:span text:style-name="T5">0.3a0</text:span>0<text:span text:style-name="T5">.0</text:span></text:p>
                  </text:list-item>
                </text:list>
              </text:list-item>
              <text:list-item>
                <text:p text:style-name="P243">Player_Camera_Controller_RTS_RPG.<text:span text:style-name="T6">cs</text:span></text:p>
                <text:list>
                  <text:list-item>
                    <text:p text:style-name="P133">0.0.2b01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8"><text:date style:data-style-name="N76" text:date-value="2017-02-10T20:15:28.958000242" text:fixed="true">2017年2月10日</text:date></text:p>
          </table:table-cell>
          <table:table-cell table:style-name="表格13.A2" office:value-type="string">
            <text:p text:style-name="P88"/>
          </table:table-cell>
          <table:table-cell table:style-name="表格13.C2" office:value-type="string">
            <text:list xml:id="list225905241227430" text:continue-numbering="true" text:style-name="L4">
              <text:list-item>
                <text:p text:style-name="P261">Player_Camera_Controller_RTS_RPG.<text:span text:style-name="T6">cs</text:span></text:p>
                <text:list>
                  <text:list-item>
                    <text:p text:style-name="P134">0.2a01.0</text:p>
                  </text:list-item>
                </text:list>
              </text:list-item>
              <text:list-item>
                <text:p text:style-name="P135">Selectable_Unit_Controller.cs</text:p>
                <text:list>
                  <text:list-item>
                    <text:p text:style-name="P136">0.1a00.0</text:p>
                  </text:list-item>
                </text:list>
              </text:list-item>
              <text:list-item>
                <text:p text:style-name="P135">Utils_RTS_Draw.cs</text:p>
                <text:list>
                  <text:list-item>
                    <text:p text:style-name="P137">0.1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4"><text:date style:data-style-name="N76" text:date-value="2017-02-12T21:05:36.189000145" text:fixed="true">2017年2月12日</text:date></text:p>
          </table:table-cell>
          <table:table-cell table:style-name="表格13.A2" office:value-type="string">
            <text:p text:style-name="P94"/>
          </table:table-cell>
          <table:table-cell table:style-name="表格13.C2" office:value-type="string">
            <text:list xml:id="list225903927029711" text:continue-numbering="true" text:style-name="L4">
              <text:list-item>
                <text:p text:style-name="P262">Player_Camera_Controller_RTS_RPG.<text:span text:style-name="T58">cs</text:span></text:p>
                <text:list>
                  <text:list-item>
                    <text:p text:style-name="P147">0.3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8"><text:date style:data-style-name="N76" text:date-value="2017-02-18T09:38:01.693999702" text:fixed="true" text:date-adjust="-PT24H00M00S">2017年2月17日</text:date></text:p>
          </table:table-cell>
          <table:table-cell table:style-name="表格13.A2" office:value-type="string">
            <text:p text:style-name="P88"/>
          </table:table-cell>
          <table:table-cell table:style-name="表格13.C2" office:value-type="string">
            <text:list xml:id="list225904135773383" text:continue-numbering="true" text:style-name="L4">
              <text:list-item>
                <text:p text:style-name="P265">Unity Project</text:p>
                <text:list>
                  <text:list-item>
                    <text:p text:style-name="P225">0.1a00.0</text:p>
                  </text:list-item>
                </text:list>
              </text:list-item>
              <text:list-item>
                <text:p text:style-name="P266">CameraFunctions.cs</text:p>
                <text:list>
                  <text:list-item>
                    <text:p text:style-name="P148">0.3a0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8"><text:date style:data-style-name="N76" text:date-value="2017-02-18T09:39:41.903999811" text:fixed="true">2017年2月18日</text:date></text:p>
          </table:table-cell>
          <table:table-cell table:style-name="表格13.A2" office:value-type="string">
            <text:p text:style-name="P88"/>
          </table:table-cell>
          <table:table-cell table:style-name="表格13.C2" office:value-type="string">
            <text:list xml:id="list225904166987971" text:continue-numbering="true" text:style-name="L4">
              <text:list-item>
                <text:p text:style-name="P267">Unity Project</text:p>
                <text:list>
                  <text:list-item>
                    <text:p text:style-name="P226">0.2a00.1b00</text:p>
                  </text:list-item>
                </text:list>
              </text:list-item>
              <text:list-item>
                <text:p text:style-name="P263">Player_Camera_Controller_RTS_RPG.<text:span text:style-name="T58">cs</text:span></text:p>
                <text:list>
                  <text:list-item>
                    <text:p text:style-name="P226"><text:soft-page-break/>0.4a00.0</text:p>
                  </text:list-item>
                </text:list>
              </text:list-item>
              <text:list-item>
                <text:p text:style-name="P263">CameraFunctions.cs</text:p>
                <text:list>
                  <text:list-item>
                    <text:p text:style-name="P226">0.4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1"><text:date style:data-style-name="N76" text:date-value="2017-02-24T13:57:42.525000306" text:fixed="true" text:date-adjust="-PT96H00M00S">2017年2月20日</text:date></text:p>
          </table:table-cell>
          <table:table-cell table:style-name="表格13.A2" office:value-type="string">
            <text:p text:style-name="P101"/>
          </table:table-cell>
          <table:table-cell table:style-name="表格13.C2" office:value-type="string">
            <text:list xml:id="list225903556510138" text:continue-numbering="true" text:style-name="L4">
              <text:list-item>
                <text:p text:style-name="P269">更改了版本定义</text:p>
              </text:list-item>
              <text:list-item>
                <text:p text:style-name="P228">完成了新的RPG控制方式</text:p>
              </text:list-item>
              <text:list-item>
                <text:p text:style-name="P268">Unity Project</text:p>
                <text:list>
                  <text:list-item>
                    <text:p text:style-name="P227">0.3.0</text:p>
                  </text:list-item>
                </text:list>
              </text:list-item>
              <text:list-item>
                <text:p text:style-name="P264">Player_Camera_Controller_RTS_RPG.<text:span text:style-name="T58">cs</text:span></text:p>
                <text:list>
                  <text:list-item>
                    <text:p text:style-name="P227">0.5.0</text:p>
                  </text:list-item>
                </text:list>
              </text:list-item>
              <text:list-item>
                <text:p text:style-name="P229">CameraFunctions.cs</text:p>
                <text:list>
                  <text:list-item>
                    <text:p text:style-name="P229">0.5.4</text:p>
                  </text:list-item>
                </text:list>
              </text:list-item>
              <text:list-item>
                <text:p text:style-name="P229">Public_<text:span text:style-name="T82">Function.cs</text:span></text:p>
                <text:list>
                  <text:list-item>
                    <text:p text:style-name="P230">0.<text:span text:style-name="T83">2</text:span>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8"><text:date style:data-style-name="N76" text:date-value="2017-02-24T13:57:57.364000235" text:fixed="true" text:date-adjust="-PT24H00M00S">2017年2月23日</text:date></text:p>
          </table:table-cell>
          <table:table-cell table:style-name="表格13.A2" office:value-type="string">
            <text:p text:style-name="P88"/>
          </table:table-cell>
          <table:table-cell table:style-name="表格13.C2" office:value-type="string">
            <text:list xml:id="list225903492530437" text:continue-numbering="true" text:style-name="L4">
              <text:list-item>
                <text:p text:style-name="P195">增加了RTS模式下的鼠标点击寻路功能</text:p>
              </text:list-item>
              <text:list-item>
                <text:p text:style-name="P131">Unity Project</text:p>
                <text:list>
                  <text:list-item>
                    <text:p text:style-name="P131">0.4.2</text:p>
                  </text:list-item>
                </text:list>
              </text:list-item>
              <text:list-item>
                <text:p text:style-name="P195">Player_Camera_Controller_RTS_RPG.<text:span text:style-name="T58">cs</text:span></text:p>
                <text:list>
                  <text:list-item>
                    <text:p text:style-name="P131">0.0.3</text:p>
                  </text:list-item>
                </text:list>
              </text:list-item>
              <text:list-item>
                <text:p text:style-name="P131">CameraFunctions.cs</text:p>
                <text:list>
                  <text:list-item>
                    <text:p text:style-name="P131">0.0.5</text:p>
                  </text:list-item>
                </text:list>
              </text:list-item>
              <text:list-item>
                <text:p text:style-name="P131">Public_<text:span text:style-name="T82">Function.cs</text:span></text:p>
                <text:list>
                  <text:list-item>
                    <text:p text:style-name="P131">0.<text:span text:style-name="T83">2</text:span>.0</text:p>
                  </text:list-item>
                </text:list>
              </text:list-item>
              <text:list-item>
                <text:p text:style-name="P195">Selectable_Unit_Controller.cs</text:p>
                <text:list>
                  <text:list-item>
                    <text:p text:style-name="P149">0.2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Table_20_Contents"><text:date style:data-style-name="N76" text:date-value="2017-02-25T19:43:27.451999839" text:fixed="true">2017年2月25日</text:date></text:p>
          </table:table-cell>
          <table:table-cell table:style-name="表格13.A2" office:value-type="string">
            <text:p text:style-name="Table_20_Contents"/>
          </table:table-cell>
          <table:table-cell table:style-name="表格13.C2" office:value-type="string">
            <text:list xml:id="list225905017746839" text:continue-numbering="true" text:style-name="L4">
              <text:list-item>
                <text:p text:style-name="P195">AIPath_For_Rigidbody_From_AstarPathfindingProject.cs</text:p>
                <text:list>
                  <text:list-item>
                    <text:p text:style-name="P132">0.1.0</text:p>
                  </text:list-item>
                </text:list>
              </text:list-item>
              <text:list-item>
                <text:p text:style-name="P132">Selectable_Unit_Controller.cs</text:p>
                <text:list>
                  <text:list-item>
                    <text:p text:style-name="P150">0.3.<text:span text:style-name="T89">1</text:span></text:p>
                  </text:list-item>
                </text:list>
              </text:list-item>
              <text:list-item>
                <text:p text:style-name="P196">Player_Camera_Controller_RTS_RPG.<text:span text:style-name="T58">cs</text:span></text:p>
                <text:list>
                  <text:list-item>
                    <text:p text:style-name="P151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8"><text:date style:data-style-name="N76" text:date-value="2017-02-28T01:43:13.444999773" text:fixed="true">2017年2月28日</text:date></text:p>
          </table:table-cell>
          <table:table-cell table:style-name="表格13.A2" office:value-type="string">
            <text:p text:style-name="P88"/>
          </table:table-cell>
          <table:table-cell table:style-name="表格13.C2" office:value-type="string">
            <text:list xml:id="list225904850775308" text:continue-numbering="true" text:style-name="L4">
              <text:list-item>
                <text:p text:style-name="P197">Selectable_Unit_Controller.cs</text:p>
                <text:list>
                  <text:list-item>
                    <text:p text:style-name="P152">0.0.2</text:p>
                  </text:list-item>
                </text:list>
              </text:list-item>
              <text:list-item>
                <text:p text:style-name="P192">AIPath_For_Rigidbody_From_AstarPathfindingProject.cs</text:p>
                <text:list>
                  <text:list-item>
                    <text:p text:style-name="P153">0.0.1</text:p>
                  </text:list-item>
                </text:list>
              </text:list-item>
              <text:list-item>
                <text:p text:style-name="P153">CameraFunctions.cs</text:p>
                <text:list>
                  <text:list-item>
                    <text:p text:style-name="P153">0.6.6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格13.A2" office:value-type="string">
            <text:p text:style-name="P88"><text:date style:data-style-name="N76" text:date-value="2017-03-08T00:01:10.867999736" text:fixed="true" text:date-adjust="-PT120H00M00S">2017年3月3日</text:date></text:p>
          </table:table-cell>
          <table:table-cell table:style-name="表格13.A2" office:value-type="string">
            <text:p text:style-name="P117">Unity Project</text:p>
            <text:p text:style-name="P117">0.4.3</text:p>
          </table:table-cell>
          <table:table-cell table:style-name="表格13.C2" office:value-type="string">
            <text:list xml:id="list225905444317707" text:continue-numbering="true" text:style-name="L4">
              <text:list-item>
                <text:p text:style-name="P193">AIPath_For_Rigidbody_From_AstarPathfindingProject.cs</text:p>
                <text:list>
                  <text:list-item>
                    <text:p text:style-name="P154">0.0.<text:span text:style-name="T95">2</text:span></text:p>
                  </text:list-item>
                </text:list>
              </text:list-item>
              <text:list-item>
                <text:p text:style-name="P155">CameraFunctions.cs</text:p>
                <text:list>
                  <text:list-item>
                    <text:p text:style-name="P155">0.0.7</text:p>
                  </text:list-item>
                </text:list>
              </text:list-item>
              <text:list-item>
                <text:p text:style-name="P157">Player_Camera_Controller_RTS_RPG_AstarPathfing_Project.cs</text:p>
                <text:list>
                  <text:list-item>
                    <text:p text:style-name="P157">0.0.5</text:p>
                  </text:list-item>
                </text:list>
              </text:list-item>
              <text:list-item>
                <text:p text:style-name="P159">Selectable_Unit_Controller_AstarPathfing_Project.cs</text:p>
                <text:list>
                  <text:list-item>
                    <text:p text:style-name="P159">0.0.3</text:p>
                  </text:list-item>
                </text:list>
              </text:list-item>
              <text:list-item>
                <text:p text:style-name="P161">Enemy_Controller_AstarPathfinding_Project.cs</text:p>
                <text:list>
                  <text:list-item>
                    <text:p text:style-name="P161">0.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8"><text:date style:data-style-name="N76" text:date-value="2017-03-08T00:01:36.851999941" text:fixed="true">2017年3月8日</text:date></text:p>
          </table:table-cell>
          <table:table-cell table:style-name="表格13.A2" office:value-type="string">
            <text:p text:style-name="P118">Unity Project</text:p>
            <text:p text:style-name="P118">0.4.<text:span text:style-name="T98">4</text:span></text:p>
          </table:table-cell>
          <table:table-cell table:style-name="表格13.C2" office:value-type="string">
            <text:list xml:id="list225905584403180" text:continue-numbering="true" text:style-name="L4">
              <text:list-item>
                <text:p text:style-name="P194">Camera_<text:span text:style-name="T100">Controller</text:span>.cs</text:p>
                <text:list>
                  <text:list-item>
                    <text:p text:style-name="P156">0.0.8</text:p>
                  </text:list-item>
                </text:list>
              </text:list-item>
              <text:list-item>
                <text:p text:style-name="P158">Player_Controller_RTS_RPG_AstarPathfing_Project.cs</text:p>
                <text:list>
                  <text:list-item>
                    <text:p text:style-name="P158">0.0.6</text:p>
                  </text:list-item>
                </text:list>
              </text:list-item>
              <text:list-item>
                <text:p text:style-name="P160">Selectable_Unit_Controller_AstarPathfing_Project.cs</text:p>
                <text:list>
                  <text:list-item>
                    <text:p text:style-name="P160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8"><text:date style:data-style-name="N76" text:date-value="2017-03-08T22:59:03.458000267">2017年3月8日</text:date></text:p>
          </table:table-cell>
          <table:table-cell table:style-name="表格13.A2" office:value-type="string">
            <text:p text:style-name="P88"/>
          </table:table-cell>
          <table:table-cell table:style-name="表格13.C2" office:value-type="string">
            <text:list xml:id="list225905259766463" text:continue-numbering="true" text:style-name="L4">
              <text:list-item>
                <text:p text:style-name="P260"/>
              </text:list-item>
            </text:list>
          </table:table-cell>
        </table:table-row>
      </table:table>
      <text:p text:style-name="P5"/>
      <text:h text:style-name="P208" text:outline-level="1"><text:bookmark-start text:name="__RefHeading___Toc83_2009966291"/><text:span text:style-name="T1">计划</text:span>功能<text:bookmark-end text:name="__RefHeading___Toc83_2009966291"/></text:h>
      <text:p text:style-name="P26"/>
      <text:h text:style-name="P198" text:outline-level="2"><text:bookmark-start text:name="__RefHeading___Toc85_2009966291"/>正式版本目标<text:bookmark-end text:name="__RefHeading___Toc85_2009966291"/></text:h>
      <text:list xml:id="list2711580687939974972" text:style-name="L5">
        <text:list-item>
          <text:p text:style-name="P244"/>
        </text:list-item>
      </text:list>
      <text:h text:style-name="P199" text:outline-level="2"><text:bookmark-start text:name="__RefHeading___Toc87_2009966291"/>新增功能目标<text:bookmark-end text:name="__RefHeading___Toc87_2009966291"/></text:h>
      <text:h text:style-name="P210" text:outline-level="3"><text:bookmark-start text:name="__RefHeading___Toc1531_99736836"/>Unity<text:span text:style-name="T59"> </text:span><text:span text:style-name="T61">Project</text:span><text:bookmark-end text:name="__RefHeading___Toc1531_99736836"/></text:h>
      <text:list xml:id="list7764150835505176062" text:style-name="L6">
        <text:list-item>
          <text:p text:style-name="P231"/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7944940496725009662" text:style-name="L7">
        <text:list-item>
          <text:p text:style-name="P233">单击，区域选择使用布尔值变量做成选择性开启</text:p>
        </text:list-item>
        <text:list-item>
          <text:p text:style-name="P246"><text:span text:style-name="T94">Selectable_Unit_Controller</text:span> 在RPG模式开启时应释放当前路径</text:p>
        </text:list-item>
        <text:list-item>
          <text:p text:style-name="P245"><text:span text:style-name="T77">美化</text:span><text:span text:style-name="T67">Inspector</text:span> <text:span text:style-name="T1">中的变量，例如整合控制所有控制运行方式的布尔变量为下拉菜单</text:span></text:p>
        </text:list-item>
        <text:list-item>
          <text:p text:style-name="P240">跑步动作及动画</text:p>
        </text:list-item>
        <text:list-item>
          <text:p text:style-name="P240">格挡动作及动画</text:p>
        </text:list-item>
      </text:list>
      <text:h text:style-name="P199" text:outline-level="2"><text:bookmark-start text:name="__RefHeading___Toc89_2009966291"/>修正目标<text:bookmark-end text:name="__RefHeading___Toc89_2009966291"/></text:h>
      <text:h text:style-name="P211" text:outline-level="3"><text:bookmark-start text:name="__RefHeading___Toc1727_869083392"/>Unity工程<text:bookmark-end text:name="__RefHeading___Toc1727_869083392"/></text:h>
      <text:list xml:id="list5977002736267988849" text:style-name="L8">
        <text:list-item>
          <text:p text:style-name="P247"/>
        </text:list-item>
      </text:list>
      <text:h text:style-name="P212" text:outline-level="3"><text:bookmark-start text:name="__RefHeading___Toc1729_869083392"/>脚本代码<text:bookmark-end text:name="__RefHeading___Toc1729_869083392"/></text:h>
      <text:list xml:id="list6157288258580038348" text:style-name="L9">
        <text:list-item>
          <text:p text:style-name="P236">RTS视角鼠标滚轮控制远近同时控制x轴旋转</text:p>
        </text:list-item>
        <text:list-item>
          <text:p text:style-name="P248"><text:span text:style-name="T9">RTS控制方式，物体底部的圆形投影无法正常显示，可能是因为</text:span><text:span text:style-name="T14">shader不正确</text:span></text:p>
        </text:list-item>
        <text:list-item>
          <text:p text:style-name="P237">BUG： ray碰撞忽略玩家 (高度offset为0旋转玩家造成相机乱动)</text:p>
          <text:list>
            <text:list-item>
              <text:p text:style-name="P249"><text:soft-page-break/>修正方式：将玩家的<text:span text:style-name="T56">Layer</text:span>设置为<text:span text:style-name="T56">Ignore Raycast，但这样会造成射向玩家物体的射线无效</text:span></text:p>
            </text:list-item>
          </text:list>
        </text:list-item>
        <text:list-item>
          <text:p text:style-name="P250">人物旋转时，人物与镜头有抖动</text:p>
          <text:list>
            <text:list-item>
              <text:p text:style-name="P250">尝试将<text:span text:style-name="T65">CameraFunctions.cs下的LateUpdate ( ) 改为FixedUpdate ( )，消除了旋转时的抖动。但改为FixdUpdate ( )会造成前进或平移时的不流畅。</text:span></text:p>
            </text:list-item>
            <text:list-item>
              <text:p text:style-name="P250">相机以及中心点固定的情况下只旋转人物时，相机无抖动，人物有抖动。这样可以断定键盘控制旋转角度的脚本需要更改。</text:p>
            </text:list-item>
            <text:list-item>
              <text:p text:style-name="P253">抖动恐怕是因为<text:tab/>速度<text:span text:style-name="T75"> * Time.deltaTime<text:tab/></text:span>的原因</text:p>
            </text:list-item>
          </text:list>
        </text:list-item>
        <text:list-item>
          <text:p text:style-name="P254">BUG：由RTS模式回到RPG模式或由RPG转为RTS时人物乱转</text:p>
        </text:list-item>
        <text:list-item>
          <text:p text:style-name="P254">人物碰撞器撞击别的物体时会飞起来</text:p>
        </text:list-item>
        <text:list-item>
          <text:p text:style-name="P254">高度自动调整无法快速跟上变化的地形（在地面底下增加一个无贴图的相同地形应能解决该问题）</text:p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4937324753870289762" text:style-name="L10">
        <text:list-item>
          <text:p text:style-name="P258">fps模式只显示身体绘图</text:p>
        </text:list-item>
      </text:list>
      <text:h text:style-name="Heading_20_2" text:outline-level="2"><text:bookmark-start text:name="__RefHeading___Toc1054_81647745"/>已完成<text:bookmark-end text:name="__RefHeading___Toc1054_81647745"/></text:h>
      <text:h text:style-name="P214" text:outline-level="3"><text:bookmark-start text:name="__RefHeading___Toc1533_99736836"/>Unity<text:span text:style-name="T59"> </text:span><text:span text:style-name="T60">Project</text:span><text:bookmark-end text:name="__RefHeading___Toc1533_99736836"/></text:h>
      <text:list xml:id="list225904747194519" text:continue-list="list7764150835505176062" text:style-name="L6">
        <text:list-item>
          <text:p text:style-name="P232"/>
        </text:list-item>
      </text:list>
      <text:h text:style-name="P214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225904388915576" text:continue-list="list7944940496725009662" text:style-name="L7">
        <text:list-item>
          <text:p text:style-name="P234"><text:span text:style-name="T62">RPG模式下由</text:span>鼠标自由控制镜头，人物前进方向由镜头方向决定</text:p>
        </text:list-item>
        <text:list-item>
          <text:p text:style-name="P235">鼠标中<text:span text:style-name="T76">建时隐藏并锁</text:span>定鼠标位置，同时取消鼠标在屏幕边缘控制判定</text:p>
        </text:list-item>
      </text:list>
      <text:list xml:id="list2969256367201916269" text:style-name="L11">
        <text:list-item>
          <text:p text:style-name="P241"><text:span text:style-name="T54">RTS风格</text:span>鼠标区域选择单位</text:p>
        </text:list-item>
        <text:list-item>
          <text:p text:style-name="P238">鼠标点击移动玩家。</text:p>
        </text:list-item>
        <text:list-item>
          <text:p text:style-name="P242">增加<text:span text:style-name="T87">A*Pathfinding Project Assest作为鼠标点击的路径查询</text:span></text:p>
        </text:list-item>
        <text:list-item>
          <text:p text:style-name="P239"><text:soft-page-break/><text:span text:style-name="T91">使用回退键</text:span>重新锁定镜头至<text:span text:style-name="T93">RPG模式</text:span>，释放最低旋转角度限制。</text:p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3320115783085929838" text:style-name="L12">
        <text:list-item>
          <text:p text:style-name="P255"><text:span text:style-name="T55">BUG：</text:span>鼠标单击会同时选中多个靠近的物体，猜测是因为使用<text:span text:style-name="T57">Collider.bounds的IntersectRay检测方式，当两个Collider靠的太近时ray会穿越多个而造成多选。</text:span></text:p>
          <text:list>
            <text:list-item>
              <text:p text:style-name="P255">纯粹的<text:span text:style-name="T57">ray</text:span>改为使用<text:span text:style-name="T57">Raycast并采用Collider.bounds.Contains检测。有改善但依然会有多选问题</text:span></text:p>
            </text:list-item>
          </text:list>
        </text:list-item>
        <text:list-item>
          <text:p text:style-name="P252">自动使相机与障碍物齐高的AutoHight ( ) 功能无法正常使用，需更新更好的方法</text:p>
          <text:list>
            <text:list-item>
              <text:p text:style-name="P256">AutoHight ( ) 改为由中心点向下射出射线检测物体高度然后修正自身高度</text:p>
            </text:list-item>
          </text:list>
        </text:list-item>
      </text:list>
      <text:list xml:id="list225903624799458" text:continue-list="list6157288258580038348" text:style-name="L9">
        <text:list-item>
          <text:p text:style-name="P251">只有RPG视角能控制x轴下降至负角度RTS只能到0度</text:p>
        </text:list-item>
        <text:list-item>
          <text:p text:style-name="P257"><text:span text:style-name="T78">BUG：</text:span>RPG控制方式转换为RTS时camera center的Y值不能保持，意即RPG镜头转换到RTS镜头后镜头Y轴角度不能保持与RPG时一致</text:p>
        </text:list-item>
      </text:list>
      <text:p text:style-name="P29"/>
      <text:h text:style-name="P208" text:outline-level="1"><text:bookmark-start text:name="__RefHeading___Toc893_81647745"/><text:span text:style-name="T8">Unity</text:span><text:span text:style-name="T12"> Project</text:span><text:bookmark-end text:name="__RefHeading___Toc893_81647745"/></text:h>
      <text:h text:style-name="P215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32">描述</text:p>
          </table:table-cell>
          <table:table-cell table:style-name="表格16.A1" office:value-type="string">
            <text:p text:style-name="P32">版本</text:p>
          </table:table-cell>
          <table:table-cell table:style-name="表格16.C1" office:value-type="string">
            <text:p text:style-name="P32">内容</text:p>
          </table:table-cell>
        </table:table-row>
        <table:table-row>
          <table:table-cell table:style-name="表格16.A2" table:number-rows-spanned="2" office:value-type="string">
            <text:p text:style-name="P91"/>
          </table:table-cell>
          <table:table-cell table:style-name="表格16.A2" office:value-type="string">
            <text:p text:style-name="P91"/>
          </table:table-cell>
          <table:table-cell table:style-name="表格16.C2" office:value-type="string">
            <text:p text:style-name="P91"/>
          </table:table-cell>
        </table:table-row>
        <table:table-row>
          <table:covered-table-cell/>
          <table:table-cell table:style-name="表格16.A2" office:value-type="string">
            <text:p text:style-name="P91"/>
          </table:table-cell>
          <table:table-cell table:style-name="表格16.C2" office:value-type="string">
            <text:p text:style-name="P91"/>
          </table:table-cell>
        </table:table-row>
      </table:table>
      <text:p text:style-name="P18"/>
      <text:h text:style-name="P215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32">描述</text:p>
          </table:table-cell>
          <table:table-cell table:style-name="表格17.A1" office:value-type="string">
            <text:p text:style-name="P32">版本</text:p>
          </table:table-cell>
          <table:table-cell table:style-name="表格17.C1" office:value-type="string">
            <text:p text:style-name="P32">内容</text:p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91">0.1a00.0</text:p>
          </table:table-cell>
          <table:table-cell table:style-name="表格17.C2" office:value-type="string">
            <text:list xml:id="list4890506660329871976" text:style-name="L13">
              <text:list-item>
                <text:p text:style-name="P178"><text:span text:style-name="T10">将</text:span><text:span text:style-name="T11">cube的名称按照各自长宽高重新命名</text:span></text:p>
              </text:list-item>
              <text:list-item>
                <text:p text:style-name="P162">增加两个方块用于检测自动高度校准代码</text:p>
              </text:list-item>
              <text:list-item>
                <text:p text:style-name="P162">将Edit菜单下Project Settings -&gt; Editor -&gt; Asset Serializetion Mode 改为 Force Text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98">0.<text:span text:style-name="T1">2</text:span>a00.0</text:p>
          </table:table-cell>
          <table:table-cell table:style-name="表格17.C2" office:value-type="string">
            <text:list xml:id="list225905028001409" text:continue-numbering="true" text:style-name="L13">
              <text:list-item>
                <text:p text:style-name="P163">在<text:span text:style-name="T73">Script文件夹下</text:span>增加了<text:span text:style-name="T73">Public Functions and Utils文件夹用于存放所有的公共功能和utility类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69">0.3</text:p>
          </table:table-cell>
          <table:table-cell table:style-name="表格17.C2" office:value-type="string">
            <text:list xml:id="list225904940785650" text:continue-numbering="true" text:style-name="L13">
              <text:list-item>
                <text:p text:style-name="P164">删除了<text:span text:style-name="T79">Health文件夹以及包含的无用旧代码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75">0.4</text:p>
          </table:table-cell>
          <table:table-cell table:style-name="表格17.C2" office:value-type="string">
            <text:list xml:id="list225903585113209" text:continue-numbering="true" text:style-name="L13">
              <text:list-item>
                <text:p text:style-name="P164">增加<text:span text:style-name="T84">A*PathFinding Project</text:span></text:p>
              </text:list-item>
            </text:list>
          </table:table-cell>
        </table:table-row>
      </table:table>
      <text:p text:style-name="P18"/>
      <text:h text:style-name="P213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32">描述</text:p>
          </table:table-cell>
          <table:table-cell table:style-name="表格18.A1" office:value-type="string">
            <text:p text:style-name="P32">版本</text:p>
          </table:table-cell>
          <table:table-cell table:style-name="表格18.C1" office:value-type="string">
            <text:p text:style-name="P32">内容</text:p>
          </table:table-cell>
        </table:table-row>
        <table:table-row>
          <table:table-cell table:style-name="表格18.A2" office:value-type="string">
            <text:p text:style-name="P91"/>
          </table:table-cell>
          <table:table-cell table:style-name="表格18.A2" office:value-type="string">
            <text:p text:style-name="P91">0.0.<text:span text:style-name="T31">1b00</text:span></text:p>
          </table:table-cell>
          <table:table-cell table:style-name="表格18.C2" office:value-type="string">
            <text:list xml:id="list396392172293991418" text:style-name="L14">
              <text:list-item>
                <text:p text:style-name="P179"><text:span text:style-name="T1">删除了</text:span>Assets\Scripts\RPG Player control<text:span text:style-name="T1">文件夹以及文件夹Movement.cs。这是3.x时学习unity写的文件，代码已经过时。</text:span></text:p>
              </text:list-item>
              <text:list-item>
                <text:p text:style-name="P179"><text:span text:style-name="T1">将</text:span><text:span text:style-name="T23">Input菜单下Horizontal的qe改为ad，Rotate由ad改为qe。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95">0.0.<text:span text:style-name="T19">2</text:span></text:p>
          </table:table-cell>
          <table:table-cell table:style-name="表格18.C2" office:value-type="string">
            <text:list xml:id="list2591435648310049810" text:style-name="L15">
              <text:list-item>
                <text:p text:style-name="P165">修改<text:span text:style-name="T84">RTS选择物体的projector所使用的shader为glitchersgames的ProjectorCircle.shader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3">0.0.3</text:p>
          </table:table-cell>
          <table:table-cell table:style-name="表格18.C2" office:value-type="string">
            <text:list xml:id="list225904896153793" text:continue-numbering="true" text:style-name="L15">
              <text:list-item>
                <text:p text:style-name="P166">新增了项目文件夹并将所有的文件放进文件夹中</text:p>
              </text:list-item>
              <text:list-item>
                <text:p text:style-name="P166">修改了场景名称</text:p>
              </text:list-item>
            </text:list>
          </table:table-cell>
        </table:table-row>
        <text:soft-page-break/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3"/>
          </table:table-cell>
          <table:table-cell table:style-name="表格18.C2" office:value-type="string">
            <text:list xml:id="list225904320127411" text:continue-numbering="true" text:style-name="L15">
              <text:list-item>
                <text:p text:style-name="P167">修改了场景名称<text:span text:style-name="T92">为Camera_and_Control_Sample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5">0.0.4</text:p>
          </table:table-cell>
          <table:table-cell table:style-name="表格18.C2" office:value-type="string">
            <text:list xml:id="list225903815874184" text:continue-numbering="true" text:style-name="L15">
              <text:list-item>
                <text:p text:style-name="P168">修改了角色所在文件夹</text:p>
              </text:list-item>
              <text:list-item>
                <text:p text:style-name="P168">修改了角色<text:span text:style-name="T99">Animator</text:span></text:p>
              </text:list-item>
              <text:list-item>
                <text:p text:style-name="P177">增加了相机的Prefab</text:p>
              </text:list-item>
            </text:list>
          </table:table-cell>
        </table:table-row>
      </table:table>
      <text:p text:style-name="P18"/>
      <text:p text:style-name="P18"/>
      <text:h text:style-name="P209" text:outline-level="1"><text:bookmark-start text:name="__RefHeading___Toc897_81647745"/>脚本代码<text:bookmark-end text:name="__RefHeading___Toc897_81647745"/></text:h>
      <text:h text:style-name="P200" text:outline-level="2" text:restart-numbering="true" text:start-value="-1"><text:bookmark-start text:name="__RefHeading___Toc899_81647745"/>Camera_<text:span text:style-name="T101">Controller</text:span><text:bookmark-end text:name="__RefHeading___Toc899_81647745"/></text:h>
      <text:p text:style-name="P24"/>
      <text:h text:style-name="Heading_20_3" text:outline-level="3"><text:bookmark-start text:name="__RefHeading___Toc95_2009966291"/>正式版本<text:bookmark-end text:name="__RefHeading___Toc95_2009966291"/></text:h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30">描述</text:p>
          </table:table-cell>
          <table:table-cell table:style-name="表格7.A1" office:value-type="string">
            <text:p text:style-name="P30">版本</text:p>
          </table:table-cell>
          <table:table-cell table:style-name="表格7.C1" office:value-type="string">
            <text:p text:style-name="P30">内容</text:p>
          </table:table-cell>
        </table:table-row>
        <table:table-row>
          <table:table-cell table:style-name="表格7.A2" table:number-rows-spanned="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covered-table-cell/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Text_20_body"/>
      <text:h text:style-name="P216" text:outline-level="3"><text:bookmark-start text:name="__RefHeading___Toc97_2009966291"/>新增功能<text:bookmark-end text:name="__RefHeading___Toc97_200996629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9">描述</text:p>
          </table:table-cell>
          <table:table-cell table:style-name="表格2.A1" office:value-type="string">
            <text:p text:style-name="P39">版本</text:p>
          </table:table-cell>
          <table:table-cell table:style-name="表格2.C1" office:value-type="string">
            <text:p text:style-name="P39">内容</text:p>
          </table:table-cell>
        </table:table-row>
        <table:table-row>
          <table:table-cell table:style-name="表格2.A2" table:number-rows-spanned="6" office:value-type="string">
            <text:p text:style-name="P37">镜头脱离玩家后俯视地图</text:p>
          </table:table-cell>
          <table:table-cell table:style-name="表格2.A2" office:value-type="string">
            <text:p text:style-name="P37">0.1.0</text:p>
          </table:table-cell>
          <table:table-cell table:style-name="表格2.C2" office:value-type="string">
            <text:p text:style-name="P37"/>
          </table:table-cell>
        </table:table-row>
        <table:table-row>
          <table:covered-table-cell/>
          <table:table-cell table:style-name="表格2.A2" office:value-type="string">
            <text:p text:style-name="P37">0.1a01.0</text:p>
          </table:table-cell>
          <table:table-cell table:style-name="表格2.C2" office:value-type="string">
            <text:p text:style-name="P37">滚轮下滑增加两段距离</text:p>
          </table:table-cell>
        </table:table-row>
        <table:table-row>
          <table:covered-table-cell/>
          <table:table-cell table:style-name="表格2.A2" table:number-rows-spanned="3" office:value-type="string">
            <text:p text:style-name="P37">0.1a02.0</text:p>
          </table:table-cell>
          <table:table-cell table:style-name="表格2.C2" office:value-type="string">
            <text:p text:style-name="P37">滚轮下滑固定至最大角度</text:p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37">滚轮上滑增加减少两段距离</text:p>
          </table:table-cell>
        </table:table-row>
        <table:table-row>
          <table:covered-table-cell/>
          <table:covered-table-cell/>
          <table:table-cell table:style-name="表格2.C6" office:value-type="string">
            <text:p text:style-name="P37">滚轮上滑回到原来的角度</text:p>
          </table:table-cell>
        </table:table-row>
        <table:table-row>
          <table:covered-table-cell/>
          <table:table-cell table:style-name="表格2.B7" office:value-type="string">
            <text:p text:style-name="P37">0.1a03.0</text:p>
          </table:table-cell>
          <table:table-cell table:style-name="表格2.C7" office:value-type="string">
            <text:p text:style-name="P37">BUG: RTS第一段距离在未到位时来回切换距离切换不正确</text:p>
          </table:table-cell>
        </table:table-row>
        <table:table-row>
          <table:table-cell table:style-name="表格2.A9" table:number-rows-spanned="2" office:value-type="string">
            <text:p text:style-name="P37">鼠标指向屏幕边缘控制镜头中心旋转</text:p>
          </table:table-cell>
          <table:table-cell table:style-name="表格2.B9" table:number-rows-spanned="2" office:value-type="string">
            <text:p text:style-name="P37">0.2a00.0</text:p>
          </table:table-cell>
          <table:table-cell table:style-name="表格2.C8" office:value-type="string">
            <text:p text:style-name="P37">增加功能块<text:span text:style-name="T1">：</text:span></text:p>
            <text:p text:style-name="P37"><text:span text:style-name="T37">MousPos </text:span><text:span text:style-name="T46">( ) </text:span><text:span text:style-name="T35">用于读取鼠标当前处于屏幕的位置</text:span></text:p>
            <text:p text:style-name="P37"><text:span text:style-name="T37">Edge_Move_Control </text:span><text:span text:style-name="T46">( ) </text:span><text:span text:style-name="T35">用于判断和控制旋转</text:span></text:p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37">只有<text:span text:style-name="T4">在</text:span>RPG状态时旋转</text:p>
          </table:table-cell>
        </table:table-row>
        <table:table-row>
          <table:table-cell table:style-name="表格2.A11" table:number-rows-spanned="2" office:value-type="string">
            <text:p text:style-name="P8">在RTS视角下若从相机射出ray到达中心点受到阻碍则提升高度</text:p>
          </table:table-cell>
          <table:table-cell table:style-name="表格2.B10" office:value-type="string">
            <text:p text:style-name="P8">0.3a00.0</text:p>
          </table:table-cell>
          <table:table-cell table:style-name="表格2.C10" office:value-type="string">
            <text:p text:style-name="P41">增加功能块：</text:p>
            <text:p text:style-name="P41">RayCamCent ( ) 从相机向中心点发射ray并返回距离</text:p>
            <text:p text:style-name="P41">RayCentCam ( ) 从中心点向相机发射ray并返回距离</text:p>
            <text:p text:style-name="P41">AutoHight ( ) 根据中心点向下方发射的ray反馈距离决定是否移动高度，此效果不好不能使用，需改进</text:p>
          </table:table-cell>
        </table:table-row>
        <table:table-row>
          <table:covered-table-cell/>
          <table:table-cell table:style-name="表格2.B11" office:value-type="string">
            <text:p text:style-name="P8">0.3a01.0</text:p>
          </table:table-cell>
          <table:table-cell table:style-name="表格2.C11" office:value-type="string">
            <text:p text:style-name="P41">修改功能，不检测相机到中心点是否有障碍。</text:p>
            <text:p text:style-name="P41">改为由中心点向下射出<text:span text:style-name="T64">ray检测地面高度并自动调</text:span><text:soft-page-break/><text:span text:style-name="T64">整高度</text:span></text:p>
          </table:table-cell>
        </table:table-row>
        <table:table-row>
          <table:table-cell table:style-name="表格2.A17" table:number-rows-spanned="6" office:value-type="string">
            <text:list xml:id="list7489406986725868438" text:style-name="L16">
              <text:list-item>
                <text:p text:style-name="P125">镜头控制增加flag，控制与选择鼠标接近屏幕边缘后的卷动开启与否</text:p>
              </text:list-item>
              <text:list-item>
                <text:p text:style-name="P128"><text:span text:style-name="T18">RPG模式下</text:span><text:span text:style-name="T17">增加鼠标移动控制镜头</text:span></text:p>
              </text:list-item>
            </text:list>
          </table:table-cell>
          <table:table-cell table:style-name="表格2.B17" table:number-rows-spanned="6" office:value-type="string">
            <text:p text:style-name="P8">0.4a00.0</text:p>
          </table:table-cell>
          <table:table-cell table:style-name="表格2.C12" office:value-type="string">
            <text:p text:style-name="P41">增加以下<text:span text:style-name="T66">flag</text:span></text:p>
            <text:list xml:id="list6956156504400627253" text:style-name="L17">
              <text:list-item>
                <text:p text:style-name="P138"><text:span text:style-name="T67">RPG_Mid_Mous_Rote_Cam</text:span> </text:p>
              </text:list-item>
              <text:list-item>
                <text:p text:style-name="P138"><text:span text:style-name="T67">RPG_Dir_Rote_Cam</text:span> </text:p>
              </text:list-item>
              <text:list-item>
                <text:p text:style-name="P138"><text:span text:style-name="T67">RPG_Edge_Rote_Cam</text:span> </text:p>
              </text:list-item>
              <text:list-item>
                <text:p text:style-name="P180"><text:span text:style-name="T69">RTS_Mid_Mous_Rote_Cam</text:span><text:span text:style-name="T49"> </text:span>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3" office:value-type="string">
            <text:p text:style-name="P96"><text:span text:style-name="T51">增加</text:span><text:span text:style-name="T67">lockandHideMousFlag</text:span> <text:span text:style-name="T1">控制隐藏以及锁定鼠标位置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43">增加功能块</text:p>
            <text:list xml:id="list8021561039877531875" text:style-name="L18">
              <text:list-item>
                <text:p text:style-name="P181"><text:span text:style-name="T70">Get_Mous_Axis</text:span><text:span text:style-name="T50"> </text:span></text:p>
              </text:list-item>
              <text:list-item>
                <text:p text:style-name="P181"><text:span text:style-name="T67">Mous_Turn_Cam_Control</text:span> </text:p>
              </text:list-item>
            </text:list>
            <text:p text:style-name="P62">修改功能块名称</text:p>
            <text:list xml:id="list143941790149340036" text:style-name="L19">
              <text:list-item>
                <text:p text:style-name="P182"><text:span text:style-name="T67">Edge_Turn_Cam_Control</text:span> 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97"><text:span text:style-name="T1">修改</text:span><text:span text:style-name="T20">flag名称</text:span><text:span text:style-name="T72">RTS_Plan_View_Flag</text:span> <text:s/><text:span text:style-name="T1">为</text:span><text:span text:style-name="T68">RTS_Plan_Fir_View_Flag</text:span><text:span text:style-name="T1"> </text:span></text:p>
            <text:p text:style-name="P65">增加</text:p>
            <text:p text:style-name="P97"><text:span text:style-name="T68">RTS_Plan_Sec_View_Flag</text:span><text:span text:style-name="T1"> 用于开启或关闭第二级深度的RTS镜头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97"><text:span text:style-name="T1">增加了</text:span><text:span text:style-name="T67">followTurnning</text:span> <text:span text:style-name="T1">开关</text:span><text:span text:style-name="T21">flag</text:span><text:span text:style-name="T1">控制镜头是否跟随人物旋转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99"><text:span text:style-name="T1">分离了功能块到Public_</text:span><text:span text:style-name="T22">Functions.cs</text:span></text:p>
            <text:list xml:id="list8003735955130714009" text:style-name="L20">
              <text:list-item>
                <text:p text:style-name="P183"><text:span text:style-name="T67">SMO_ANG</text:span> </text:p>
              </text:list-item>
              <text:list-item>
                <text:p text:style-name="P183"><text:span text:style-name="T67">SMO_VAL</text:span> </text:p>
              </text:list-item>
              <text:list-item>
                <text:p text:style-name="P183"><text:span text:style-name="T67">SMO_VAL_OFFSET</text:span> </text:p>
              </text:list-item>
            </text:list>
          </table:table-cell>
        </table:table-row>
        <table:table-row>
          <table:table-cell table:style-name="表格2.A18" office:value-type="string">
            <text:p text:style-name="Standard"/>
          </table:table-cell>
          <table:table-cell table:style-name="表格2.B18" office:value-type="string">
            <text:p text:style-name="P4">0.5</text:p>
          </table:table-cell>
          <table:table-cell table:style-name="表格2.C18" office:value-type="string">
            <text:p text:style-name="P72">增加<text:span text:style-name="T80">flag</text:span></text:p>
            <text:list xml:id="list2456557425667590138" text:style-name="L21">
              <text:list-item>
                <text:p text:style-name="P169"><text:span text:style-name="T67">RPG_Complet_Cam_Follow</text:span> </text:p>
              </text:list-item>
              <text:list-item>
                <text:p text:style-name="P169"><text:span text:style-name="T67">RPG_Classic_Cam_Follow</text:span> </text:p>
              </text:list-item>
              <text:list-item>
                <text:p text:style-name="P169"><text:span text:style-name="T67">RTS_Complet_Cam_Follow</text:span> </text:p>
              </text:list-item>
            </text:list>
            <text:p text:style-name="P73">现在可以选择<text:span text:style-name="T81">RPG和RTS模式下</text:span>相机跟随时的表现方式</text:p>
            <text:list xml:id="list5730778512112137580" text:style-name="L22">
              <text:list-item>
                <text:p text:style-name="P185"><text:span text:style-name="T71">RPG_Dir_Rote_Cam</text:span><text:span text:style-name="T24"> </text:span></text:p>
              </text:list-item>
            </text:list>
            <text:p text:style-name="P102"><text:span text:style-name="T24">R</text:span><text:span text:style-name="T1">PG模式下增加相机直接跟随鼠标方式</text:span></text:p>
          </table:table-cell>
        </table:table-row>
        <table:table-row>
          <table:table-cell table:style-name="表格2.A19" office:value-type="string">
            <text:p text:style-name="Standard"/>
          </table:table-cell>
          <table:table-cell table:style-name="表格2.B19" office:value-type="string">
            <text:p text:style-name="P14">0.6</text:p>
          </table:table-cell>
          <table:table-cell table:style-name="表格2.C19" office:value-type="string">
            <text:p text:style-name="P82">修改功能块</text:p>
            <text:p text:style-name="P114"><text:span text:style-name="T68">CAM_DIS_MANAGER</text:span><text:span text:style-name="T1"> </text:span></text:p>
            <text:p text:style-name="P110">RTSDaA</text:p>
            <text:p text:style-name="P107">增加功能块</text:p>
            <text:p text:style-name="P107">Move_Towards_Player </text:p>
            <text:p text:style-name="P114"><text:span text:style-name="T68">现在按下回退键镜头可以从RTS模式下返回RPG模式</text:span> </text:p>
          </table:table-cell>
        </table:table-row>
      </table:table>
      <text:p text:style-name="P25"/>
      <text:h text:style-name="Heading_20_3" text:outline-level="3"><text:bookmark-start text:name="__RefHeading___Toc99_2009966291"/>修正<text:bookmark-end text:name="__RefHeading___Toc99_200996629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9">描述</text:p>
          </table:table-cell>
          <table:table-cell table:style-name="表格3.A1" office:value-type="string">
            <text:p text:style-name="P39">版本</text:p>
          </table:table-cell>
          <table:table-cell table:style-name="表格3.C1" office:value-type="string">
            <text:p text:style-name="P39">内容</text:p>
          </table:table-cell>
        </table:table-row>
        <text:soft-page-break/>
        <table:table-row>
          <table:table-cell table:style-name="表格3.A2" table:number-rows-spanned="4" office:value-type="string">
            <text:p text:style-name="P37">简化smooth offset<text:span text:style-name="T1">代码改为功能块</text:span></text:p>
            <text:p text:style-name="P37"/>
          </table:table-cell>
          <table:table-cell table:style-name="表格3.A2" office:value-type="string">
            <text:p text:style-name="P37">0.0.1</text:p>
          </table:table-cell>
          <table:table-cell table:style-name="表格3.C2" office:value-type="string">
            <text:p text:style-name="P37"/>
          </table:table-cell>
        </table:table-row>
        <table:table-row>
          <table:covered-table-cell/>
          <table:table-cell table:style-name="表格3.A2" office:value-type="string">
            <text:p text:style-name="P37">0.0.1b01</text:p>
          </table:table-cell>
          <table:table-cell table:style-name="表格3.C2" office:value-type="string">
            <text:p text:style-name="P46">增加功能块<text:span text:style-name="T1">：</text:span></text:p>
            <text:p text:style-name="P46"><text:span text:style-name="T37">SMO_ANG </text:span><text:span text:style-name="T42">( )</text:span></text:p>
            <text:p text:style-name="P46"><text:span text:style-name="T37">SMO_VAL </text:span><text:span text:style-name="T43">( )</text:span></text:p>
            <text:p text:style-name="P37"><text:span text:style-name="T3">需要</text:span><text:span text:style-name="T44">SMO_VAL_OFFSET </text:span><text:span text:style-name="T43">( ) </text:span><text:span text:style-name="T3">功能块返回多个值</text:span></text:p>
          </table:table-cell>
        </table:table-row>
        <table:table-row>
          <table:covered-table-cell/>
          <table:table-cell table:style-name="表格3.A2" table:number-rows-spanned="2" office:value-type="string">
            <text:p text:style-name="P37"/>
            <text:p text:style-name="P37">0.0.1b02</text:p>
          </table:table-cell>
          <table:table-cell table:style-name="表格3.C2" office:value-type="string">
            <text:p text:style-name="P37"><text:span text:style-name="T1">更改</text:span><text:span text:style-name="T40">SMO_VAL_OFFSET </text:span><text:span text:style-name="T42">( ) </text:span>功能块<text:span text:style-name="T1">只能返回一个数值为</text:span>返回多个数值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7">替换所有功能块内的平滑代码</text:p>
          </table:table-cell>
        </table:table-row>
        <table:table-row>
          <table:table-cell table:style-name="表格3.A2" table:number-rows-spanned="3" office:value-type="string">
            <text:p text:style-name="P37">鼠标滚轮独立功能块增加平滑</text:p>
          </table:table-cell>
          <table:table-cell table:style-name="表格3.A2" table:number-rows-spanned="3" office:value-type="string">
            <text:p text:style-name="P37">0.0.2b00</text:p>
          </table:table-cell>
          <table:table-cell table:style-name="表格3.C2" office:value-type="string">
            <text:p text:style-name="P46"><text:span text:style-name="T36">增加功能</text:span><text:span text:style-name="T7">块：</text:span></text:p>
            <text:p text:style-name="P46"><text:span text:style-name="T38">SMO_MousTrack </text:span><text:span text:style-name="T39">( )</text:span>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7">滚轮数值分为smooth（平滑）和raw（原始）<text:span text:style-name="T1">，</text:span>降低灵敏防止<text:span text:style-name="T1">滚轮停止动作但</text:span>平滑值持续将镜头推到RTS第二阶段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7">删除了ROTATE和一些SMO_块中的注释旧代码</text:p>
          </table:table-cell>
        </table:table-row>
        <table:table-row>
          <table:table-cell table:style-name="表格3.A2" office:value-type="string">
            <text:p text:style-name="P6">增加一个空的父物体，将所有移动指令指向他，旋转由空的子物体完成，用此种方式配合Player_Camera_Controller_RTS_RPG.<text:span text:style-name="T47">cs的</text:span><text:span text:style-name="T48">0.0.2b01功能</text:span></text:p>
          </table:table-cell>
          <table:table-cell table:style-name="表格3.A2" office:value-type="string">
            <text:p text:style-name="P7">0.0.3b00</text:p>
          </table:table-cell>
          <table:table-cell table:style-name="表格3.C2" office:value-type="string">
            <text:p text:style-name="Table_20_Contents">增加了：</text:p>
            <text:p text:style-name="Table_20_Contents">X_Rote_Cent 用于填入空的子物体</text:p>
            <text:p text:style-name="Table_20_Contents">在ROTATE ( ) 块中为新的子物体X_Rote_Cent赋予X轴和Y轴的旋转值，而 <text:span text:style-name="T30">CameraFunctions.</text:span>cs所在物体只接受Y轴旋转值。</text:p>
            <text:p text:style-name="Table_20_Contents"/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4</text:p>
          </table:table-cell>
          <table:table-cell table:style-name="表格3.C2" office:value-type="string">
            <text:p text:style-name="Table_20_Contents">只有RPG视角能控制x轴下降至负角度RTS只能到0度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5</text:p>
          </table:table-cell>
          <table:table-cell table:style-name="表格3.C2" office:value-type="string">
            <text:p text:style-name="P104">修改功能块</text:p>
            <text:p text:style-name="P109">ROTATE</text:p>
            <text:p text:style-name="P105">增加只跟随鼠标旋转Y轴的选项</text:p>
            <text:p text:style-name="P103"><text:span text:style-name="T68">现在RTS模式只跟随鼠标，不会造成玩家旋转相机跟着转的问题</text:span> 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3">0.0.6</text:p>
          </table:table-cell>
          <table:table-cell table:style-name="表格3.C2" office:value-type="string">
            <text:p text:style-name="P106">功能块CAM_DIS_MANAGER 里的限制RTS视角的语句移到RTSDaA中的状态机中，使得相机回到<text:span text:style-name="T90">RPG模式下立刻就能移动X轴方向。</text:span>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5">0.0.7</text:p>
          </table:table-cell>
          <table:table-cell table:style-name="表格3.C2" office:value-type="string">
            <text:p text:style-name="P108">修改一些代码以便适应改变了名称的玩家控制脚本名称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Table_20_Contents">0.0.8</text:p>
          </table:table-cell>
          <table:table-cell table:style-name="表格3.C2" office:value-type="string">
            <text:list xml:id="list4367128553238906399" text:style-name="L30">
              <text:list-item>
                <text:p text:style-name="P187">为Player_Obj在代码中的使用增加了前置判断预防其为空时报错，并自动进入RTS模式</text:p>
              </text:list-item>
              <text:list-item text:start-value="1">
                <text:p text:style-name="P188">CameraFunctions<text:span text:style-name="T28">更名为</text:span><text:span text:style-name="T29">Camera_</text:span><text:span text:style-name="T28">Controller</text:span></text:p>
              </text:list-item>
              <text:list-item>
                <text:p text:style-name="P189"><text:span text:style-name="T1">修改了其他脚本更名造成的错误</text:span></text:p>
              </text:list-item>
              <text:list-item>
                <text:p text:style-name="P189"><text:span text:style-name="T1">BUG：禁止了相机由RTS模式回到RPG模式时的移动控制，使相机能够平滑返回玩家位置</text:span></text:p>
              </text:list-item>
            </text:list>
          </table:table-cell>
        </table:table-row>
      </table:table>
      <text:p text:style-name="Text_20_body"/>
      <text:p text:style-name="P28"/>
      <text:h text:style-name="P201" text:outline-level="2"><text:bookmark-start text:name="__RefHeading___Toc101_2009966291"/><text:span text:style-name="T96">Player_Controller_RTS_RPG_AstarPathfing_Project</text:span><text:bookmark-end text:name="__RefHeading___Toc101_2009966291"/></text:h>
      <text:h text:style-name="P217" text:outline-level="3"><text:bookmark-start text:name="__RefHeading___Toc103_2009966291"/>正式版本<text:bookmark-end text:name="__RefHeading___Toc103_2009966291"/>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0">描述</text:p>
          </table:table-cell>
          <table:table-cell table:style-name="表格6.A1" office:value-type="string">
            <text:p text:style-name="P30">版本</text:p>
          </table:table-cell>
          <table:table-cell table:style-name="表格6.C1" office:value-type="string">
            <text:p text:style-name="P30">内容</text:p>
          </table:table-cell>
        </table:table-row>
        <table:table-row>
          <table:table-cell table:style-name="表格6.A2" table:number-rows-spanned="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covered-table-cell/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Text_20_body"/>
      <text:h text:style-name="P216" text:outline-level="3"><text:bookmark-start text:name="__RefHeading___Toc105_2009966291"/>新增功能<text:bookmark-end text:name="__RefHeading___Toc105_200996629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30">描述</text:p>
          </table:table-cell>
          <table:table-cell table:style-name="表格4.A1" office:value-type="string">
            <text:p text:style-name="P30">版本</text:p>
          </table:table-cell>
          <table:table-cell table:style-name="表格4.C1" office:value-type="string">
            <text:p text:style-name="P30">内容</text:p>
          </table:table-cell>
        </table:table-row>
        <table:table-row>
          <table:table-cell table:style-name="表格4.A2" table:number-rows-spanned="2" office:value-type="string">
            <text:p text:style-name="Table_20_Contents">鼠标指向屏幕边缘控制镜头中心移动</text:p>
          </table:table-cell>
          <table:table-cell table:style-name="表格4.A2" table:number-rows-spanned="2" office:value-type="string">
            <text:p text:style-name="Table_20_Contents">0.1<text:span text:style-name="T32">a00</text:span>.0</text:p>
          </table:table-cell>
          <table:table-cell table:style-name="表格4.C2" office:value-type="string">
            <text:p text:style-name="Table_20_Contents">增加功能块<text:span text:style-name="T1">：</text:span></text:p>
            <text:p text:style-name="P89">Edge_Move_Control ( ) 返回移动偏量值</text:p>
            <text:p text:style-name="P87"><text:span text:style-name="T40">MousPos ( ) </text:span><text:span text:style-name="T45">返回当前鼠标位置</text:span></text:p>
          </table:table-cell>
        </table:table-row>
        <table:table-row>
          <table:covered-table-cell/>
          <table:covered-table-cell/>
          <table:table-cell table:style-name="表格4.C2" office:value-type="string">
            <text:p text:style-name="Table_20_Contents">只有在RTS状态下时移动</text:p>
          </table:table-cell>
        </table:table-row>
        <table:table-row>
          <table:table-cell table:style-name="表格4.A2" table:number-rows-spanned="2" office:value-type="string">
            <text:p text:style-name="P50">RTS镜头下鼠标框选物体</text:p>
          </table:table-cell>
          <table:table-cell table:style-name="表格4.A2" office:value-type="string">
            <text:p text:style-name="P50">0.2a00.0</text:p>
          </table:table-cell>
          <table:table-cell table:style-name="表格4.C2" office:value-type="string">
            <text:p text:style-name="P56">根绝 《<text:span text:style-name="T52">RTS Style Unit Selection in Unity 5》</text:span>提供的代码添加块文件</text:p>
          </table:table-cell>
        </table:table-row>
        <table:table-row>
          <table:covered-table-cell/>
          <table:table-cell table:style-name="表格4.A2" office:value-type="string">
            <text:p text:style-name="P52">0.2a01.0</text:p>
          </table:table-cell>
          <table:table-cell table:style-name="表格4.C2" office:value-type="string">
            <text:p text:style-name="P47">完成鼠标区域选择功能</text:p>
            <text:p text:style-name="P47">增加功能块：</text:p>
            <text:p text:style-name="P55">IsWithinSelectionBounds <text:span text:style-name="T53">(GameObject gameObject) </text:span>用于分析当前相机视角下是否有可选物体</text:p>
          </table:table-cell>
        </table:table-row>
        <table:table-row>
          <table:table-cell table:style-name="表格4.A2" office:value-type="string">
            <text:p text:style-name="P51">RTS镜头下鼠标单击选择物体</text:p>
          </table:table-cell>
          <table:table-cell table:style-name="表格4.A2" office:value-type="string">
            <text:p text:style-name="P53">0.3a00.0</text:p>
          </table:table-cell>
          <table:table-cell table:style-name="表格4.C2" office:value-type="string">
            <text:p text:style-name="P47">删除框选物体的多余代码</text:p>
            <text:p text:style-name="P47">增加功能块：</text:p>
            <text:p text:style-name="P60">RTS_Point_Selec ( ) <text:s/>用于鼠标单击选择</text:p>
            <text:p text:style-name="P60">RTS_Area_Selec ( ) 将之前的多选控制放入此块</text:p>
          </table:table-cell>
        </table:table-row>
        <table:table-row>
          <table:table-cell table:style-name="表格4.A2" office:value-type="string">
            <text:p text:style-name="P12">增加由镜头方向控制转向目的地</text:p>
            <text:list xml:id="list4428105863463856505" text:style-name="L23">
              <text:list-item>
                <text:p text:style-name="P129"><text:span text:style-name="T15">当物体方向不是镜头方向且</text:span><text:span text:style-name="T16">w或s键按下</text:span><text:span text:style-name="T15">时先旋转再移动</text:span></text:p>
              </text:list-item>
              <text:list-item>
                <text:p text:style-name="P127">当镜头方向被鼠标控制住时按下a和d键左右平移</text:p>
              </text:list-item>
              <text:list-item>
                <text:p text:style-name="P127">当镜头方向是自由状态时按下a和d键前行并旋转物体方向</text:p>
              </text:list-item>
            </text:list>
          </table:table-cell>
          <table:table-cell table:style-name="表格4.A2" office:value-type="string">
            <text:p text:style-name="P53">0.4a00.0</text:p>
          </table:table-cell>
          <table:table-cell table:style-name="表格4.C2" office:value-type="string">
            <text:p text:style-name="Table_20_Contents"><text:span text:style-name="T1">增加了功能块：</text:span><text:span text:style-name="T67">MoTbKaCB</text:span> </text:p>
            <text:p text:style-name="Table_20_Contents"/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53">0.5</text:p>
          </table:table-cell>
          <table:table-cell table:style-name="表格4.C2" office:value-type="string">
            <text:p text:style-name="P74">完善了<text:span text:style-name="T67">MoTbKaCB </text:span>功能块</text:p>
          </table:table-cell>
        </table:table-row>
      </table:table>
      <text:p text:style-name="Text_20_body"/>
      <text:h text:style-name="P216" text:outline-level="3"><text:bookmark-start text:name="__RefHeading___Toc107_2009966291"/><text:soft-page-break/>修正<text:bookmark-end text:name="__RefHeading___Toc107_2009966291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39">描述</text:p>
          </table:table-cell>
          <table:table-cell table:style-name="表格12.A1" office:value-type="string">
            <text:p text:style-name="P39">版本</text:p>
          </table:table-cell>
          <table:table-cell table:style-name="表格12.C1" office:value-type="string">
            <text:p text:style-name="P39">内容</text:p>
          </table:table-cell>
        </table:table-row>
        <table:table-row>
          <table:table-cell table:style-name="表格12.A2" office:value-type="string">
            <text:p text:style-name="P37">增加布尔变量控制不同的移动方式</text:p>
          </table:table-cell>
          <table:table-cell table:style-name="表格12.A2" office:value-type="string">
            <text:p text:style-name="P37">0.0.1b00</text:p>
          </table:table-cell>
          <table:table-cell table:style-name="表格12.C2" office:value-type="string">
            <text:p text:style-name="P37">增加四个布尔变量分别控制两种运动方式两种旋转方式</text:p>
          </table:table-cell>
        </table:table-row>
        <table:table-row>
          <table:table-cell table:style-name="表格12.A2" table:number-rows-spanned="2" office:value-type="string">
            <text:p text:style-name="P37">相机脱离玩家后移动由本地坐标改为世界坐标</text:p>
          </table:table-cell>
          <table:table-cell table:style-name="表格12.A2" office:value-type="string">
            <text:p text:style-name="P37">0.0.2b00</text:p>
          </table:table-cell>
          <table:table-cell table:style-name="表格12.C2" office:value-type="string">
            <text:p text:style-name="P42">增加功能块：</text:p>
            <text:p text:style-name="P46"><text:span text:style-name="T37">MDCaW </text:span><text:span text:style-name="T41">( ) </text:span></text:p>
          </table:table-cell>
        </table:table-row>
        <table:table-row>
          <table:covered-table-cell/>
          <table:table-cell table:style-name="表格12.A2" office:value-type="string">
            <text:p text:style-name="P37">0.0.2b01</text:p>
          </table:table-cell>
          <table:table-cell table:style-name="表格12.C2" office:value-type="string">
            <text:p text:style-name="P38"><text:span text:style-name="T37">MDCaW </text:span><text:span text:style-name="T41">( ) </text:span><text:span text:style-name="T33">块中直接给与</text:span><text:span text:style-name="T34">偏量值给全局</text:span><text:span text:style-name="T33">坐标的</text:span>Transform.Translate<text:span text:style-name="T1">，效果并不理想。</text:span></text:p>
            <text:p text:style-name="P40">应改为移动与全局坐标水平一致、方向则与本地坐标一致。</text:p>
            <text:p text:style-name="P40"/>
            <text:list xml:id="list7929429463661253014" text:style-name="L24">
              <text:list-item>
                <text:p text:style-name="P139">通过 <text:span text:style-name="T30">CameraFunctions.cs 0.0.3完成了上述功能，同时增加了布尔变量：</text:span></text:p>
                <text:list>
                  <text:list-item>
                    <text:p text:style-name="P140">Move_Camera_towards_cam_Facing</text:p>
                  </text:list-item>
                  <text:list-item>
                    <text:p text:style-name="P140">Move_Camera_Along_World_Axis</text:p>
                  </text:list-item>
                </text:list>
                <text:p text:style-name="P140">用于选择RTS相机的移动方式。</text:p>
              </text:list-item>
              <text:list-item>
                <text:p text:style-name="P140">修改布尔变量名称：</text:p>
                <text:list>
                  <text:list-item>
                    <text:p text:style-name="P141">Move_towards_Character_Facing</text:p>
                  </text:list-item>
                  <text:list-item>
                    <text:p text:style-name="P141">Move_Along_World_Axis</text:p>
                  </text:list-item>
                  <text:list-item>
                    <text:p text:style-name="P141">Turn_by_Keyboard</text:p>
                  </text:list-item>
                  <text:list-item>
                    <text:p text:style-name="P141">Turn_by_Mouse_Point</text:p>
                  </text:list-item>
                </text:list>
                <text:p text:style-name="P140">为</text:p>
                <text:list text:continue-numbering="true">
                  <text:list-item>
                    <text:p text:style-name="P141">Move_Player_towards_Character_Facing</text:p>
                  </text:list-item>
                  <text:list-item>
                    <text:p text:style-name="P141">Move_Player_Along_World_Axis</text:p>
                  </text:list-item>
                  <text:list-item>
                    <text:p text:style-name="P141">Turn_Player_by_Keyboard</text:p>
                  </text:list-item>
                  <text:list-item>
                    <text:p text:style-name="P141">Turn_Player_by_Mouse_Point</text:p>
                  </text:list-item>
                </text:list>
                <text:p text:style-name="P141">用于区分相机和玩家控制旗帜。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4">0.0.3</text:p>
          </table:table-cell>
          <table:table-cell table:style-name="表格12.C2" office:value-type="string">
            <text:list xml:id="list3669518262086512688" text:style-name="L25">
              <text:list-item>
                <text:p text:style-name="P142">增加了检查相机跟随的布尔值，若相机不跟随则不再控制角色动画</text:p>
              </text:list-item>
              <text:list-item>
                <text:p text:style-name="P142">增加了使用该脚本所必须的脚本与组件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>0.0.4</text:p>
          </table:table-cell>
          <table:table-cell table:style-name="表格12.C2" office:value-type="string">
            <text:list xml:id="list225905210388788" text:continue-numbering="true" text:style-name="L25">
              <text:list-item>
                <text:p text:style-name="P143">增加变量控制开关鼠到屏幕边缘相机移动</text:p>
                <text:list>
                  <text:list-item>
                    <text:p text:style-name="P143"><text:span text:style-name="T67">Move_Camera_at_Edge</text:span> </text:p>
                  </text:list-item>
                </text:list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>0.0.5</text:p>
          </table:table-cell>
          <table:table-cell table:style-name="表格12.C2" office:value-type="string">
            <text:list xml:id="list225904176231478" text:continue-numbering="true" text:style-name="L25">
              <text:list-item>
                <text:p text:style-name="P144">脚本更名</text:p>
              </text:list-item>
              <text:list-item>
                <text:p text:style-name="P144">修改代码适应一些别的更名的脚本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/>
          </table:table-cell>
          <table:table-cell table:style-name="表格12.C2" office:value-type="string">
            <text:list xml:id="list225904714406594" text:continue-numbering="true" text:style-name="L25">
              <text:list-item>
                <text:p text:style-name="P145">脚本由<text:span text:style-name="T96">Player_Camera_Controller_RTS_RPG_AstarPathfing_Project改为Player_Controller_RTS_RPG_AstarPathfing_Project</text:span></text:p>
              </text:list-item>
              <text:list-item>
                <text:p text:style-name="P145">修改了其他脚本更名造成的错误</text:p>
              </text:list-item>
            </text:list>
          </table:table-cell>
        </table:table-row>
      </table:table>
      <text:p text:style-name="P2"/>
      <text:h text:style-name="P202" text:outline-level="2"><text:bookmark-start text:name="__RefHeading___Toc109_2009966291"/><text:span text:style-name="T53">Utils_RTS_Draw</text:span>.cs<text:bookmark-end text:name="__RefHeading___Toc109_2009966291"/></text:h>
      <text:h text:style-name="P217" text:outline-level="3"><text:bookmark-start text:name="__RefHeading___Toc111_2009966291"/>正式版本<text:bookmark-end text:name="__RefHeading___Toc111_200996629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30">描述</text:p>
          </table:table-cell>
          <table:table-cell table:style-name="表格5.A1" office:value-type="string">
            <text:p text:style-name="P30">版本</text:p>
          </table:table-cell>
          <table:table-cell table:style-name="表格5.C1" office:value-type="string">
            <text:p text:style-name="P30">内容</text:p>
          </table:table-cell>
        </table:table-row>
        <table:table-row>
          <table:table-cell table:style-name="表格5.A2" table:number-rows-spanned="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  <table:table-row>
          <table:covered-table-cell/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3"/>
      <text:h text:style-name="P218" text:outline-level="3"><text:bookmark-start text:name="__RefHeading___Toc113_2009966291"/>新增功能<text:bookmark-end text:name="__RefHeading___Toc113_2009966291"/></text:h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30">描述</text:p>
          </table:table-cell>
          <table:table-cell table:style-name="表格8.A1" office:value-type="string">
            <text:p text:style-name="P30">版本</text:p>
          </table:table-cell>
          <table:table-cell table:style-name="表格8.C1" office:value-type="string">
            <text:p text:style-name="P30">内容</text:p>
          </table:table-cell>
        </table:table-row>
        <table:table-row>
          <table:table-cell table:style-name="表格8.A2" office:value-type="string">
            <text:p text:style-name="P54">增加RTS Style Unit Selection in Unity 5中的utility类的功能</text:p>
          </table:table-cell>
          <table:table-cell table:style-name="表格8.A2" office:value-type="string">
            <text:p text:style-name="Table_20_Contents">0.1a00.0</text:p>
          </table:table-cell>
          <table:table-cell table:style-name="表格8.C2" office:value-type="string">
            <text:p text:style-name="P57">增加功能块</text:p>
            <text:list xml:id="list4539234412660688390" text:style-name="L26">
              <text:list-item>
                <text:p text:style-name="P170">WhiteTexture</text:p>
              </text:list-item>
              <text:list-item>
                <text:p text:style-name="P170">DrawScreenRect( Rect rect, Color color )</text:p>
              </text:list-item>
              <text:list-item>
                <text:p text:style-name="P170">DrawScreenRectBorder( Rect rect, float thickness, Color color )</text:p>
              </text:list-item>
              <text:list-item>
                <text:p text:style-name="P170">GetScreenRect( Vector3 screenPosition1, Vector3 screenPosition2 )</text:p>
              </text:list-item>
              <text:list-item>
                <text:p text:style-name="P170">GetViewportBounds( Camera camera, Vector3 screenPosition1, Vector3 screenPosition2 )</text:p>
              </text:list-item>
            </text:list>
          </table:table-cell>
        </table:table-row>
      </table:table>
      <text:p text:style-name="P3"/>
      <text:h text:style-name="P216" text:outline-level="3"><text:bookmark-start text:name="__RefHeading___Toc115_2009966291"/>修正<text:bookmark-end text:name="__RefHeading___Toc115_2009966291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30">描述</text:p>
          </table:table-cell>
          <table:table-cell table:style-name="表格9.A1" office:value-type="string">
            <text:p text:style-name="P30">版本</text:p>
          </table:table-cell>
          <table:table-cell table:style-name="表格9.C1" office:value-type="string">
            <text:p text:style-name="P30">内容</text:p>
          </table:table-cell>
        </table:table-row>
        <table:table-row>
          <table:table-cell table:style-name="表格9.A2" table:number-rows-spanned="2" office:value-type="string">
            <text:p text:style-name="Table_20_Contents"/>
          </table:table-cell>
          <table:table-cell table:style-name="表格9.A2" office:value-type="string">
            <text:p text:style-name="Table_20_Contents">0.0.<text:span text:style-name="T31">1</text:span></text:p>
          </table:table-cell>
          <table:table-cell table:style-name="表格9.C2" office:value-type="string">
            <text:p text:style-name="Table_20_Contents"/>
          </table:table-cell>
        </table:table-row>
        <table:table-row>
          <table:covered-table-cell/>
          <table:table-cell table:style-name="表格9.A2" office:value-type="string">
            <text:p text:style-name="Table_20_Contents"/>
          </table:table-cell>
          <table:table-cell table:style-name="表格9.C2" office:value-type="string">
            <text:p text:style-name="Table_20_Contents"/>
          </table:table-cell>
        </table:table-row>
      </table:table>
      <text:p text:style-name="P3"/>
      <text:p text:style-name="P16"/>
      <text:h text:style-name="P203" text:outline-level="2"><text:bookmark-start text:name="__RefHeading___Toc901_81647745"/><text:span text:style-name="T97">Selectable_Unit_Controller_AstarPathfing_Project</text:span>.cs<text:bookmark-end text:name="__RefHeading___Toc901_81647745"/></text:h>
      <text:h text:style-name="P219" text:outline-level="3"><text:bookmark-start text:name="__RefHeading___Toc111_200996629121"/>正式版本<text:bookmark-end text:name="__RefHeading___Toc111_20099662912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31">描述</text:p>
          </table:table-cell>
          <table:table-cell table:style-name="表格10.A1" office:value-type="string">
            <text:p text:style-name="P31">版本</text:p>
          </table:table-cell>
          <table:table-cell table:style-name="表格10.C1" office:value-type="string">
            <text:p text:style-name="P31">内容</text:p>
          </table:table-cell>
        </table:table-row>
        <table:table-row>
          <table:table-cell table:style-name="表格10.A2" table:number-rows-spanned="2" office:value-type="string">
            <text:p text:style-name="P90"/>
          </table:table-cell>
          <table:table-cell table:style-name="表格10.A2" office:value-type="string">
            <text:p text:style-name="P90"/>
          </table:table-cell>
          <table:table-cell table:style-name="表格10.C2" office:value-type="string">
            <text:p text:style-name="P90"/>
          </table:table-cell>
        </table:table-row>
        <table:table-row>
          <table:covered-table-cell/>
          <table:table-cell table:style-name="表格10.A2" office:value-type="string">
            <text:p text:style-name="P90"/>
          </table:table-cell>
          <table:table-cell table:style-name="表格10.C2" office:value-type="string">
            <text:p text:style-name="P90"/>
          </table:table-cell>
        </table:table-row>
      </table:table>
      <text:p text:style-name="P17"/>
      <text:h text:style-name="P219" text:outline-level="3"><text:bookmark-start text:name="__RefHeading___Toc113_200996629122"/>新增功能<text:bookmark-end text:name="__RefHeading___Toc113_200996629122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31">描述</text:p>
          </table:table-cell>
          <table:table-cell table:style-name="表格14.A1" office:value-type="string">
            <text:p text:style-name="P31">版本</text:p>
          </table:table-cell>
          <table:table-cell table:style-name="表格14.C1" office:value-type="string">
            <text:p text:style-name="P31">内容</text:p>
          </table:table-cell>
        </table:table-row>
        <table:table-row>
          <table:table-cell table:style-name="表格14.A2" office:value-type="string">
            <text:p text:style-name="P93">Selectable_Unit_Controller.cs</text:p>
          </table:table-cell>
          <table:table-cell table:style-name="表格14.A2" office:value-type="string">
            <text:p text:style-name="P90">0.1a00.0</text:p>
          </table:table-cell>
          <table:table-cell table:style-name="表格14.C2" office:value-type="string">
            <text:p text:style-name="P58">public GameObject selectionCircle</text:p>
            <text:p text:style-name="P58">用于赋予projector，为被选择物体下方显示标志</text:p>
          </table:table-cell>
        </table:table-row>
        <table:table-row>
          <table:table-cell table:style-name="表格14.A2" office:value-type="string">
            <text:p text:style-name="P9">点击移动</text:p>
          </table:table-cell>
          <table:table-cell table:style-name="表格14.A2" office:value-type="string">
            <text:p text:style-name="P59">0.2.0</text:p>
          </table:table-cell>
          <table:table-cell table:style-name="表格14.C2" office:value-type="string">
            <text:p text:style-name="P76">增加了<text:span text:style-name="T85">A*Pathfinding Project用于寻路</text:span></text:p>
          </table:table-cell>
        </table:table-row>
        <table:table-row>
          <table:table-cell table:style-name="表格14.A2" office:value-type="string">
            <text:p text:style-name="P9"/>
          </table:table-cell>
          <table:table-cell table:style-name="表格14.A2" office:value-type="string">
            <text:p text:style-name="P59">0.3.0</text:p>
          </table:table-cell>
          <table:table-cell table:style-name="表格14.C2" office:value-type="string">
            <text:p text:style-name="P79">改变脚本为<text:span text:style-name="T88">AIPath_For_Rigidbody_From_AstarPathfindingProject的类成员</text:span></text:p>
            <text:p text:style-name="P79">并采用AIPath作为寻路方式</text:p>
          </table:table-cell>
        </table:table-row>
      </table:table>
      <text:p text:style-name="P17"/>
      <text:h text:style-name="P219" text:outline-level="3"><text:bookmark-start text:name="__RefHeading___Toc115_200996629123"/>修正<text:bookmark-end text:name="__RefHeading___Toc115_200996629123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31">描述</text:p>
          </table:table-cell>
          <table:table-cell table:style-name="表格15.A1" office:value-type="string">
            <text:p text:style-name="P31">版本</text:p>
          </table:table-cell>
          <table:table-cell table:style-name="表格15.C1" office:value-type="string">
            <text:p text:style-name="P31">内容</text:p>
          </table:table-cell>
        </table:table-row>
        <table:table-row>
          <table:table-cell table:style-name="表格15.A2" office:value-type="string">
            <text:p text:style-name="P90"/>
          </table:table-cell>
          <table:table-cell table:style-name="表格15.A2" office:value-type="string">
            <text:p text:style-name="P90">0.0.<text:span text:style-name="T31">1</text:span></text:p>
          </table:table-cell>
          <table:table-cell table:style-name="表格15.C2" office:value-type="string">
            <text:p text:style-name="P112"><text:span text:style-name="T25">增加布尔值</text:span><text:span text:style-name="T67">Use_Animation</text:span> <text:span text:style-name="T1">控制是否使用动画控制器以避免警报</text:span></text:p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113">0.0.2</text:p>
          </table:table-cell>
          <table:table-cell table:style-name="表格15.C2" office:value-type="string">
            <text:p text:style-name="P80">修改若脚本运作在玩家角色上时，当视角不处于RTS状态下不可运行。</text:p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80">0.0.3</text:p>
          </table:table-cell>
          <table:table-cell table:style-name="表格15.C2" office:value-type="string">
            <text:list xml:id="list8985328188973791526" text:style-name="L27">
              <text:list-item>
                <text:p text:style-name="P171">脚本更名</text:p>
              </text:list-item>
              <text:list-item>
                <text:p text:style-name="P173">修改代码适应别的更名脚本</text:p>
              </text:list-item>
              <text:list-item>
                <text:p text:style-name="P173">增加需求成员</text:p>
              </text:list-item>
            </text:list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80"/>
          </table:table-cell>
          <table:table-cell table:style-name="表格15.C2" office:value-type="string">
            <text:list xml:id="list225904530080660" text:continue-numbering="true" text:style-name="L27">
              <text:list-item>
                <text:p text:style-name="P171">修改了其他脚本更名造成的错误</text:p>
              </text:list-item>
            </text:list>
          </table:table-cell>
        </table:table-row>
      </table:table>
      <text:p text:style-name="P17"/>
      <text:p text:style-name="P17"/>
      <text:h text:style-name="P205" text:outline-level="2"><text:bookmark-start text:name="__RefHeading___Toc1060_81647745"/><text:s/><text:span text:style-name="T2">Public_</text:span><text:span text:style-name="T22">Functions.cs</text:span><text:bookmark-end text:name="__RefHeading___Toc1060_81647745"/></text:h>
      <text:h text:style-name="P220" text:outline-level="3"><text:bookmark-start text:name="__RefHeading___Toc111_20099662912130"/>正式版本<text:bookmark-end text:name="__RefHeading___Toc111_20099662912130"/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office:value-type="string">
            <text:p text:style-name="P33">描述</text:p>
          </table:table-cell>
          <table:table-cell table:style-name="表格19.A1" office:value-type="string">
            <text:p text:style-name="P33">版本</text:p>
          </table:table-cell>
          <table:table-cell table:style-name="表格19.C1" office:value-type="string">
            <text:p text:style-name="P33">内容</text:p>
          </table:table-cell>
        </table:table-row>
        <table:table-row>
          <table:table-cell table:style-name="表格19.A2" office:value-type="string">
            <text:p text:style-name="P66"/>
          </table:table-cell>
          <table:table-cell table:style-name="表格19.A2" office:value-type="string">
            <text:p text:style-name="P92"/>
          </table:table-cell>
          <table:table-cell table:style-name="表格19.C2" office:value-type="string">
            <text:p text:style-name="P92"/>
          </table:table-cell>
        </table:table-row>
        <table:table-row>
          <table:table-cell table:style-name="表格19.A2" office:value-type="string">
            <text:p text:style-name="P19"/>
          </table:table-cell>
          <table:table-cell table:style-name="表格19.A2" office:value-type="string">
            <text:p text:style-name="P92"/>
          </table:table-cell>
          <table:table-cell table:style-name="表格19.C2" office:value-type="string">
            <text:p text:style-name="P92"/>
          </table:table-cell>
        </table:table-row>
      </table:table>
      <text:p text:style-name="P19"/>
      <text:h text:style-name="P220" text:outline-level="3"><text:bookmark-start text:name="__RefHeading___Toc113_20099662912231"/>新增功能<text:bookmark-end text:name="__RefHeading___Toc113_20099662912231"/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33">描述</text:p>
          </table:table-cell>
          <table:table-cell table:style-name="表格20.A1" office:value-type="string">
            <text:p text:style-name="P33">版本</text:p>
          </table:table-cell>
          <table:table-cell table:style-name="表格20.C1" office:value-type="string">
            <text:p text:style-name="P33">内容</text:p>
          </table:table-cell>
        </table:table-row>
        <table:table-row>
          <table:table-cell table:style-name="表格20.A2" office:value-type="string">
            <text:p text:style-name="P92"/>
          </table:table-cell>
          <table:table-cell table:style-name="表格20.A2" office:value-type="string">
            <text:p text:style-name="P92">0.1a00.0</text:p>
          </table:table-cell>
          <table:table-cell table:style-name="表格20.C2" office:value-type="string">
            <text:p text:style-name="P63">创建并由CameraFunctions.cs中移来以下功能块</text:p>
            <text:list xml:id="list225905396015367" text:continue-list="list8003735955130714009" text:style-name="L20">
              <text:list-item>
                <text:p text:style-name="P184"><text:span text:style-name="T67">SMO_ANG</text:span> </text:p>
              </text:list-item>
              <text:list-item>
                <text:p text:style-name="P184"><text:span text:style-name="T67">SMO_VAL</text:span> </text:p>
              </text:list-item>
              <text:list-item>
                <text:p text:style-name="P174"><text:span text:style-name="T67">SMO_VAL_OFFSET</text:span> </text:p>
              </text:list-item>
            </text:list>
            <text:p text:style-name="P64">修改功能块为<text:span text:style-name="T74">Utility Class</text:span></text:p>
          </table:table-cell>
        </table:table-row>
        <table:table-row>
          <table:table-cell table:style-name="表格20.A2" office:value-type="string">
            <text:p text:style-name="P19"/>
          </table:table-cell>
          <table:table-cell table:style-name="表格20.A2" office:value-type="string">
            <text:p text:style-name="P70">0.2</text:p>
          </table:table-cell>
          <table:table-cell table:style-name="表格20.C2" office:value-type="string">
            <text:p text:style-name="P71">增加了功能块</text:p>
            <text:p text:style-name="P71"><text:span text:style-name="T67">Clear_Angle</text:span> </text:p>
            <text:p text:style-name="P71">对超过360度的角度值模算</text:p>
            <text:p text:style-name="P71">将360度分割为正负180并输出</text:p>
          </table:table-cell>
        </table:table-row>
        <table:table-row>
          <table:table-cell table:style-name="表格20.A2" office:value-type="string">
            <text:p text:style-name="P19"/>
          </table:table-cell>
          <table:table-cell table:style-name="表格20.A2" office:value-type="string">
            <text:p text:style-name="P70">0.3</text:p>
          </table:table-cell>
          <table:table-cell table:style-name="表格20.C2" office:value-type="string">
            <text:p text:style-name="P71">增加了功能块</text:p>
            <text:p text:style-name="P71"><text:span text:style-name="T67">Mous_Click_Get_Pos_Dir</text:span> </text:p>
            <text:p text:style-name="P71">输出鼠标点击后射出的<text:span text:style-name="T86">ray碰撞到的位置和所在方向</text:span></text:p>
          </table:table-cell>
        </table:table-row>
      </table:table>
      <text:p text:style-name="P19"/>
      <text:h text:style-name="P220" text:outline-level="3"><text:bookmark-start text:name="__RefHeading___Toc115_20099662912332"/>修正<text:bookmark-end text:name="__RefHeading___Toc115_20099662912332"/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33">描述</text:p>
          </table:table-cell>
          <table:table-cell table:style-name="表格21.A1" office:value-type="string">
            <text:p text:style-name="P33">版本</text:p>
          </table:table-cell>
          <table:table-cell table:style-name="表格21.C1" office:value-type="string">
            <text:p text:style-name="P33">内容</text:p>
          </table:table-cell>
        </table:table-row>
        <table:table-row>
          <table:table-cell table:style-name="表格21.A2" office:value-type="string">
            <text:p text:style-name="P92"/>
          </table:table-cell>
          <table:table-cell table:style-name="表格21.A2" office:value-type="string">
            <text:p text:style-name="P92">0.0.<text:span text:style-name="T31">1</text:span></text:p>
          </table:table-cell>
          <table:table-cell table:style-name="表格21.C2" office:value-type="string">
            <text:p text:style-name="P92"/>
          </table:table-cell>
        </table:table-row>
        <table:table-row>
          <table:table-cell table:style-name="表格21.A2" office:value-type="string">
            <text:p text:style-name="P19"/>
          </table:table-cell>
          <table:table-cell table:style-name="表格21.A2" office:value-type="string">
            <text:p text:style-name="P92"/>
          </table:table-cell>
          <table:table-cell table:style-name="表格21.C2" office:value-type="string">
            <text:p text:style-name="P92"/>
          </table:table-cell>
        </table:table-row>
      </table:table>
      <text:p text:style-name="P19"/>
      <text:p text:style-name="P19"/>
      <text:h text:style-name="P204" text:outline-level="2"><text:bookmark-start text:name="__RefHeading___Toc2150_1894085766"/>AIPath_For_Rigidbody_From_AstarPathfindingProject.cs<text:bookmark-end text:name="__RefHeading___Toc2150_1894085766"/></text:h>
      <text:h text:style-name="P221" text:outline-level="3"><text:bookmark-start text:name="__RefHeading___Toc111_200996629121301"/>正式版本<text:bookmark-end text:name="__RefHeading___Toc111_200996629121301"/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34">描述</text:p>
          </table:table-cell>
          <table:table-cell table:style-name="表格22.A1" office:value-type="string">
            <text:p text:style-name="P34">版本</text:p>
          </table:table-cell>
          <table:table-cell table:style-name="表格22.C1" office:value-type="string">
            <text:p text:style-name="P34">内容</text:p>
          </table:table-cell>
        </table:table-row>
        <table:table-row>
          <table:table-cell table:style-name="表格22.A2" office:value-type="string">
            <text:p text:style-name="P66"/>
          </table:table-cell>
          <table:table-cell table:style-name="表格22.A2" office:value-type="string">
            <text:p text:style-name="P100"/>
          </table:table-cell>
          <table:table-cell table:style-name="表格22.C2" office:value-type="string">
            <text:p text:style-name="P100"/>
          </table:table-cell>
        </table:table-row>
        <table:table-row>
          <table:table-cell table:style-name="表格22.A2" office:value-type="string">
            <text:p text:style-name="P20"/>
          </table:table-cell>
          <table:table-cell table:style-name="表格22.A2" office:value-type="string">
            <text:p text:style-name="P100"/>
          </table:table-cell>
          <table:table-cell table:style-name="表格22.C2" office:value-type="string">
            <text:p text:style-name="P100"/>
          </table:table-cell>
        </table:table-row>
      </table:table>
      <text:p text:style-name="P20"/>
      <text:h text:style-name="P221" text:outline-level="3"><text:bookmark-start text:name="__RefHeading___Toc113_200996629122311"/>新增功能<text:bookmark-end text:name="__RefHeading___Toc113_200996629122311"/>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row>
          <table:table-cell table:style-name="表格23.A1" office:value-type="string">
            <text:p text:style-name="P34">描述</text:p>
          </table:table-cell>
          <table:table-cell table:style-name="表格23.A1" office:value-type="string">
            <text:p text:style-name="P34">版本</text:p>
          </table:table-cell>
          <table:table-cell table:style-name="表格23.C1" office:value-type="string">
            <text:p text:style-name="P34">内容</text:p>
          </table:table-cell>
        </table:table-row>
        <table:table-row>
          <table:table-cell table:style-name="表格23.A2" office:value-type="string">
            <text:p text:style-name="P78"/>
          </table:table-cell>
          <table:table-cell table:style-name="表格23.A2" office:value-type="string">
            <text:p text:style-name="P100">0.1.0</text:p>
          </table:table-cell>
          <table:table-cell table:style-name="表格23.C2" office:value-type="string">
            <text:p text:style-name="P77">将 <text:span text:style-name="T88">AstarPathfindingProject中的AIPath改为适合使用</text:span>Rigidbody.MovePosition和Rigidbody.MoveRotation指令的脚本</text:p>
          </table:table-cell>
        </table:table-row>
        <table:table-row>
          <table:table-cell table:style-name="表格23.A2" office:value-type="string">
            <text:p text:style-name="P20"/>
          </table:table-cell>
          <table:table-cell table:style-name="表格23.A2" office:value-type="string">
            <text:p text:style-name="P100"/>
          </table:table-cell>
          <table:table-cell table:style-name="表格23.C2" office:value-type="string">
            <text:p text:style-name="P100"/>
          </table:table-cell>
        </table:table-row>
      </table:table>
      <text:p text:style-name="P20"/>
      <text:h text:style-name="P221" text:outline-level="3"><text:bookmark-start text:name="__RefHeading___Toc115_200996629123321"/>修正<text:bookmark-end text:name="__RefHeading___Toc115_200996629123321"/>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34">描述</text:p>
          </table:table-cell>
          <table:table-cell table:style-name="表格24.A1" office:value-type="string">
            <text:p text:style-name="P34">版本</text:p>
          </table:table-cell>
          <table:table-cell table:style-name="表格24.C1" office:value-type="string">
            <text:p text:style-name="P34">内容</text:p>
          </table:table-cell>
        </table:table-row>
        <table:table-row>
          <table:table-cell table:style-name="表格24.A2" office:value-type="string">
            <text:p text:style-name="P100"/>
          </table:table-cell>
          <table:table-cell table:style-name="表格24.A2" office:value-type="string">
            <text:p text:style-name="P100">0.0.<text:span text:style-name="T31">1</text:span></text:p>
          </table:table-cell>
          <table:table-cell table:style-name="表格24.C2" office:value-type="string">
            <text:p text:style-name="P81">调整canMove为真时才会计算路径</text:p>
          </table:table-cell>
        </table:table-row>
        <table:table-row>
          <table:table-cell table:style-name="表格24.A2" office:value-type="string">
            <text:p text:style-name="P20"/>
          </table:table-cell>
          <table:table-cell table:style-name="表格24.A2" office:value-type="string">
            <text:p text:style-name="P115">0.0.2</text:p>
          </table:table-cell>
          <table:table-cell table:style-name="表格24.C2" office:value-type="string">
            <text:list xml:id="list4396967314615153710" text:style-name="L28">
              <text:list-item>
                <text:p text:style-name="P186"><text:span text:style-name="T26">修改对newTar判定取消</text:span><text:span text:style-name="T94">Vector3</text:span><text:span text:style-name="T67">.zero</text:span> <text:span text:style-name="T1">而是</text:span><text:span text:style-name="T26">null</text:span></text:p>
              </text:list-item>
              <text:list-item>
                <text:p text:style-name="P175">注释了一些无用变量</text:p>
              </text:list-item>
              <text:list-item>
                <text:p text:style-name="P175">修改了旋转速度的默认数值</text:p>
              </text:list-item>
            </text:list>
          </table:table-cell>
        </table:table-row>
      </table:table>
      <text:p text:style-name="P20"/>
      <text:p text:style-name="P20"/>
      <text:h text:style-name="P206" text:outline-level="2"><text:bookmark-start text:name="__RefHeading___Toc2446_1293489740"/><text:s/><text:span text:style-name="T27">Enemy_Controller_AstarPathfinding_Project.cs</text:span><text:bookmark-end text:name="__RefHeading___Toc2446_1293489740"/></text:h>
      <text:h text:style-name="P222" text:outline-level="3"><text:bookmark-start text:name="__RefHeading___Toc111_2009966291213011"/>正式版本<text:bookmark-end text:name="__RefHeading___Toc111_2009966291213011"/>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35">描述</text:p>
          </table:table-cell>
          <table:table-cell table:style-name="表格25.A1" office:value-type="string">
            <text:p text:style-name="P35">版本</text:p>
          </table:table-cell>
          <table:table-cell table:style-name="表格25.C1" office:value-type="string">
            <text:p text:style-name="P35">内容</text:p>
          </table:table-cell>
        </table:table-row>
        <table:table-row>
          <table:table-cell table:style-name="表格25.A2" office:value-type="string">
            <text:p text:style-name="P67"/>
          </table:table-cell>
          <table:table-cell table:style-name="表格25.A2" office:value-type="string">
            <text:p text:style-name="P111"/>
          </table:table-cell>
          <table:table-cell table:style-name="表格25.C2" office:value-type="string">
            <text:p text:style-name="P111"/>
          </table:table-cell>
        </table:table-row>
        <table:table-row>
          <table:table-cell table:style-name="表格25.A2" office:value-type="string">
            <text:p text:style-name="P21"/>
          </table:table-cell>
          <table:table-cell table:style-name="表格25.A2" office:value-type="string">
            <text:p text:style-name="P111"/>
          </table:table-cell>
          <table:table-cell table:style-name="表格25.C2" office:value-type="string">
            <text:p text:style-name="P111"/>
          </table:table-cell>
        </table:table-row>
      </table:table>
      <text:p text:style-name="P21"/>
      <text:h text:style-name="P222" text:outline-level="3"><text:bookmark-start text:name="__RefHeading___Toc113_2009966291223111"/>新增功能<text:bookmark-end text:name="__RefHeading___Toc113_2009966291223111"/>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row>
          <table:table-cell table:style-name="表格26.A1" office:value-type="string">
            <text:p text:style-name="P35">描述</text:p>
          </table:table-cell>
          <table:table-cell table:style-name="表格26.A1" office:value-type="string">
            <text:p text:style-name="P35">版本</text:p>
          </table:table-cell>
          <table:table-cell table:style-name="表格26.C1" office:value-type="string">
            <text:p text:style-name="P35">内容</text:p>
          </table:table-cell>
        </table:table-row>
        <table:table-row>
          <table:table-cell table:style-name="表格26.A2" office:value-type="string">
            <text:p text:style-name="P111"/>
          </table:table-cell>
          <table:table-cell table:style-name="表格26.A2" office:value-type="string">
            <text:p text:style-name="P111">0.1.0</text:p>
          </table:table-cell>
          <table:table-cell table:style-name="表格26.C2" office:value-type="string">
            <text:list xml:id="list102746848716648036" text:style-name="L29">
              <text:list-item>
                <text:p text:style-name="P176">控制物体自动寻找玩家</text:p>
              </text:list-item>
            </text:list>
          </table:table-cell>
        </table:table-row>
        <table:table-row>
          <table:table-cell table:style-name="表格26.A2" office:value-type="string">
            <text:p text:style-name="P21"/>
          </table:table-cell>
          <table:table-cell table:style-name="表格26.A2" office:value-type="string">
            <text:p text:style-name="P111"/>
          </table:table-cell>
          <table:table-cell table:style-name="表格26.C2" office:value-type="string">
            <text:p text:style-name="P111"/>
          </table:table-cell>
        </table:table-row>
      </table:table>
      <text:p text:style-name="P21"/>
      <text:h text:style-name="P222" text:outline-level="3"><text:bookmark-start text:name="__RefHeading___Toc115_2009966291233211"/>修正<text:bookmark-end text:name="__RefHeading___Toc115_2009966291233211"/>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35">描述</text:p>
          </table:table-cell>
          <table:table-cell table:style-name="表格27.A1" office:value-type="string">
            <text:p text:style-name="P35">版本</text:p>
          </table:table-cell>
          <table:table-cell table:style-name="表格27.C1" office:value-type="string">
            <text:p text:style-name="P35">内容</text:p>
          </table:table-cell>
        </table:table-row>
        <table:table-row>
          <table:table-cell table:style-name="表格27.A2" office:value-type="string">
            <text:p text:style-name="P111"/>
          </table:table-cell>
          <table:table-cell table:style-name="表格27.A2" office:value-type="string">
            <text:p text:style-name="P111">0.0.<text:span text:style-name="T31">1</text:span></text:p>
          </table:table-cell>
          <table:table-cell table:style-name="表格27.C2" office:value-type="string">
            <text:p text:style-name="P111"/>
          </table:table-cell>
        </table:table-row>
        <table:table-row>
          <table:table-cell table:style-name="表格27.A2" office:value-type="string">
            <text:p text:style-name="P21"/>
          </table:table-cell>
          <table:table-cell table:style-name="表格27.A2" office:value-type="string">
            <text:p text:style-name="P111"/>
          </table:table-cell>
          <table:table-cell table:style-name="表格27.C2" office:value-type="string">
            <text:p text:style-name="P111"/>
          </table:table-cell>
        </table:table-row>
      </table:table>
      <text:p text:style-name="P21"/>
      <text:p text:style-name="P21"/>
      <text:h text:style-name="P207" text:outline-level="2"><text:bookmark-start text:name="__RefHeading___Toc2448_1293489740"/><text:s/><text:span text:style-name="T2">(Script <text:s/>Name)</text:span><text:bookmark-end text:name="__RefHeading___Toc2448_1293489740"/></text:h>
      <text:h text:style-name="P223" text:outline-level="3"><text:bookmark-start text:name="__RefHeading___Toc111_20099662912130111"/>正式版本<text:bookmark-end text:name="__RefHeading___Toc111_20099662912130111"/></text:h>
      <table:table table:name="表格28" table:style-name="表格28">
        <table:table-column table:style-name="表格28.A"/>
        <table:table-column table:style-name="表格28.B"/>
        <table:table-column table:style-name="表格28.C"/>
        <table:table-row>
          <table:table-cell table:style-name="表格28.A1" office:value-type="string">
            <text:p text:style-name="P36">描述</text:p>
          </table:table-cell>
          <table:table-cell table:style-name="表格28.A1" office:value-type="string">
            <text:p text:style-name="P36">版本</text:p>
          </table:table-cell>
          <table:table-cell table:style-name="表格28.C1" office:value-type="string">
            <text:p text:style-name="P36">内容</text:p>
          </table:table-cell>
        </table:table-row>
        <table:table-row>
          <table:table-cell table:style-name="表格28.A2" office:value-type="string">
            <text:p text:style-name="P68"/>
          </table:table-cell>
          <table:table-cell table:style-name="表格28.A2" office:value-type="string">
            <text:p text:style-name="P116"/>
          </table:table-cell>
          <table:table-cell table:style-name="表格28.C2" office:value-type="string">
            <text:p text:style-name="P116"/>
          </table:table-cell>
        </table:table-row>
        <table:table-row>
          <table:table-cell table:style-name="表格28.A2" office:value-type="string">
            <text:p text:style-name="P22"/>
          </table:table-cell>
          <table:table-cell table:style-name="表格28.A2" office:value-type="string">
            <text:p text:style-name="P116"/>
          </table:table-cell>
          <table:table-cell table:style-name="表格28.C2" office:value-type="string">
            <text:p text:style-name="P116"/>
          </table:table-cell>
        </table:table-row>
      </table:table>
      <text:p text:style-name="P22"/>
      <text:h text:style-name="P223" text:outline-level="3"><text:bookmark-start text:name="__RefHeading___Toc113_20099662912231111"/>新增功能<text:bookmark-end text:name="__RefHeading___Toc113_20099662912231111"/></text:h>
      <table:table table:name="表格29" table:style-name="表格29">
        <table:table-column table:style-name="表格29.A"/>
        <table:table-column table:style-name="表格29.B"/>
        <table:table-column table:style-name="表格29.C"/>
        <table:table-row>
          <table:table-cell table:style-name="表格29.A1" office:value-type="string">
            <text:p text:style-name="P36">描述</text:p>
          </table:table-cell>
          <table:table-cell table:style-name="表格29.A1" office:value-type="string">
            <text:p text:style-name="P36">版本</text:p>
          </table:table-cell>
          <table:table-cell table:style-name="表格29.C1" office:value-type="string">
            <text:p text:style-name="P36">内容</text:p>
          </table:table-cell>
        </table:table-row>
        <table:table-row>
          <table:table-cell table:style-name="表格29.A2" office:value-type="string">
            <text:p text:style-name="P116"/>
          </table:table-cell>
          <table:table-cell table:style-name="表格29.A2" office:value-type="string">
            <text:p text:style-name="P116">0.1.0</text:p>
          </table:table-cell>
          <table:table-cell table:style-name="表格29.C2" office:value-type="string">
            <text:p text:style-name="P116"/>
          </table:table-cell>
        </table:table-row>
        <table:table-row>
          <table:table-cell table:style-name="表格29.A2" office:value-type="string">
            <text:p text:style-name="P22"/>
          </table:table-cell>
          <table:table-cell table:style-name="表格29.A2" office:value-type="string">
            <text:p text:style-name="P116"/>
          </table:table-cell>
          <table:table-cell table:style-name="表格29.C2" office:value-type="string">
            <text:p text:style-name="P116"/>
          </table:table-cell>
        </table:table-row>
      </table:table>
      <text:p text:style-name="P22"/>
      <text:h text:style-name="P223" text:outline-level="3"><text:bookmark-start text:name="__RefHeading___Toc115_20099662912332111"/>修正<text:bookmark-end text:name="__RefHeading___Toc115_20099662912332111"/></text:h>
      <table:table table:name="表格30" table:style-name="表格30">
        <table:table-column table:style-name="表格30.A"/>
        <table:table-column table:style-name="表格30.B"/>
        <table:table-column table:style-name="表格30.C"/>
        <table:table-row>
          <table:table-cell table:style-name="表格30.A1" office:value-type="string">
            <text:p text:style-name="P36">描述</text:p>
          </table:table-cell>
          <table:table-cell table:style-name="表格30.A1" office:value-type="string">
            <text:p text:style-name="P36">版本</text:p>
          </table:table-cell>
          <table:table-cell table:style-name="表格30.C1" office:value-type="string">
            <text:p text:style-name="P36">内容</text:p>
          </table:table-cell>
        </table:table-row>
        <table:table-row>
          <table:table-cell table:style-name="表格30.A2" office:value-type="string">
            <text:p text:style-name="P116"/>
          </table:table-cell>
          <table:table-cell table:style-name="表格30.A2" office:value-type="string">
            <text:p text:style-name="P116">0.0.<text:span text:style-name="T31">1</text:span></text:p>
          </table:table-cell>
          <table:table-cell table:style-name="表格30.C2" office:value-type="string">
            <text:p text:style-name="P116"/>
          </table:table-cell>
        </table:table-row>
        <table:table-row>
          <table:table-cell table:style-name="表格30.A2" office:value-type="string">
            <text:p text:style-name="P22"/>
          </table:table-cell>
          <table:table-cell table:style-name="表格30.A2" office:value-type="string">
            <text:p text:style-name="P116"/>
          </table:table-cell>
          <table:table-cell table:style-name="表格30.C2" office:value-type="string">
            <text:p text:style-name="P116"/>
          </table:table-cell>
        </table:table-row>
      </table:table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6H23M46S</meta:editing-duration>
    <meta:editing-cycles>321</meta:editing-cycles>
    <meta:generator>LibreOffice/5.0.5.2$Windows_x86 LibreOffice_project/55b006a02d247b5f7215fc6ea0fde844b30035b3</meta:generator>
    <dc:date>2017-03-08T22:59:03.217000000</dc:date>
    <meta:document-statistic meta:table-count="30" meta:image-count="0" meta:object-count="0" meta:page-count="22" meta:paragraph-count="573" meta:word-count="4073" meta:character-count="9142" meta:non-whitespace-character-count="8883"/>
    <meta:user-defined meta:name="Info 1"/>
    <meta:user-defined meta:name="Info 2"/>
    <meta:user-defined meta:name="Info 3"/>
    <meta:user-defined meta:name="Info 4"/>
  </office:meta>
</office:document-meta>
</file>